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0.6pt"/>
    </style:style>
    <style:style style:name="co2" style:family="table-column">
      <style:table-column-properties fo:break-before="auto" style:column-width="491.16pt"/>
    </style:style>
    <style:style style:name="co3" style:family="table-column">
      <style:table-column-properties fo:break-before="auto" style:column-width="79.51pt"/>
    </style:style>
    <style:style style:name="co4" style:family="table-column">
      <style:table-column-properties fo:break-before="auto" style:column-width="32.29pt"/>
    </style:style>
    <style:style style:name="co5" style:family="table-column">
      <style:table-column-properties fo:break-before="auto" style:column-width="155.34pt"/>
    </style:style>
    <style:style style:name="co6" style:family="table-column">
      <style:table-column-properties fo:break-before="auto" style:column-width="153.5pt"/>
    </style:style>
    <style:style style:name="co7" style:family="table-column">
      <style:table-column-properties fo:break-before="auto" style:column-width="170.16pt"/>
    </style:style>
    <style:style style:name="co8" style:family="table-column">
      <style:table-column-properties fo:break-before="auto" style:column-width="50.8pt"/>
    </style:style>
    <style:style style:name="co9" style:family="table-column">
      <style:table-column-properties fo:break-before="auto" style:column-width="64.01pt"/>
    </style:style>
    <style:style style:name="co10" style:family="table-column">
      <style:table-column-properties fo:break-before="auto" style:column-width="90.31pt"/>
    </style:style>
    <style:style style:name="co11" style:family="table-column">
      <style:table-column-properties fo:break-before="auto" style:column-width="490.65pt"/>
    </style:style>
    <style:style style:name="co12" style:family="table-column">
      <style:table-column-properties fo:break-before="auto" style:column-width="79.2pt"/>
    </style:style>
    <style:style style:name="co13" style:family="table-column">
      <style:table-column-properties fo:break-before="auto" style:column-width="32.4pt"/>
    </style:style>
    <style:style style:name="co14" style:family="table-column">
      <style:table-column-properties fo:break-before="auto" style:column-width="155.31pt"/>
    </style:style>
    <style:style style:name="co15" style:family="table-column">
      <style:table-column-properties fo:break-before="auto" style:column-width="153.69pt"/>
    </style:style>
    <style:style style:name="co16" style:family="table-column">
      <style:table-column-properties fo:break-before="auto" style:column-width="170.36pt"/>
    </style:style>
    <style:style style:name="co17" style:family="table-column">
      <style:table-column-properties fo:break-before="auto" style:column-width="50.66pt"/>
    </style:style>
    <style:style style:name="co18" style:family="table-column">
      <style:table-column-properties fo:break-before="auto" style:column-width="90.34pt"/>
    </style:style>
    <style:style style:name="co19" style:family="table-column">
      <style:table-column-properties fo:break-before="auto" style:column-width="490.71pt"/>
    </style:style>
    <style:style style:name="co20" style:family="table-column">
      <style:table-column-properties fo:break-before="auto" style:column-width="79.26pt"/>
    </style:style>
    <style:style style:name="co21" style:family="table-column">
      <style:table-column-properties fo:break-before="auto" style:column-width="32.46pt"/>
    </style:style>
    <style:style style:name="co22" style:family="table-column">
      <style:table-column-properties fo:break-before="auto" style:column-width="153.75pt"/>
    </style:style>
    <style:style style:name="co23" style:family="table-column">
      <style:table-column-properties fo:break-before="auto" style:column-width="170.39pt"/>
    </style:style>
    <style:style style:name="co24" style:family="table-column">
      <style:table-column-properties fo:break-before="auto" style:column-width="50.71pt"/>
    </style:style>
    <style:style style:name="ro1" style:family="table-row">
      <style:table-row-properties style:row-height="18.91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5.79pt" fo:break-before="auto" style:use-optimal-row-height="true"/>
    </style:style>
    <style:style style:name="ro4" style:family="table-row">
      <style:table-row-properties style:row-height="15.99pt" fo:break-before="auto" style:use-optimal-row-height="false"/>
    </style:style>
    <style:style style:name="ro5" style:family="table-row">
      <style:table-row-properties style:row-height="79.99pt" fo:break-before="auto" style:use-optimal-row-height="false"/>
    </style:style>
    <style:style style:name="ro6" style:family="table-row">
      <style:table-row-properties style:row-height="29.99pt" fo:break-before="auto" style:use-optimal-row-height="false"/>
    </style:style>
    <style:style style:name="ro7" style:family="table-row">
      <style:table-row-properties style:row-height="20.01pt" fo:break-before="auto" style:use-optimal-row-height="false"/>
    </style:style>
    <style:style style:name="ro8" style:family="table-row">
      <style:table-row-properties style:row-height="32pt" fo:break-before="auto" style:use-optimal-row-height="false"/>
    </style:style>
    <style:style style:name="ro9" style:family="table-row">
      <style:table-row-properties style:row-height="12.81pt" fo:break-before="auto" style:use-optimal-row-height="true"/>
    </style:style>
    <style:style style:name="ro10" style:family="table-row">
      <style:table-row-properties style:row-height="14.26pt" fo:break-before="auto" style:use-optimal-row-height="false"/>
    </style:style>
    <style:style style:name="ro11" style:family="table-row">
      <style:table-row-properties style:row-height="479.99pt" fo:break-before="auto" style:use-optimal-row-height="false"/>
    </style:style>
    <style:style style:name="ro12" style:family="table-row">
      <style:table-row-properties style:row-height="47.99pt" fo:break-before="auto" style:use-optimal-row-height="false"/>
    </style:style>
    <style:style style:name="ro13" style:family="table-row">
      <style:table-row-properties style:row-height="64.01pt" fo:break-before="auto" style:use-optimal-row-height="false"/>
    </style:style>
    <style:style style:name="ro14" style:family="table-row">
      <style:table-row-properties style:row-height="96.01pt" fo:break-before="auto" style:use-optimal-row-height="false"/>
    </style:style>
    <style:style style:name="ro15" style:family="table-row">
      <style:table-row-properties style:row-height="128.01pt" fo:break-before="auto" style:use-optimal-row-height="false"/>
    </style:style>
    <style:style style:name="ro16" style:family="table-row">
      <style:table-row-properties style:row-height="159.99pt" fo:break-before="auto" style:use-optimal-row-height="false"/>
    </style:style>
    <style:style style:name="ro17" style:family="table-row">
      <style:table-row-properties style:row-height="176pt" fo:break-before="auto" style:use-optimal-row-height="false"/>
    </style:style>
    <style:style style:name="ro18" style:family="table-row">
      <style:table-row-properties style:row-height="384.01pt" fo:break-before="auto" style:use-optimal-row-height="false"/>
    </style:style>
    <style:style style:name="ro19" style:family="table-row">
      <style:table-row-properties style:row-height="112pt" fo:break-before="auto" style:use-optimal-row-height="false"/>
    </style:style>
    <style:style style:name="ro20" style:family="table-row">
      <style:table-row-properties style:row-height="144pt" fo:break-before="auto" style:use-optimal-row-height="false"/>
    </style:style>
    <style:style style:name="ro21" style:family="table-row">
      <style:table-row-properties style:row-height="240.01pt" fo:break-before="auto" style:use-optimal-row-height="false"/>
    </style:style>
    <style:style style:name="ro22" style:family="table-row">
      <style:table-row-properties style:row-height="191.99pt" fo:break-before="auto" style:use-optimal-row-height="false"/>
    </style:style>
    <style:style style:name="ro23" style:family="table-row">
      <style:table-row-properties style:row-height="208.01pt" fo:break-before="auto" style:use-optimal-row-height="false"/>
    </style:style>
    <style:style style:name="ro24" style:family="table-row">
      <style:table-row-properties style:row-height="272.01pt" fo:break-before="auto" style:use-optimal-row-height="false"/>
    </style:style>
    <style:style style:name="ro25" style:family="table-row">
      <style:table-row-properties style:row-height="303.99pt" fo:break-before="auto" style:use-optimal-row-height="false"/>
    </style:style>
    <style:style style:name="ro26" style:family="table-row">
      <style:table-row-properties style:row-height="223.99pt" fo:break-before="auto" style:use-optimal-row-height="false"/>
    </style:style>
    <style:style style:name="ro27" style:family="table-row">
      <style:table-row-properties style:row-height="320pt" fo:break-before="auto" style:use-optimal-row-height="false"/>
    </style:style>
    <style:style style:name="ro28" style:family="table-row">
      <style:table-row-properties style:row-height="256pt" fo:break-before="auto" style:use-optimal-row-height="false"/>
    </style:style>
    <style:style style:name="ro29" style:family="table-row">
      <style:table-row-properties style:row-height="367.99pt" fo:break-before="auto" style:use-optimal-row-height="false"/>
    </style:style>
    <style:style style:name="ro30" style:family="table-row">
      <style:table-row-properties style:row-height="464pt" fo:break-before="auto" style:use-optimal-row-height="false"/>
    </style:style>
    <style:style style:name="ro31" style:family="table-row">
      <style:table-row-properties style:row-height="400pt" fo:break-before="auto" style:use-optimal-row-height="false"/>
    </style:style>
    <style:style style:name="ro32" style:family="table-row">
      <style:table-row-properties style:row-height="447.99pt" fo:break-before="auto" style:use-optimal-row-height="false"/>
    </style:style>
    <style:style style:name="ro33" style:family="table-row">
      <style:table-row-properties style:row-height="335.99pt"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fo:border-bottom="none" fo:background-color="#c0c0c0" style:diagonal-bl-tr="none" style:diagonal-tl-br="none" style:text-align-source="value-type" style:repeat-content="false" fo:wrap-option="wrap" fo:border-left="1.76pt solid #000000" style:direction="ltr" fo:padding="2.01pt" fo:border-right="none" style:rotation-angle="0" style:rotation-align="none" style:shrink-to-fit="false" fo:border-top="1.76pt solid #000000"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order-bottom="none" fo:background-color="#c0c0c0" style:diagonal-bl-tr="none" style:diagonal-tl-br="none" fo:border-left="1.76pt solid #000000" fo:padding="2.01pt" fo:border-right="none"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order-bottom="none" fo:background-color="#c0c0c0" style:diagonal-bl-tr="none" style:diagonal-tl-br="none" fo:border-left="1.76pt solid #000000" fo:padding="2.01pt" fo:border-right="none"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1.76pt solid #000000" fo:background-color="#c0c0c0" style:diagonal-bl-tr="none" style:diagonal-tl-br="none" fo:border-left="1.76pt solid #000000" fo:padding="2.01pt" fo:border-right="none"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padding="2.01pt"/>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glyph-orientation-vertical="0" fo:border-bottom="1.76pt solid #000000" fo:background-color="#c0c0c0" style:cell-protect="protected" style:print-content="true" style:diagonal-bl-tr="none" style:diagonal-tl-br="none" style:text-align-source="fix" style:repeat-content="false" fo:wrap-option="wrap" fo:border-left="1.76pt solid #000000" style:direction="ltr" fo:padding="2.01pt" fo:border-right="0.74pt solid #000000" style:rotation-angle="0" style:rotation-align="none" style:shrink-to-fit="false" fo:border-top="1.76pt solid #000000"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glyph-orientation-vertical="0" fo:border-bottom="0.74pt solid #000000" fo:background-color="#a2bd90" style:cell-protect="protected" style:print-content="true" style:diagonal-bl-tr="none" style:diagonal-tl-br="none" style:text-align-source="fix" style:repeat-content="false" fo:wrap-option="wrap" fo:border-left="none" style:direction="ltr" fo:padding="2.01pt" fo:border-right="0.74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style:glyph-orientation-vertical="0" style:cell-protect="none" style:print-content="true"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glyph-orientation-vertical="0" fo:background-color="#fff58c"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2.01pt" fo:border-right="1.76pt solid #000000" style:rotation-angle="0" style:rotation-align="none" style:shrink-to-fit="false" fo:border-top="0.74pt solid #000000"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order-bottom="none" fo:background-color="#c0c0c0" style:cell-protect="protected" style:print-content="true" style:diagonal-bl-tr="none" style:diagonal-tl-br="none" style:text-align-source="value-type" style:repeat-content="false" fo:wrap-option="wrap" fo:border-left="none" style:direction="ltr" fo:padding="2.01pt" fo:border-right="1.76pt solid #000000" style:rotation-angle="0" style:rotation-align="none" style:shrink-to-fit="false" fo:border-top="1.76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style:glyph-orientation-vertical="0" fo:border-bottom="none" fo:background-color="#c0c0c0" style:cell-protect="protected" style:print-content="true" style:diagonal-bl-tr="none" style:diagonal-tl-br="none" style:text-align-source="value-type" style:repeat-content="false" fo:wrap-option="wrap" fo:border-left="none" style:direction="ltr" fo:padding="2.01pt" fo:border-right="1.76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padding="2.01pt" fo:border-right="1.76pt solid #000000" style:rotation-angle="0" style:rotation-align="none" style:shrink-to-fit="false" fo:border-top="non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84">
      <style:table-cell-properties style:glyph-orientation-vertical="0" fo:border-bottom="1.76pt solid #000000" fo:background-color="#c0c0c0" style:diagonal-bl-tr="none" style:diagonal-tl-br="none" style:text-align-source="fix" style:repeat-content="false" fo:wrap-option="no-wrap" fo:border-left="none" style:direction="ltr" fo:padding="2.01pt" fo:border-right="1.76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84">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glyph-orientation-vertical="0" fo:background-color="#969696" style:cell-protect="protected" style:print-content="true" style:diagonal-bl-tr="none" style:diagonal-tl-br="none" style:text-align-source="fix" style:repeat-content="false" fo:wrap-option="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style:glyph-orientation-vertical="0" fo:background-color="#99ccff" style:cell-protect="protected" style:print-content="true" style:diagonal-bl-tr="none" style:diagonal-tl-br="none" style:text-align-source="fix" style:repeat-content="false" fo:wrap-option="wrap" fo:border="0.74pt solid #000000" style:direction="ltr" fo:padding="2.01pt"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glyph-orientation-vertical="0" fo:border-bottom="none" fo:background-color="#fff58c" style:cell-protect="none" style:print-content="true" style:diagonal-bl-tr="none" style:diagonal-tl-br="none" style:text-align-source="fix" style:repeat-content="false" fo:wrap-option="wrap" fo:border-left="1.76pt solid #000000" style:direction="ltr" fo:padding="2.01pt" fo:border-right="1.76pt solid #000000"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wrap" fo:border-left="1.76pt solid #000000"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2.01pt"/>
    </style:style>
    <style:style style:name="ce24"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ackground-color="#7f7f7f" style:cell-protect="protected" style:print-content="true" style:diagonal-bl-tr="none" style:diagonal-tl-br="none" style:text-align-source="value-type" style:repeat-content="false" fo:wrap-option="wrap" fo:border="0.74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fo:background-color="#c0c0c0" style:diagonal-bl-tr="none" style:diagonal-tl-br="none" style:text-align-source="value-type" style:repeat-content="false" fo:wrap-option="wrap" fo:border-left="1.76pt solid #000000" style:direction="ltr" fo:padding="2.01pt" fo:border-right="none" style:rotation-angle="0" style:rotation-align="none" style:shrink-to-fit="false" fo:border-top="1.76pt solid #000000"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fo:border-bottom="none" fo:background-color="#c0c0c0" style:diagonal-bl-tr="none" style:diagonal-tl-br="none" fo:border-left="1.76pt solid #000000" fo:padding="2.01pt" fo:border-right="none" style:rotation-align="none" fo:border-top="non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order-bottom="none" fo:background-color="#c0c0c0" style:diagonal-bl-tr="none" style:diagonal-tl-br="none" fo:border-left="1.76pt solid #000000" fo:padding="2.01pt" fo:border-right="none" style:rotation-align="none" fo:border-top="non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solid #000000" fo:background-color="#c0c0c0" style:diagonal-bl-tr="none" style:diagonal-tl-br="none" fo:border-left="1.76pt solid #000000" fo:padding="2.01pt" fo:border-right="none" style:rotation-align="none" fo:border-top="non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glyph-orientation-vertical="0" fo:border-bottom="1.76pt solid #000000" fo:background-color="#c0c0c0" style:cell-protect="protected" style:print-content="true" style:diagonal-bl-tr="none" style:diagonal-tl-br="none" style:text-align-source="fix" style:repeat-content="false" fo:wrap-option="wrap" fo:border-left="1.76pt solid #000000" style:direction="ltr" fo:padding="2.01pt" fo:border-right="0.74pt solid #000000" style:rotation-angle="0" style:rotation-align="none" style:shrink-to-fit="false" fo:border-top="1.76pt solid #000000"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fo:border-bottom="0.74pt solid #000000" fo:background-color="#ccccff" style:cell-protect="protected" style:print-content="true" style:diagonal-bl-tr="none" style:diagonal-tl-br="none" style:text-align-source="fix" style:repeat-content="false" fo:wrap-option="wrap" fo:border-left="none" style:direction="ltr" fo:padding="2.01pt" fo:border-right="0.74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ackground-color="#ffffcc" style:cell-protect="protected" style:print-content="true" style:diagonal-bl-tr="none" style:diagonal-tl-br="none" style:text-align-source="value-type" style:repeat-content="false" fo:wrap-option="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fo:border-bottom="none" fo:background-color="#c0c0c0" style:cell-protect="protected" style:print-content="true" style:diagonal-bl-tr="none" style:diagonal-tl-br="none" style:text-align-source="value-type" style:repeat-content="false" fo:wrap-option="wrap" fo:border-left="none" style:direction="ltr" fo:padding="2.01pt" fo:border-right="1.76pt solid #000000" style:rotation-angle="0" style:rotation-align="none" style:shrink-to-fit="false" fo:border-top="1.76pt solid #000000"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Default">
      <style:table-cell-properties style:glyph-orientation-vertical="0" fo:border-bottom="none" fo:background-color="#c0c0c0" style:cell-protect="protected" style:print-content="true" style:diagonal-bl-tr="none" style:diagonal-tl-br="none" style:text-align-source="value-type" style:repeat-content="false" fo:wrap-option="wrap" fo:border-left="none" style:direction="ltr" fo:padding="2.01pt" fo:border-right="1.76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data-style-name="N84">
      <style:table-cell-properties style:glyph-orientation-vertical="0" fo:border-bottom="1.76pt solid #000000" fo:background-color="#c0c0c0" style:diagonal-bl-tr="none" style:diagonal-tl-br="none" style:text-align-source="fix" style:repeat-content="false" fo:wrap-option="no-wrap" fo:border-left="none" style:direction="ltr" fo:padding="2.01pt" fo:border-right="1.76pt solid #000000" style:rotation-angle="0" style:rotation-align="none" style:shrink-to-fit="false" fo:border-top="non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data-style-name="N84">
      <style:table-cell-properties style:glyph-orientation-vertical="0"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style:glyph-orientation-vertical="0" fo:border-bottom="none" fo:background-color="#ffffcc" style:cell-protect="none" style:print-content="true" style:diagonal-bl-tr="none" style:diagonal-tl-br="none" style:text-align-source="fix" style:repeat-content="false" fo:wrap-option="wrap" fo:border-left="1.76pt solid #000000" style:direction="ltr" fo:padding="2.01pt" fo:border-right="1.76pt solid #000000" style:rotation-angle="0" style:rotation-align="none" style:shrink-to-fit="false" fo:border-top="none" style:vertical-align="automatic"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cell-protect="none" style:print-content="true" style:diagonal-bl-tr="none" style:diagonal-tl-br="none" style:text-align-source="fix" style:repeat-content="false" fo:background-color="transparent" fo:wrap-option="wrap" fo:border-left="1.76pt solid #000000" style:direction="ltr" fo:padding="2.01pt"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automatic-find-labels="false" table:use-regular-expressions="false" table:use-wildcards="true"/>
      <table:table table:name="1-2 System Information" table:style-name="ta1">
        <table:table-column table:style-name="co1" table:default-cell-style-name="ce5"/>
        <table:table-column table:style-name="co2" table:default-cell-style-name="ce5"/>
        <table:table-column table:style-name="co3" table:default-cell-style-name="ce18"/>
        <table:table-column table:style-name="co4" table:default-cell-style-name="ce5"/>
        <table:table-column table:style-name="co5" table:number-columns-repeated="2" table:default-cell-style-name="ce5"/>
        <table:table-column table:style-name="co6" table:default-cell-style-name="ce5"/>
        <table:table-column table:style-name="co7" table:default-cell-style-name="ce5"/>
        <table:table-column table:style-name="co8" table:number-columns-repeated="247" table:default-cell-style-name="ce5"/>
        <table:table-column table:style-name="co8" table:number-columns-repeated="767" table:default-cell-style-name="Default"/>
        <table:table-row table:style-name="ro1">
          <table:table-cell table:style-name="ce1" office:value-type="string" calcext:value-type="string">
            <text:p>Survey Name</text:p>
          </table:table-cell>
          <table:table-cell table:style-name="ce11" office:value-type="string" calcext:value-type="string">
            <text:p>1-2 System Information</text:p>
          </table:table-cell>
          <table:table-cell table:style-name="ce15"/>
          <table:table-cell table:style-name="ce23" table:number-columns-repeated="11"/>
          <table:table-cell table:number-columns-repeated="1008"/>
        </table:table-row>
        <table:table-row table:style-name="ro1">
          <table:table-cell table:style-name="ce2" office:value-type="string" calcext:value-type="string">
            <text:p>Asset Name</text:p>
          </table:table-cell>
          <table:table-cell table:style-name="ce12" office:value-type="string" calcext:value-type="string">
            <text:p>VistA Adaptive Maintenance (VAM) Assessing</text:p>
          </table:table-cell>
          <table:table-cell table:style-name="ce15"/>
          <table:table-cell table:style-name="ce23" table:number-columns-repeated="11"/>
          <table:table-cell table:number-columns-repeated="1008"/>
        </table:table-row>
        <table:table-row table:style-name="ro1">
          <table:table-cell table:style-name="ce2" office:value-type="string" calcext:value-type="string">
            <text:p>Asset Type</text:p>
          </table:table-cell>
          <table:table-cell table:style-name="ce12" office:value-type="string" calcext:value-type="string">
            <text:p>System</text:p>
          </table:table-cell>
          <table:table-cell table:style-name="ce15"/>
          <table:table-cell table:style-name="ce23" table:number-columns-repeated="11"/>
          <table:table-cell table:number-columns-repeated="1008"/>
        </table:table-row>
        <table:table-row table:style-name="ro1">
          <table:table-cell table:style-name="ce2" office:value-type="string" calcext:value-type="string">
            <text:p>Asset Subtype</text:p>
          </table:table-cell>
          <table:table-cell table:style-name="ce12" office:value-type="string" calcext:value-type="string">
            <text:p>Assessing</text:p>
          </table:table-cell>
          <table:table-cell table:style-name="ce15"/>
          <table:table-cell table:style-name="ce23" table:number-columns-repeated="11"/>
          <table:table-cell table:number-columns-repeated="1008"/>
        </table:table-row>
        <table:table-row table:style-name="ro1">
          <table:table-cell table:style-name="ce2" office:value-type="string" calcext:value-type="string">
            <text:p>Asset Owner</text:p>
          </table:table-cell>
          <table:table-cell table:style-name="ce12" office:value-type="string" calcext:value-type="string">
            <text:p>Robert Disko</text:p>
          </table:table-cell>
          <table:table-cell table:style-name="ce15"/>
          <table:table-cell table:style-name="ce23" table:number-columns-repeated="11"/>
          <table:table-cell table:number-columns-repeated="1008"/>
        </table:table-row>
        <table:table-row table:style-name="ro2">
          <table:table-cell table:style-name="ce3"/>
          <table:table-cell table:style-name="ce13"/>
          <table:table-cell table:style-name="ce16"/>
          <table:table-cell table:style-name="ce23" table:number-columns-repeated="11"/>
          <table:table-cell table:number-columns-repeated="1008"/>
        </table:table-row>
        <table:table-row table:style-name="ro2">
          <table:table-cell table:style-name="ce4" office:value-type="string" calcext:value-type="string">
            <text:p>Due Date</text:p>
          </table:table-cell>
          <table:table-cell table:style-name="ce14" office:value-type="string" calcext:value-type="string">
            <text:p>2018-04-13</text:p>
          </table:table-cell>
          <table:table-cell table:style-name="ce17"/>
          <table:table-cell table:style-name="ce23" table:number-columns-repeated="11"/>
          <table:table-cell table:number-columns-repeated="1008"/>
        </table:table-row>
        <table:table-row table:style-name="ro3">
          <table:table-cell table:number-columns-repeated="1022"/>
        </table:table-row>
        <table:table-row table:style-name="ro4">
          <table:table-cell table:style-name="ce6" office:value-type="string" calcext:value-type="string" table:number-columns-spanned="2" table:number-rows-spanned="1">
            <text:p>Question 1: System Acronym</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System Acronym?</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VAM</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table:number-columns-spanned="1" table:number-rows-spanned="5"/>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4">
          <table:table-cell table:style-name="ce6" office:value-type="string" calcext:value-type="string" table:number-columns-spanned="2" table:number-rows-spanned="1">
            <text:p>Question 2: Unique Identifier</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system's unique identifier?</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029-555555302</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office:value-type="string" calcext:value-type="string" table:number-columns-spanned="1" table:number-rows-spanned="5">
            <text:p>IT Investment Code #029-555555302 from VASI</text:p>
          </table:table-cell>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4">
          <table:table-cell table:style-name="ce6" office:value-type="string" calcext:value-type="string" table:number-columns-spanned="2" table:number-rows-spanned="1">
            <text:p>Question 3: Operational Status</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systems operational status?</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Unassigned</text:p>
          </table:table-cell>
          <table:covered-table-cell table:style-name="ce9"/>
          <table:table-cell table:style-name="ce21"/>
          <table:table-cell table:style-name="ce8" table:number-columns-spanned="1" table:number-rows-spanned="4"/>
          <table:table-cell table:style-name="ce24" table:number-columns-spanned="1" table:number-rows-spanned="4"/>
          <table:table-cell table:style-name="ce8" table:number-columns-spanned="1" table:number-rows-spanned="4"/>
          <table:table-cell table:style-name="ce25" table:number-columns-spanned="1" table:number-rows-spanned="4"/>
          <table:table-cell table:style-name="ce8" table:number-columns-spanned="1" table:number-rows-spanned="4"/>
          <table:table-cell table:number-columns-repeated="1014"/>
        </table:table-row>
        <table:table-row table:style-name="ro7">
          <table:table-cell table:style-name="ce10" office:value-type="string" calcext:value-type="string" table:number-columns-spanned="2" table:number-rows-spanned="1">
            <text:p>Acquisitions / Development</text:p>
          </table:table-cell>
          <table:covered-table-cell table:style-name="ce10"/>
          <table:table-cell table:style-name="ce22" office:value-type="string" calcext:value-type="string">
            <text:p>X</text:p>
          </table:table-cell>
          <table:covered-table-cell table:number-columns-repeated="5" table:style-name="ce8"/>
          <table:table-cell table:number-columns-repeated="1014"/>
        </table:table-row>
        <table:table-row table:style-name="ro7">
          <table:table-cell table:style-name="ce9" office:value-type="string" calcext:value-type="string" table:number-columns-spanned="2" table:number-rows-spanned="1">
            <text:p>Operations / Maintenance</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Disposition</text:p>
          </table:table-cell>
          <table:covered-table-cell table:style-name="ce10"/>
          <table:table-cell table:style-name="ce22"/>
          <table:covered-table-cell table:number-columns-repeated="5" table:style-name="ce8"/>
          <table:table-cell table:number-columns-repeated="1014"/>
        </table:table-row>
        <table:table-row table:style-name="ro3">
          <table:table-cell table:number-columns-repeated="1022"/>
        </table:table-row>
        <table:table-row table:style-name="ro4">
          <table:table-cell table:style-name="ce6" office:value-type="string" calcext:value-type="string" table:number-columns-spanned="2" table:number-rows-spanned="1">
            <text:p>Question 4: Planned Operation Date</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en is the system scheduled to be operational?</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IOC is October 1, 2019.</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office:value-type="string" calcext:value-type="string" table:number-columns-spanned="1" table:number-rows-spanned="5">
            <text:p>This is a placeholder date until we can verify with program management.</text:p>
          </table:table-cell>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4">
          <table:table-cell table:style-name="ce6" office:value-type="string" calcext:value-type="string" table:number-columns-spanned="2" table:number-rows-spanned="1">
            <text:p>Question 5: Information System Type</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Information System Type</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Major Application</text:p>
          </table:table-cell>
          <table:covered-table-cell table:style-name="ce9"/>
          <table:table-cell table:style-name="ce21" office:value-type="string" calcext:value-type="string">
            <text:p>X</text:p>
          </table:table-cell>
          <table:table-cell table:style-name="ce8" table:number-columns-spanned="1" table:number-rows-spanned="4"/>
          <table:table-cell table:style-name="ce24" table:number-columns-spanned="1" table:number-rows-spanned="4"/>
          <table:table-cell table:style-name="ce8" table:number-columns-spanned="1" table:number-rows-spanned="4"/>
          <table:table-cell table:style-name="ce25" table:number-columns-spanned="1" table:number-rows-spanned="4"/>
          <table:table-cell table:style-name="ce8" table:number-columns-spanned="1" table:number-rows-spanned="4"/>
          <table:table-cell table:number-columns-repeated="1014"/>
        </table:table-row>
        <table:table-row table:style-name="ro7">
          <table:table-cell table:style-name="ce10" office:value-type="string" calcext:value-type="string" table:number-columns-spanned="2" table:number-rows-spanned="1">
            <text:p>General Support System</text:p>
          </table:table-cell>
          <table:covered-table-cell table:style-name="ce10"/>
          <table:table-cell table:style-name="ce22"/>
          <table:covered-table-cell table:number-columns-repeated="5" table:style-name="ce8"/>
          <table:table-cell table:number-columns-repeated="1014"/>
        </table:table-row>
        <table:table-row table:style-name="ro6">
          <table:table-cell table:style-name="ce9" office:value-type="string" calcext:value-type="string" table:number-columns-spanned="2" table:number-rows-spanned="1">
            <text:p>Program</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Unassigned</text:p>
          </table:table-cell>
          <table:covered-table-cell table:style-name="ce10"/>
          <table:table-cell table:style-name="ce22"/>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6: System Description</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Please enter the system description</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VistA Adaptive Maintenance (VAM) provides comprehensive cloud-based monitoring, surveillance, and security for all remote access calls by any clients to VistA. <text:s text:c="2"/>VAM is a cloud-first, cloud-native application running entirely in the VAEC, and has no dependencies on any legacy or existing code or applications. <text:s/>VAM leverages AWS CloudWatch iin VAEC for real-time alarms and alerts triggers.</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table:number-columns-spanned="1" table:number-rows-spanned="5"/>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7: System Environment</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Describe the System Environment</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VISTA Adaptive Maintenance (VAM) VAM will be deployed within the VA Enterprise Cloud using Amazon Web Services (AWS) and Amazon CloudWatch.</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table:number-columns-spanned="1" table:number-rows-spanned="5"/>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8: Management control risks</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The most significant management control related risks include</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Management control related risks will be identified by the Information Security Officer (ISO) as planned controls.</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table:number-columns-spanned="1" table:number-rows-spanned="5"/>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9: Operational control risks</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The most significant operational control related risks include</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Operational control related risks will be identified by the Information Security Officer (ISO) as planned controls.</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table:number-columns-spanned="1" table:number-rows-spanned="5"/>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0: Technical control risks</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The most significant technical control related risks include</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Technical control related risks will be identified by the Information Security Officer (ISO) as planned controls.</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table:number-columns-spanned="1" table:number-rows-spanned="5"/>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1: New System</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Is this a new system?</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Yes</text:p>
          </table:table-cell>
          <table:covered-table-cell table:style-name="ce9"/>
          <table:table-cell table:style-name="ce21" office:value-type="string" calcext:value-type="string">
            <text:p>X</text:p>
          </table:table-cell>
          <table:table-cell table:style-name="ce8" table:number-columns-spanned="1" table:number-rows-spanned="2"/>
          <table:table-cell table:style-name="ce24" table:number-columns-spanned="1" table:number-rows-spanned="2"/>
          <table:table-cell table:style-name="ce8" table:number-columns-spanned="1" table:number-rows-spanned="2"/>
          <table:table-cell table:style-name="ce25" table:number-columns-spanned="1" table:number-rows-spanned="2"/>
          <table:table-cell table:style-name="ce8" table:number-columns-spanned="1" table:number-rows-spanned="2"/>
          <table:table-cell table:number-columns-repeated="1014"/>
        </table:table-row>
        <table:table-row table:style-name="ro6">
          <table:table-cell table:style-name="ce10" office:value-type="string" calcext:value-type="string" table:number-columns-spanned="2" table:number-rows-spanned="1">
            <text:p>No</text:p>
          </table:table-cell>
          <table:covered-table-cell table:style-name="ce10"/>
          <table:table-cell table:style-name="ce22"/>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2: System Type</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system type designation?</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LAN/WAN</text:p>
          </table:table-cell>
          <table:covered-table-cell table:style-name="ce9"/>
          <table:table-cell table:style-name="ce21"/>
          <table:table-cell table:style-name="ce8" table:number-columns-spanned="1" table:number-rows-spanned="12"/>
          <table:table-cell table:style-name="ce24" table:number-columns-spanned="1" table:number-rows-spanned="12"/>
          <table:table-cell table:style-name="ce8" table:number-columns-spanned="1" table:number-rows-spanned="12"/>
          <table:table-cell table:style-name="ce25" table:number-columns-spanned="1" table:number-rows-spanned="12"/>
          <table:table-cell table:style-name="ce8" table:number-columns-spanned="1" table:number-rows-spanned="12"/>
          <table:table-cell table:number-columns-repeated="1014"/>
        </table:table-row>
        <table:table-row table:style-name="ro6">
          <table:table-cell table:style-name="ce10" office:value-type="string" calcext:value-type="string" table:number-columns-spanned="2" table:number-rows-spanned="1">
            <text:p>VistA</text:p>
          </table:table-cell>
          <table:covered-table-cell table:style-name="ce10"/>
          <table:table-cell table:style-name="ce22" office:value-type="string" calcext:value-type="string">
            <text:p>X</text:p>
          </table:table-cell>
          <table:covered-table-cell table:number-columns-repeated="5" table:style-name="ce8"/>
          <table:table-cell table:number-columns-repeated="1014"/>
        </table:table-row>
        <table:table-row table:style-name="ro6">
          <table:table-cell table:style-name="ce9" office:value-type="string" calcext:value-type="string" table:number-columns-spanned="2" table:number-rows-spanned="1">
            <text:p>PBX</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Financial</text:p>
          </table:table-cell>
          <table:covered-table-cell table:style-name="ce10"/>
          <table:table-cell table:style-name="ce22"/>
          <table:covered-table-cell table:number-columns-repeated="5" table:style-name="ce8"/>
          <table:table-cell table:number-columns-repeated="1014"/>
        </table:table-row>
        <table:table-row table:style-name="ro6">
          <table:table-cell table:style-name="ce9" office:value-type="string" calcext:value-type="string" table:number-columns-spanned="2" table:number-rows-spanned="1">
            <text:p>Other VBA Sponsored</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Other VHA Sponsored</text:p>
          </table:table-cell>
          <table:covered-table-cell table:style-name="ce10"/>
          <table:table-cell table:style-name="ce22"/>
          <table:covered-table-cell table:number-columns-repeated="5" table:style-name="ce8"/>
          <table:table-cell table:number-columns-repeated="1014"/>
        </table:table-row>
        <table:table-row table:style-name="ro6">
          <table:table-cell table:style-name="ce9" office:value-type="string" calcext:value-type="string" table:number-columns-spanned="2" table:number-rows-spanned="1">
            <text:p>Other NCA Sponsored</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Other OM Sponsored</text:p>
          </table:table-cell>
          <table:covered-table-cell table:style-name="ce10"/>
          <table:table-cell table:style-name="ce22"/>
          <table:covered-table-cell table:number-columns-repeated="5" table:style-name="ce8"/>
          <table:table-cell table:number-columns-repeated="1014"/>
        </table:table-row>
        <table:table-row table:style-name="ro7">
          <table:table-cell table:style-name="ce9" office:value-type="string" calcext:value-type="string" table:number-columns-spanned="2" table:number-rows-spanned="1">
            <text:p>Other VACO Sponsored</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EDM Champion Area</text:p>
          </table:table-cell>
          <table:covered-table-cell table:style-name="ce10"/>
          <table:table-cell table:style-name="ce22"/>
          <table:covered-table-cell table:number-columns-repeated="5" table:style-name="ce8"/>
          <table:table-cell table:number-columns-repeated="1014"/>
        </table:table-row>
        <table:table-row table:style-name="ro6">
          <table:table-cell table:style-name="ce9" office:value-type="string" calcext:value-type="string" table:number-columns-spanned="2" table:number-rows-spanned="1">
            <text:p>PCI/PIV</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CFM</text:p>
          </table:table-cell>
          <table:covered-table-cell table:style-name="ce10"/>
          <table:table-cell table:style-name="ce22"/>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3: Exhibit 300 ID</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Exhibit 300 ID?</text:p>
          </table:table-cell>
          <table:covered-table-cell table:style-name="ce7"/>
          <table:table-cell table:style-name="ce20" office:value-type="string" calcext:value-type="string">
            <text:p>Text Answer</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3">
          <table:table-cell table:style-name="ce8" office:value-type="string" calcext:value-type="string" table:number-columns-spanned="3" table:number-rows-spanned="5">
            <text:p>029-555555302</text:p>
          </table:table-cell>
          <table:covered-table-cell table:number-columns-repeated="2" table:style-name="ce8"/>
          <table:table-cell table:style-name="ce8" table:number-columns-spanned="1" table:number-rows-spanned="5"/>
          <table:table-cell table:style-name="ce24" table:number-columns-spanned="1" table:number-rows-spanned="5"/>
          <table:table-cell table:style-name="ce8" table:number-columns-spanned="1" table:number-rows-spanned="5"/>
          <table:table-cell table:style-name="ce25" table:number-columns-spanned="1" table:number-rows-spanned="5"/>
          <table:table-cell table:style-name="ce8" office:value-type="string" calcext:value-type="string" table:number-columns-spanned="1" table:number-rows-spanned="5">
            <text:p>IT Investment Code #029-555555302 from VASI</text:p>
          </table:table-cell>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covered-table-cell table:number-columns-repeated="8"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4: Non-FISMA System</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Is the system Non-FISMA?</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Yes</text:p>
          </table:table-cell>
          <table:covered-table-cell table:style-name="ce9"/>
          <table:table-cell table:style-name="ce21"/>
          <table:table-cell table:style-name="ce8" table:number-columns-spanned="1" table:number-rows-spanned="2"/>
          <table:table-cell table:style-name="ce24" table:number-columns-spanned="1" table:number-rows-spanned="2"/>
          <table:table-cell table:style-name="ce8" table:number-columns-spanned="1" table:number-rows-spanned="2"/>
          <table:table-cell table:style-name="ce25" table:number-columns-spanned="1" table:number-rows-spanned="2"/>
          <table:table-cell table:style-name="ce8" table:number-columns-spanned="1" table:number-rows-spanned="2"/>
          <table:table-cell table:number-columns-repeated="1014"/>
        </table:table-row>
        <table:table-row table:style-name="ro6">
          <table:table-cell table:style-name="ce10" office:value-type="string" calcext:value-type="string" table:number-columns-spanned="2" table:number-rows-spanned="1">
            <text:p>No</text:p>
          </table:table-cell>
          <table:covered-table-cell table:style-name="ce10"/>
          <table:table-cell table:style-name="ce22"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5: Operated By</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o is the system operated by?</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VA</text:p>
          </table:table-cell>
          <table:covered-table-cell table:style-name="ce9"/>
          <table:table-cell table:style-name="ce21"/>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Contractor</text:p>
          </table:table-cell>
          <table:covered-table-cell table:style-name="ce10"/>
          <table:table-cell table:style-name="ce22"/>
          <table:covered-table-cell table:number-columns-repeated="5" table:style-name="ce8"/>
          <table:table-cell table:number-columns-repeated="1014"/>
        </table:table-row>
        <table:table-row table:style-name="ro6">
          <table:table-cell table:style-name="ce9" office:value-type="string" calcext:value-type="string" table:number-columns-spanned="2" table:number-rows-spanned="1">
            <text:p>VA and Contractor</text:p>
          </table:table-cell>
          <table:covered-table-cell table:style-name="ce9"/>
          <table:table-cell table:style-name="ce21"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6: PIV Status</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What is the current PIV status of the system?</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Not Enabled</text:p>
          </table:table-cell>
          <table:covered-table-cell table:style-name="ce9"/>
          <table:table-cell table:style-name="ce21"/>
          <table:table-cell table:style-name="ce8" table:number-columns-spanned="1" table:number-rows-spanned="4"/>
          <table:table-cell table:style-name="ce24" table:number-columns-spanned="1" table:number-rows-spanned="4"/>
          <table:table-cell table:style-name="ce8" table:number-columns-spanned="1" table:number-rows-spanned="4"/>
          <table:table-cell table:style-name="ce25" table:number-columns-spanned="1" table:number-rows-spanned="4"/>
          <table:table-cell table:style-name="ce8" table:number-columns-spanned="1" table:number-rows-spanned="4"/>
          <table:table-cell table:number-columns-repeated="1014"/>
        </table:table-row>
        <table:table-row table:style-name="ro6">
          <table:table-cell table:style-name="ce10" office:value-type="string" calcext:value-type="string" table:number-columns-spanned="2" table:number-rows-spanned="1">
            <text:p>Enabled</text:p>
          </table:table-cell>
          <table:covered-table-cell table:style-name="ce10"/>
          <table:table-cell table:style-name="ce22" office:value-type="string" calcext:value-type="string">
            <text:p>X</text:p>
          </table:table-cell>
          <table:covered-table-cell table:number-columns-repeated="5" table:style-name="ce8"/>
          <table:table-cell table:number-columns-repeated="1014"/>
        </table:table-row>
        <table:table-row table:style-name="ro7">
          <table:table-cell table:style-name="ce9" office:value-type="string" calcext:value-type="string" table:number-columns-spanned="2" table:number-rows-spanned="1">
            <text:p>Enabled and Enforced</text:p>
          </table:table-cell>
          <table:covered-table-cell table:style-name="ce9"/>
          <table:table-cell table:style-name="ce21"/>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Unassigned</text:p>
          </table:table-cell>
          <table:covered-table-cell table:style-name="ce10"/>
          <table:table-cell table:style-name="ce22"/>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7: Privacy Documentation</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7" office:value-type="string" calcext:value-type="string" table:number-columns-spanned="2" table:number-rows-spanned="1">
            <text:p>Has the information in the Privacy tab been documented for the system?</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No</text:p>
          </table:table-cell>
          <table:covered-table-cell table:style-name="ce9"/>
          <table:table-cell table:style-name="ce21"/>
          <table:table-cell table:style-name="ce8" table:number-columns-spanned="1" table:number-rows-spanned="2"/>
          <table:table-cell table:style-name="ce24" table:number-columns-spanned="1" table:number-rows-spanned="2"/>
          <table:table-cell table:style-name="ce8" table:number-columns-spanned="1" table:number-rows-spanned="2"/>
          <table:table-cell table:style-name="ce25" table:number-columns-spanned="1" table:number-rows-spanned="2"/>
          <table:table-cell table:style-name="ce8" office:value-type="string" calcext:value-type="string" table:number-columns-spanned="1" table:number-rows-spanned="2">
            <text:p>PTA has been drafted and is under review by the Privacy Officer.</text:p>
          </table:table-cell>
          <table:table-cell table:number-columns-repeated="1014"/>
        </table:table-row>
        <table:table-row table:style-name="ro6">
          <table:table-cell table:style-name="ce10" office:value-type="string" calcext:value-type="string" table:number-columns-spanned="2" table:number-rows-spanned="1">
            <text:p>Yes</text:p>
          </table:table-cell>
          <table:covered-table-cell table:style-name="ce10"/>
          <table:table-cell table:style-name="ce22"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6" office:value-type="string" calcext:value-type="string" table:number-columns-spanned="2" table:number-rows-spanned="1">
            <text:p>Question 18: Privacy Documentation - Verification</text:p>
          </table:table-cell>
          <table:covered-table-cell table:style-name="ce6"/>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7" office:value-type="string" calcext:value-type="string" table:number-columns-spanned="2" table:number-rows-spanned="1">
            <text:p>By clicking 'Yes' you are verifying that you have followed the steps detailed in question 16, 'Privacy Documentation'</text:p>
          </table:table-cell>
          <table:covered-table-cell table:style-name="ce7"/>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9" office:value-type="string" calcext:value-type="string" table:number-columns-spanned="2" table:number-rows-spanned="1">
            <text:p>Yes</text:p>
          </table:table-cell>
          <table:covered-table-cell table:style-name="ce9"/>
          <table:table-cell table:style-name="ce21" office:value-type="string" calcext:value-type="string">
            <text:p>X</text:p>
          </table:table-cell>
          <table:table-cell table:style-name="ce8" table:number-columns-spanned="1" table:number-rows-spanned="2"/>
          <table:table-cell table:style-name="ce24" table:number-columns-spanned="1" table:number-rows-spanned="2"/>
          <table:table-cell table:style-name="ce8" table:number-columns-spanned="1" table:number-rows-spanned="2"/>
          <table:table-cell table:style-name="ce25" table:number-columns-spanned="1" table:number-rows-spanned="2"/>
          <table:table-cell table:style-name="ce8" table:number-columns-spanned="1" table:number-rows-spanned="2"/>
          <table:table-cell table:number-columns-repeated="1014"/>
        </table:table-row>
        <table:table-row table:style-name="ro6">
          <table:table-cell table:style-name="ce10" office:value-type="string" calcext:value-type="string" table:number-columns-spanned="2" table:number-rows-spanned="1">
            <text:p>No</text:p>
          </table:table-cell>
          <table:covered-table-cell table:style-name="ce10"/>
          <table:table-cell table:style-name="ce22"/>
          <table:covered-table-cell table:number-columns-repeated="5" table:style-name="ce8"/>
          <table:table-cell table:number-columns-repeated="1014"/>
        </table:table-row>
        <table:table-row table:style-name="ro3" table:number-rows-repeated="1048433">
          <table:table-cell table:number-columns-repeated="1022"/>
        </table:table-row>
        <table:table-row table:style-name="ro9">
          <table:table-cell table:number-columns-repeated="1022"/>
        </table:table-row>
        <table:table-row table:style-name="ro9">
          <table:table-cell table:number-columns-repeated="1022"/>
        </table:table-row>
      </table:table>
      <table:table table:name="1-3 System Documentation" table:style-name="ta1">
        <table:table-column table:style-name="co10" table:default-cell-style-name="ce5"/>
        <table:table-column table:style-name="co11" table:default-cell-style-name="ce5"/>
        <table:table-column table:style-name="co12" table:default-cell-style-name="ce18"/>
        <table:table-column table:style-name="co13" table:default-cell-style-name="ce5"/>
        <table:table-column table:style-name="co14" table:number-columns-repeated="2" table:default-cell-style-name="ce5"/>
        <table:table-column table:style-name="co15" table:default-cell-style-name="ce5"/>
        <table:table-column table:style-name="co16" table:default-cell-style-name="ce5"/>
        <table:table-column table:style-name="co17" table:number-columns-repeated="247" table:default-cell-style-name="ce5"/>
        <table:table-column table:style-name="co17"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1-3 VA System Documentation</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Ensure Documentation Attached</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Ensure that you have attached the following documentation, or appropriate evidence for each area.</text:p>
          </table:table-cell>
          <table:covered-table-cell table:style-name="ce31"/>
          <table:table-cell table:style-name="ce20" office:value-type="string" calcext:value-type="string">
            <text:p>Check All that Apply</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7">
          <table:table-cell table:style-name="ce32" office:value-type="string" calcext:value-type="string" table:number-columns-spanned="2" table:number-rows-spanned="1">
            <text:p>System Security Plan</text:p>
          </table:table-cell>
          <table:covered-table-cell table:style-name="ce32"/>
          <table:table-cell table:style-name="ce38" office:value-type="string" calcext:value-type="string">
            <text:p>X</text:p>
          </table:table-cell>
          <table:table-cell table:style-name="ce8" table:number-columns-spanned="1" table:number-rows-spanned="11"/>
          <table:table-cell table:style-name="ce24" table:number-columns-spanned="1" table:number-rows-spanned="11"/>
          <table:table-cell table:style-name="ce8" table:number-columns-spanned="1" table:number-rows-spanned="11"/>
          <table:table-cell table:style-name="ce25" table:number-columns-spanned="1" table:number-rows-spanned="11"/>
          <table:table-cell table:style-name="ce8" office:value-type="string" calcext:value-type="string" table:number-columns-spanned="1" table:number-rows-spanned="11">
            <text:p>The documents will be created as part of the ATO package development and workflow.</text:p>
          </table:table-cell>
          <table:table-cell table:number-columns-repeated="1014"/>
        </table:table-row>
        <table:table-row table:style-name="ro6">
          <table:table-cell table:style-name="ce10" office:value-type="string" calcext:value-type="string" table:number-columns-spanned="2" table:number-rows-spanned="1">
            <text:p>Risk Assessment</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Configuration Management Plan</text:p>
          </table:table-cell>
          <table:covered-table-cell table:style-name="ce32"/>
          <table:table-cell table:style-name="ce38"/>
          <table:covered-table-cell table:number-columns-repeated="5" table:style-name="ce8"/>
          <table:table-cell table:number-columns-repeated="1014"/>
        </table:table-row>
        <table:table-row table:style-name="ro7">
          <table:table-cell table:style-name="ce10" office:value-type="string" calcext:value-type="string" table:number-columns-spanned="2" table:number-rows-spanned="1">
            <text:p>Disaster Recovery Plan</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cident Response Plan</text:p>
          </table:table-cell>
          <table:covered-table-cell table:style-name="ce32"/>
          <table:table-cell table:style-name="ce38"/>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IS Contingency Plan</text:p>
          </table:table-cell>
          <table:covered-table-cell table:style-name="ce10"/>
          <table:table-cell table:style-name="ce39"/>
          <table:covered-table-cell table:number-columns-repeated="5" table:style-name="ce8"/>
          <table:table-cell table:number-columns-repeated="1014"/>
        </table:table-row>
        <table:table-row table:style-name="ro6">
          <table:table-cell table:style-name="ce32" office:value-type="string" calcext:value-type="string" table:number-columns-spanned="2" table:number-rows-spanned="1">
            <text:p>Interconnection Security Agreement</text:p>
          </table:table-cell>
          <table:covered-table-cell table:style-name="ce32"/>
          <table:table-cell table:style-name="ce38"/>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Memorandum of Understanding (MOU)</text:p>
          </table:table-cell>
          <table:covered-table-cell table:style-name="ce10"/>
          <table:table-cell table:style-name="ce39"/>
          <table:covered-table-cell table:number-columns-repeated="5" table:style-name="ce8"/>
          <table:table-cell table:number-columns-repeated="1014"/>
        </table:table-row>
        <table:table-row table:style-name="ro6">
          <table:table-cell table:style-name="ce32" office:value-type="string" calcext:value-type="string" table:number-columns-spanned="2" table:number-rows-spanned="1">
            <text:p>Privacy Impact Assessment (PIA)</text:p>
          </table:table-cell>
          <table:covered-table-cell table:style-name="ce32"/>
          <table:table-cell table:style-name="ce38"/>
          <table:covered-table-cell table:number-columns-repeated="5" table:style-name="ce8"/>
          <table:table-cell table:number-columns-repeated="1014"/>
        </table:table-row>
        <table:table-row table:style-name="ro6">
          <table:table-cell table:style-name="ce10" office:value-type="string" calcext:value-type="string" table:number-columns-spanned="2" table:number-rows-spanned="1">
            <text:p>ISCP Testing Results (ISCP TR)</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DRP Testing Results (DRP TR)</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553">
          <table:table-cell table:number-columns-repeated="1022"/>
        </table:table-row>
        <table:table-row table:style-name="ro9">
          <table:table-cell table:number-columns-repeated="1022"/>
        </table:table-row>
        <table:table-row table:style-name="ro9">
          <table:table-cell table:number-columns-repeated="1022"/>
        </table:table-row>
      </table:table>
      <table:table table:name="3-2 Access Control" table:style-name="ta1">
        <table:table-column table:style-name="co10" table:default-cell-style-name="ce5"/>
        <table:table-column table:style-name="co11" table:default-cell-style-name="ce5"/>
        <table:table-column table:style-name="co12" table:default-cell-style-name="ce18"/>
        <table:table-column table:style-name="co13" table:default-cell-style-name="ce5"/>
        <table:table-column table:style-name="co14" table:number-columns-repeated="2" table:default-cell-style-name="ce5"/>
        <table:table-column table:style-name="co15" table:default-cell-style-name="ce5"/>
        <table:table-column table:style-name="co16" table:default-cell-style-name="ce5"/>
        <table:table-column table:style-name="co17" table:number-columns-repeated="247" table:default-cell-style-name="ce5"/>
        <table:table-column table:style-name="co17"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Access Control</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AC-02.1 Account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1">
          <table:table-cell table:style-name="ce31" office:value-type="string" calcext:value-type="string" table:number-columns-spanned="2" table:number-rows-spanned="1">
            <text:p>The organization:</text:p>
            <text:p>a. Identifies and selects the following types of information system accounts to support organizational missions/business functions: [Assignment: organization-defined information system account types];</text:p>
            <text:p>b. Assigns account managers for information system accounts;</text:p>
            <text:p>c. Establishes conditions for group and role membership;</text:p>
            <text:p>d. Specifies authorized users of the information system, group and role membership, and access authorizations (i.e., privileges) and other attributes (as required) for each account;</text:p>
            <text:p>e. Requires approvals by [Assignment: organization-defined personnel or roles] for requests to create information system accounts;</text:p>
            <text:p>f. Creates, enables, modifies, disables, and removes information system accounts in accordance with [Assignment: organization-defined procedures or conditions];</text:p>
            <text:p>g. Monitors the use of information system accounts;</text:p>
            <text:p>h. Notifies account managers:</text:p>
            <text:p>1. When accounts are no longer required;</text:p>
            <text:p>2. When users are terminated or transferred; and</text:p>
            <text:p>3. When individual information system usage or need-to-know changes;</text:p>
            <text:p>i. Authorizes access to the information system based on:</text:p>
            <text:p>1. A valid access authorization;</text:p>
            <text:p>2. Intended system usage; and</text:p>
            <text:p>3. Other attributes as required by the organization or associated missions/business functions;</text:p>
            <text:p>j. Reviews accounts for compliance with account management requirements [Assignment: organization-defined frequency]; and</text:p>
            <text:p>k. Establishes a process for reissuing shared/group account credentials (if deployed) when individuals are removed from the group.</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 and Enterprise Operations (EO).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AC-02.E01 Account Management | Automated System Account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utomated mechanisms to support the management of information system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AC-02.E02 Account Management | Removal Of Temporary / Emergency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automatically [Selection: removes; disables] temporary and emergency accounts after [Assignment: organization-defined time period for each type of accou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AC-02.E03 Account Management | Disable Inactive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automatically disables inactive accounts after [Assignment: organization-defined time perio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Inactive accounts are automatically disabled after 90 days of inactivity, in accordance with VA Handbook 6500. This is implemented by VA Microsoft Active Directory (AD) Group Policy (GPO). AD services are controlled and managed by VA AD Tea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AC-02.E04 Account Management | Automated Audit A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automatically audits account creation, modification, enabling, disabling, and removal actions, and notifies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NSOC.SIEM Splunk is managed by the NSOC that alerts and notifies requisite personnel, such as the ISO, of abnormalities. VAEC utilizes VA Active Directory services for authentication, and as such, the account creation, modification, disabling, enabling and removal of accounts are managed by the VA AD tea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AC-02.E05 Account Management | Inactivity Logou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requires that users log out when [Assignment: organization-defined time-period of expected inactivity or description of when to log ou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 VA requires that users log out when a time period of expected inactivity has occurred or describes when to log out.  User sessions are disconnected after 15 minutes of inactivity. This is implemented by Microsoft AD GPO. AD services are controlled and managed by VA AD Team. In accordance with VA Handbook 6500, users should actively lock/log off their sessions once they are finished with their work.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7: AC-02.E11 Account Management | Usage Condi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enforces [Assignment: organization-defined circumstances and/or usage conditions] for [Assignment: organization-defined information system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herited from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8: AC-02.E12 Account Management | Account Monitoring / Atypical Usag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text:p>
            <text:p>(a) Monitors information system accounts for [Assignment: organization-defined atypical usage];</text:p>
            <text:p>and (b) Reports atypical usage of information system accounts to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NSOC. VAEC AWS GovCloud High sends all event logs to VA SIEM Splunk for real-time monitoring. Monitoring is performed by the VA NSOC 24x7/365, and they identify abnormalities. Splunk is controlled and managed by the VA NSOC. The VA NSOC notifies the VA Incident Response team in the event of any abnormaliti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9: AC-02.E13 Account Management | Disable Accounts For High-Risk Individua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disables accounts of users posing a significant risk within [Assignment: organization-defined time period] of discovery of the risk.</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The VAEC AWS GovCloud High disables accounts of users posing a significant risk immediately upon discovery of the risk.</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0: AC-06.1 Least Privileg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mploys the principle of least privilege, allowing only authorized accesses for users (or processes acting on behalf of users) which are necessary to accomplish assigned tasks in accordance with organizational missions and business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OI&amp;T employs the concept of least privilege, allowing only authorized access for users (and processes acting on behalf of users) which are necessary to accomplish assigned tasks in accordance with VA missions and business functions.In accordance with VA Handbook 6500, VAEC AWS GovCloud High employs least privilege. The principle of least privilege is also applied to information system processes, ensuring that the processes operate at privilege levels no higher than necessary to accomplish required organizational missions/business functions. Additionally, VAEC Microsoft AWS GovCloud High applies least privilege to the development, implementation, and operation of organizational information system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1: AC-06.E01 Least Privilege | Authorize Access To Security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xplicitly authorizes access to [Assignment: organization-defined security functions (deployed in hardware, software, and firmware) and security-relevant inform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OI&amp;T explicitly authorizes access to security functions and security-relevant information.In accordance with the VA Handbook 6500, VAM explicity authorizes access to system security files, system management/configuration files, and creation of system accounts and shared drives or other protected files. Initial configuration of these resources are based on approved baselines and all changes must follow the change management process. Authorized access to security functions are listed in the VA NSOC SOP.</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office:value-type="string" calcext:value-type="string">
            <text:p>X</text:p>
          </table:table-cell>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2: AC-06.E02 Least Privilege | Non-Privileged Access For Nonsecurity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requires that users of information system accounts, or roles, with access to [Assignment: organization-defined security functions or security-relevant information], use non-privileged accounts or roles, when accessing nonsecurity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In accordance with VA Handbook 6500, VAM requires users accessing security functions or security relevant information to authenticate with a non-privileged account or role, when accessing nonsecurity func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3: AC-06.E03 Least Privilege | Network Access To Privileged Command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authorizes network access to [Assignment: organization-defined privileged commands] only for [Assignment: organization-defined compelling operational needs] and documents the rationale for such access in the security plan for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OI&amp;T authorizes network access to privileged commands only for compelling operational needs and documents the rationale for such access in the security plan for the information system.In accordance with VA Handbook 6500, VAM authorizes network access to the Information System Owner/Delegate determines the network accessed privileged commands and operational needs are documented in the Account Management Plan, All privileged access must go through ePA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office:value-type="string" calcext:value-type="string">
            <text:p>X</text:p>
          </table:table-cell>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4: AC-06.E05 Least Privilege | Privileged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restricts privileged accounts on the information system to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In accordance with VA Handbook 6500, VAEC AWS GovCloud High reviews all accounts at a minimum, semiannually. Thereview identifies when accounts are no longer required, users that are terminated or transferred, and when users’ informationsystem usage or need-to-know changes. A report is submitted to the requisite account manager for review and verification.VAEC AWS GovCloud High reassigns or removes privileges, if necessary, to correctly reflect organizational mission/businessneed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5: AC-06.E09 Least Privilege | Auditing Use Of Privileged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audits the execution of privileged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NSOC. VA NSOC operates and manages Splunk. The VA NSOC audits the execution of privileged func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6: AC-06.E10 Least Privilege | Prohibit Non-Privileged Users From Executing Privileged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prevents non-privileged users from executing privileged functions to include disabling, circumventing, or altering implemented security safeguards/countermeasur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OI&amp;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7: AC-11.1 Session Lock</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text:p>
            <text:p>a. Prevents further access to the system by initiating a session lock after [Assignment: organization-defined time period] of inactivity or upon receiving a request from a user; and</text:p>
            <text:p>b. Retains the session lock until the user reestablishes access using established identification and authentication procedur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In accordance with VA Handbook 6500, the VAM prevents further access to the system by initiating asession lock after a maximum of fifteen minutes of inactivity or upon receiving a request from a user. Requests for increasedtime for specific individuals will be approved by the Information System Owner/Delegate, local CIO or designee.b. In accordance with VA Handbook 6500, the VAM Retains the session lock until released byAdministrator.</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8: AC-11.E01 Session Lock | Pattern-Hiding Display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conceals, via the session lock, information previously visible on the display with a publicly viewable imag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conceals, via the session lock, information previously visible on the display with a publiclyviewable imag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9: AC-17.1 Remote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Establishes and documents usage restrictions, configuration/connection requirements, and implementation guidance for each type of remote access allowed; and</text:p>
            <text:p>b. Authorizes remote access to the information system prior to allowing such conne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To obtain access to VAM, users must be within the VA network. Remote users arerequired to VPN into the VA network to gain connectivity. VPN is controlled and managed by the VA NSOC. VAM utilizes PIV (certificate) and/or token-based authentication for multifactor authentication. User restrictions aredocumented within the Account Management Pla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0: AC-17.E01 Remote Access | Automated Monitoring / Contro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monitors and controls remote access metho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nd VAEC.  All logs are forwarded to the VA NSOC SIEM Splunk. Splunk is controlled and managed by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1: AC-17.E02 Remote Access | Protection Of Confidentiality / Integrity Using Encryp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cryptographic mechanisms to protect the confidentiality and integrity of remote access sess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VAEC.Remote access to and within VAEC is protected by using secure protocol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2: AC-17.E03 Remote Access | Managed Access Control Poi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routes all remote accesses through [Assignment: organization-defined number] managed network access control poi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NSOC. Access to VAM traverses the VA Trusted Internet Connection (TIC). TIC connections are monitoredand controlled by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3: AC-17.E04 Remote Access | Privileged Commands /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Authorizes the execution of privileged commands and access to security-relevant information via remote access only for [Assignment: organization-defined needs];</text:p>
            <text:p>and (b) Documents the rationale for such access in the security plan for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In accordance with VA Handbook 6500 VAM requires execution of privileged commands andaccess to security-relevant information via remote access only. Users accessing security functions or security relevantinformation to authenticate with a non-privileged account or role, when accessing nonsecurity function. Users must have twoaccounts on all these boxes.For VAM, all account requests are submitted via the VA Service Desk Manager (SDM) ticketingsystem rationale/justification for such acces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4: AC-18.1 Wireless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text:p>
            <text:p>a. Establishes usage restrictions, configuration/connection requirements, and implementation guidance for wireless access; and</text:p>
            <text:p>b. Authorizes wireless access to the information system prior to allowing such conne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5: AC-18.E01 Wireless Access | Authentication And Encryp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protects wireless access to the system using authentication of [Selection (one or more): users; devices] and encryp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6: AC-18.E04 Wireless Access | Restrict Configurations By Use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dentifies and explicitly authorizes users allowed to independently configure wireless networking capabil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7: AC-18.E05 Wireless Access | Antennas / Transmission Power Leve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selects radio antennas and calibrates transmission power levels to reduce the probability that usable signals can be received outside of organization-controlled boundar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8: AC-19.1 Access Control For Mobile De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Establishes usage restrictions, configuration requirements, connection requirements, and implementation guidance for organization-controlled mobile devices; and</text:p>
            <text:p>b. Authorizes the connection of mobile devices to organizational information sys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9: AC-19.E05 Access Control For Mobile Devices | Full Device / Container-Based Encryp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Selection: full-device encryption; container encryption] to protect the confidentiality and integrity of information on [Assignment: organization-defined mobile devi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0: AC-20.1 Use Of External Information System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 establishes terms and conditions, consistent with any trust relationships established with other organizations owning, operating, and/or maintaining external information systems, allowing authorized individuals to:</text:p>
            <text:p>a. Access the information system from external information systems; and</text:p>
            <text:p>b. Process, store, or transmit organization-controlled information using external information sys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 accordance with VA Handbook 6500, external system access, and any storage, processing, or transmission of informationrequires an interconnection agreement that must define terms and conditions consistent with any trust relationship. Additionally,agreements with external parties must be approved by the Authorizing Official (A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1: AC-20.E01 Use Of External Information Systems | Limits On Authorized Us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organization permits authorized individuals to use an external information system to access the information system or to process, store, or transmit organization-controlled information only when the organization:</text:p>
            <text:p>(a) Verifies the implementation of required security controls on the external system as specified in the organization's information security policy and security plan;</text:p>
            <text:p>or (b) Retains approved information system connection or processing agreements with the organizational entity hosting the external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 accordance with VA Handbook 6500, external system access, and any storage, processing, or transmission of informationrequires an interconnection agreement that must define terms and conditions consistent with any trust relationship. Additionally,agreements with external parties must be approved by the Authorizing Official (A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2: AC-20.E02 Use Of External Information Systems | Portable Storage De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Selection: restricts; prohibits] the use of organization-controlled portable storage devices by authorized individuals on external information sys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 accordance with VA Handbook 6500, VAM restricts or prohibits the use of VA-controlled portablestorage devices by authorized individuals on external information system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3: AC-01.1 Access Control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text:p>
            <text:p>a. Develops, documents, and disseminates to [Assignment: organization-defined personnel or roles]:</text:p>
            <text:p>1. An access control policy that addresses purpose, scope, roles, responsibilities, management commitment, coordination among organizational entities, and compliance; and</text:p>
            <text:p>2. Procedures to facilitate the implementation of the access control policy and associated access controls; and</text:p>
            <text:p>b. Reviews and updates the current:</text:p>
            <text:p>1. Access control policy [Assignment: organization-defined frequency]; and</text:p>
            <text:p>2. Access control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OI&amp;T. OI&amp;T develops, documents, and disseminates policies and procedures enterprise-wide. In accordance with VA Directive and Handbook 6330, the Access Control Policy is reviewed every five (5) years.OI&amp;T:a. Develops, documents, and disseminates to defined personnel or roles (See Attachment 2):1. An access control policy that addresses purpose, scope, roles, responsibilities, management commitment, coordination among organizational entities, and compliance; and2. Procedures to facilitate the implementation of the access control policy and associated access controls; andb. Reviews and updates the current:1. Access control policy ; and2. Access control procedures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4: AC-03.1 Access Enforc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enforces approved authorizations for logical access to information and system resources in accordance with applicable access control polic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5: AC-04.1 Information Flow Enforc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enforces approved authorizations for controlling the flow of information within the system and between interconnected systems based on [Assignment: organization-defined information flow control polic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EC AWS and VA NSOC. In accordance with VA Handbook 6500, the VAEC AWS GovCloud High system enforces approved authorizations for controlling the flow of information within the system and between interconnected systems based on VA-NSOC flow control polic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6: AC-05.1 Separation Of Dut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text:p>
            <text:p>a. Separates [Assignment: organization-defined duties of individuals];</text:p>
            <text:p>b. Documents separation of duties of individuals; and</text:p>
            <text:p>c. Defines information system access authorizations to support separation of du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nterprise Operations and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7: AC-07.1 Unsuccessful Logon Attemp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information system:</text:p>
            <text:p>a. Enforces a limit of [Assignment: organization-defined number] consecutive invalid logon attempts by a user during a [Assignment: organization-defined time period]; and</text:p>
            <text:p>b. Automatically [Selection: locks the account/node for an [Assignment: organization-defined time period]; locks the account/node until released by an administrator; delays next logon prompt according to [Assignment: organization-defined delay algorithm]] when the maximum number of unsuccessful attempts is exceed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In accordance with VA Handbook 6500, VAM enforces a limit of five unsuccessful attempts duringa one day (24 hour) period.b. In accordance with VA Handbook 6500, VAM automatically locks the account until released byAdministrator when the maximum number of unsuccessful attempts is exceed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8: AC-08.1 System Use Notif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8">
          <table:table-cell table:style-name="ce31" office:value-type="string" calcext:value-type="string" table:number-columns-spanned="2" table:number-rows-spanned="1">
            <text:p>The information system:</text:p>
            <text:p>a. Displays to users [Assignment: organization-defined system use notification message or banner] before granting access to the system that provides privacy and security notices consistent with applicable federal laws, Executive Orders, directives, policies, regulations, standards, and guidance and states that:</text:p>
            <text:p>1. Users are accessing a U.S. Government information system;</text:p>
            <text:p>2. Information system usage may be monitored, recorded, and subject to audit;</text:p>
            <text:p>3. Unauthorized use of the information system is prohibited and subject to criminal and civil penalties; and</text:p>
            <text:p>4. Use of the information system indicates consent to monitoring and recording;</text:p>
            <text:p>b. Retains the notification message or banner on the screen until users acknowledge the usage conditions and take explicit actions to log on to or further access the information system; and</text:p>
            <text:p>c. For publicly accessible systems:</text:p>
            <text:p>1. Displays system use information [Assignment: organization-defined conditions], before granting further access;</text:p>
            <text:p>2. Displays references, if any, to monitoring, recording, or auditing that are consistent with privacy accommodations for such systems that generally prohibit those activities; and</text:p>
            <text:p>3. Includes a description of the authorized uses of the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EC.a. In accordance with VA Handbook 6500, VAM displays to users a system use notification messageor banner before granting access to the system that provides privacy and security notices consistent with applicable Federallaws, Executive Orders, directives, policies, regulations, standards, and guidance. The banner message includes the informationthat users are accessing a U.S. Government information system, information system usage may be monitored, recorded, andsubject to audit, unauthorized use of the information system is prohibited and subject to criminal and civil penalties, and use ofthe information system indicates consent to monitoring and recording.b. VAM retains the notification message or banner on the screen until users acknowledge the usageconditions and take explicit actions to log on to or further access the information system.c. In accordance with VA Handbook 6500, VAM displays system use information for publiclyaccessible systems displays system use information conditions, before granting further access. The VAMDisplays references, if any, to monitoring, recording, or auditing that are consistent with privacy accommodations for suchsystems that generally prohibit those activities and includes a description of the authorized uses of the 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9: AC-10.1 Concurrent Session Contro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limits the number of concurrent sessions for each [Assignment: organization-defined account and/or account type] to [Assignment: organization-defined numb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 accordance with VA Handbook 6500, VAM limits the number of concurrent sessions for eachaccount to three sessions for general users and five sessions for users with elevated privileges. Additionally, nonprivileged userconcurrent sessions are defined by the Information System Owner/Delegat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0: AC-12.1 Session Termin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automatically terminates a user session after [Assignment: organization-defined conditions or trigger events requiring session disconnec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 accordance with the VA Handbook 6500, termination of user sessions and conditions or trigger evets requiring sessiondisconnect are documented in the Account Management Plan. Termination of the user session occurs after 15 minut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1: AC-14.1 Permitted Actions Without Identification Or Authent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Identifies [Assignment: organization-defined user actions] that can be performed on the information system without identification or authentication consistent with organizational missions/business functions; and</text:p>
            <text:p>b. Documents and provides supporting rationale in the security plan for the information system, user actions not requiring identification or authent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VAM requires all applications/systems to be authenticated prior to access.b. VAM prohibits all activities that do not require identification and authentication to the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2: AC-21.1 Information Shar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Facilitates information sharing by enabling authorized users to determine whether access authorizations assigned to the sharing partner match the access restrictions on the information for [Assignment: organization-defined information sharing circumstances where user discretion is required]; and</text:p>
            <text:p>b. Employs [Assignment: organization-defined automated mechanisms or manual processes] to assist users in making information sharing/collaboration decis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complies with VA Handbook 6500.</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3: AC-22.1 Publicly Accessible Cont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text:p>
            <text:p>a. Designates individuals authorized to post information onto a publicly accessible information system;</text:p>
            <text:p>b. Trains authorized individuals to ensure that publicly accessible information does not contain nonpublic information;</text:p>
            <text:p>c. Reviews the proposed content of information prior to posting onto the publicly accessible information system to ensure that nonpublic information is not included; and</text:p>
            <text:p>d. Reviews the content on the publicly accessible information system for nonpublic information [Assignment: organization-defined frequency] and removes such information, if discover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The VAEC does not have any publicly accessible conten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309">
          <table:table-cell table:number-columns-repeated="1022"/>
        </table:table-row>
        <table:table-row table:style-name="ro9">
          <table:table-cell table:number-columns-repeated="1022"/>
        </table:table-row>
        <table:table-row table:style-name="ro9">
          <table:table-cell table:number-columns-repeated="1022"/>
        </table:table-row>
      </table:table>
      <table:table table:name="3-2 Audit and Accountability"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Audit and Accountability</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AU-02.1 Audit Ev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1">
          <table:table-cell table:style-name="ce31" office:value-type="string" calcext:value-type="string" table:number-columns-spanned="2" table:number-rows-spanned="1">
            <text:p>The organization:</text:p>
            <text:p>a. Determines that the information system is capable of auditing the following events:</text:p>
            <text:p>[Assignment: organization-defined auditable events];</text:p>
            <text:p>b. Coordinates the security audit function with other organizational entities requiring audit-related information to enhance mutual support and to help guide the selection of auditable events;</text:p>
            <text:p>c. Provides a rationale for why the auditable events are deemed to be adequate to support after-the-fact investigations of security incidents;</text:p>
            <text:p>and d. Determines that the following events are to be audited within the information system:</text:p>
            <text:p>[Assignment: organization-defined audited events (the subset of the auditable events defined in AU-2 a.) along with the frequency of (or situation requiring) auditing for each identified eve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 and VA NSOC.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AU-02.E03 Audit Events | Reviews And Updat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reviews and updates the audited event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AU-03.1 Content Of Audit Record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generates audit records containing information that establishes what type of event occurred, when the event occurred, where the event occurred, the source of the event, the outcome of the event, and the identity of any individuals or subjects associated with the eve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AU-03.E01 Content Of Audit Records | Additional Audit Inform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generates audit records containing the following additional information: [Assignment: organization-defined additional, more detailed inform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AU-03.E02 Content Of Audit Records | Centralized Management Of Planned Audit Record Cont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provides centralized management and configuration of the content to be captured in audit records generated by [Assignment: organization-defined information system compon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 and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AU-05.1 Response To Audit Processing Fail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text:p>
            <text:p>a. Alerts [Assignment: organization-defined personnel or roles] in the event of an audit processing failure; and</text:p>
            <text:p>b. Takes the following additional actions: [Assignment: organization-defined actions to be taken (e.g., shut down information system, overwrite oldest audit records, stop generating audit reco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AU-05.E01 Response To Audit Processing Failures | Audit Storage Capac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 provides a warning to [Assignment: organization-defined personnel, roles, and/or locations] within [Assignment: organization-defined time period] when allocated audit record storage volume reaches [Assignment: organization-defined percentage] of repository maximum audit record storage capac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AU-05.E02 Response To Audit Processing Failures | Real-Time Aler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rovides an alert in [Assignment: organization-defined real-time period] to [Assignment: organization-defined personnel, roles, and/or locations] when the following audit failure events occur: [Assignment: organization-defined audit failure events requiring real-time aler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AU-06.1 Audit Review</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Reviews and analyzes information system audit records [Assignment: organization-defined frequency] for indications of [Assignment: organization-defined inappropriate or unusual activity]; and</text:p>
            <text:p>b. Reports findings to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AU-06.E01 Audit Review | Process Integr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to integrate audit review, analysis, and reporting processes to support organizational processes for investigation and response to suspicious activ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AU-06.E03 Audit Review | Correlate Audit Repositor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analyzes and correlates audit records across different repositories to gain organization-wide situational awarene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AU-06.E05 Audit Review | Integration / Scanning And Monitoring Capabilit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 integrates analysis of audit records with analysis of [Selection (one or more): vulnerability scanning information; performance data; information system monitoring information; [Assignment: organization-defined data/information collected from other sources]] to further enhance the ability to identify inappropriate or unusual activ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AU-06.E06 Audit Review | Correlation With Physical Monitor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correlates information from audit records with information obtained from monitoring physical access to further enhance the ability to identify suspicious, inappropriate, unusual, or malevolent activ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AU-07.1 Audit Reduction And Report Gener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rovides an audit reduction and report generation capability that:</text:p>
            <text:p>a. Supports on-demand audit review, analysis, and reporting requirements and after-the-fact investigations of security incidents; and</text:p>
            <text:p>b. Does not alter the original content or time ordering of audit reco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AU-07.E01 Audit And Accountability | Automatic Process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provides the capability to process audit records for events of interest based on [Assignment: organization-defined audit fields within audit reco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AU-08.1 Time Stamp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text:p>
            <text:p>a. Uses internal system clocks to generate time stamps for audit records; and</text:p>
            <text:p>b. Records time stamps for audit records that can be mapped to Coordinated Universal Time (UTC) or Greenwich Mean Time (GMT) and meets [Assignment: organization-defined granularity of time measureme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AU-08.E01 Time Stamps | Synchronization With Authoritative Time Sour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information system:</text:p>
            <text:p>(a) Compares the internal information system clocks [Assignment: organization-defined frequency] with [Assignment: organization-defined authoritative time source];</text:p>
            <text:p>and (b) Synchronizes the internal system clocks to the authoritative time source when the time difference is greater than [Assignment: organization-defined time perio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AU-09.1 Protection Of Audit Inform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protects audit information and audit tools from unauthorized access, modification, and dele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a VA core service. 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AU-09.E02 Protection Of Audit Information | Audit Backup On Separate Physical Systems / Compon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backs up audit records [Assignment: organization-defined frequency] onto a physically different system or system component than the system or component being audi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AU-09.E03 Protection Of Audit Information | Cryptographic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cryptographic mechanisms to protect the integrity of audit information and audit tool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AU-09.E04 Protection Of Audit Information | Access By Subset Of Privileged Use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authorizes access to management of audit functionality to only [Assignment: organization-defined subset of privileged user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AU-12.1 Audit Gener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information system:</text:p>
            <text:p>a. Provides audit record generation capability for the auditable events defined in AU-2 a. at [Assignment: organization-defined information system components];</text:p>
            <text:p>b. Allows [Assignment: organization-defined personnel or roles] to select which auditable events are to be audited by specific components of the information system;</text:p>
            <text:p>and c. Generates audit records for the events defined in AU-2 d. with the content defined in AU-3.</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AU-12.E01 Audit Generation | System-Wide / Time-Correlated Audit Trai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 compiles audit records from [Assignment: organization-defined information system components] into a system-wide (logical or physical) audit trail that is time-correlated to within [Assignment: organization-defined level of tolerance for the relationship between time stamps of individual records in the audit trai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AU-12.E03 Audit Generation | Changes By Authorized Individua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 provides the capability for [Assignment: organization-defined individuals or roles] to change the auditing to be performed on [Assignment: organization-defined information system components] based on [Assignment: organization-defined selectable event criteria] within [Assignment: organization-defined time threshol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5: AU-01.1 Audit And Accountability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n audit and accountability policy that addresses purpose, scope, roles, responsibilities, management commitment, coordination among organizational entities, and compliance; and</text:p>
            <text:p>2. Procedures to facilitate the implementation of the audit and accountability policy and associated audit and accountability controls; and</text:p>
            <text:p>b. Reviews and updates the current:</text:p>
            <text:p>1. Audit and accountability policy [Assignment: organization-defined frequency]; and</text:p>
            <text:p>2. Audit and accountability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OI&amp;T develops, documents, and disseminates policies and procedures enterprise-wide. In accordance with VA Directive and Handbook 6330, the Audit Control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6: AU-04.1 Audit Storage Capac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off-loads audit records [Assignment: organization-defined frequency] onto a different system or media than the system being audi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7: AU-10.1 Non-Repudi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protects against an individual (or process acting on behalf of an individual) falsely denying having performed [Assignment: organization-defined actions to be covered by non-repudi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8: AU-11.1 Audit Record Reten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retains audit records for [Assignment: organization-defined time period consistent with records retention policy] to provide support for after-the-fact investigations of security incidents and to meet regulatory and organizational information retention requirem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399">
          <table:table-cell table:number-columns-repeated="1022"/>
        </table:table-row>
        <table:table-row table:style-name="ro9">
          <table:table-cell table:number-columns-repeated="1022"/>
        </table:table-row>
        <table:table-row table:style-name="ro9">
          <table:table-cell table:number-columns-repeated="1022"/>
        </table:table-row>
      </table:table>
      <table:table table:name="3-2 Awareness and Training"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Awareness and Train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AT-02.1 Security Awareness Trai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 provides basic security awareness training to information system users (including managers, senior executives, and contractors):</text:p>
            <text:p>a. As part of initial training for new users;</text:p>
            <text:p>b. When required by information system changes; and</text:p>
            <text:p>c. [Assignment: organization-defined frequency] thereaft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OI&amp;T provides basic security awareness training to all users (including managers, senior executives, and contractors) of VA Information systems or VA information on an annual basi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AT-02.E02 Practical Exercises | Insider Threa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ncludes security awareness training on recognizing and reporting potential indicators of insider threa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The OI&amp;T includes security awareness training on recognizing and reporting potential indicators of insider threa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AT-01.1 Security Awareness And Training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Develops, documents, and disseminates to [Assignment: organization-defined personnel or roles]:</text:p>
            <text:p>1. A security awareness and training policy that addresses purpose, scope, roles, responsibilities, management commitment, coordination among organizational entities, and compliance; and</text:p>
            <text:p>2. Procedures to facilitate the implementation of the security awareness and training policy and associated security awareness and training controls; and</text:p>
            <text:p>b. Reviews and updates the current:</text:p>
            <text:p>1. Security awareness and training policy [Assignment: organization-defined frequency]; and</text:p>
            <text:p>2. Security awareness and training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The OI&amp;T develops, documents, and disseminates policies and procedures enterprise-wide. In accordance with VA Directive and Handbook 6330, the Awareness and Training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AT-03.1 Role-Based Security Trai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 provides role-based security training to personnel with assigned security roles and responsibilities:</text:p>
            <text:p>a. Before authorizing access to the information system or performing assigned duties;</text:p>
            <text:p>b. When required by information system changes; and</text:p>
            <text:p>c. [Assignment: organization-defined frequency] thereaft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Role-Based Training is given through the Talent Management System (TMS) in VA. Information Technology Workforce Development has developed IT competency modeling for the workforce. Information Assurance is a core competency across the Department (includes annual awareness training and on-going training through such modalities as the Information Security Focus Campaign, Information Protection Week, etc.). Through competency modeling, higher proficiencies (higher level of training) are identified for the Information Assurance competency. These higher levels of required knowledge/skill are added to the identified staff’s (e.g., System Administrators, Network Administrators, Database Administrators) competency profiles and role-based training for “those with significant responsibilities” are incorporated IT Workforce Development Portal for Role-Based Training.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AT-04.1 Security Training Record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Documents and monitors individual information system security training activities including basic security awareness training and specific information system security training; and</text:p>
            <text:p>b. Retains individual training records for [Assignment: organization-defined time perio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All required security related training is documented and tracked in the VA Talent Management System (TMS). TMS reports can be pulled at any time via the user or TMS manager access. TMS will send timely notifications to remind users of upcoming required training due. Additionally SDE maintains a listing of compliant/non-compliant OIT staff and contractors (see evidence) Per VA Handbook 6500 individual training records will be retained for 7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537">
          <table:table-cell table:number-columns-repeated="1022"/>
        </table:table-row>
        <table:table-row table:style-name="ro9">
          <table:table-cell table:number-columns-repeated="1022"/>
        </table:table-row>
        <table:table-row table:style-name="ro9">
          <table:table-cell table:number-columns-repeated="1022"/>
        </table:table-row>
      </table:table>
      <table:table table:name="3-2 Certification Accreditation and Security Assessments"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Certification, Accreditation, and Security Assessments</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CA-02.1 Security Assessm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4">
          <table:table-cell table:style-name="ce31" office:value-type="string" calcext:value-type="string" table:number-columns-spanned="2" table:number-rows-spanned="1">
            <text:p>The organization:</text:p>
            <text:p>a. Develops a security assessment plan that describes the scope of the assessment including:</text:p>
            <text:p>1. Security controls and control enhancements under assessment;</text:p>
            <text:p>2. Assessment procedures to be used to determine security control effectiveness; and</text:p>
            <text:p>3. Assessment environment, assessment team, and assessment roles and responsibilities;</text:p>
            <text:p>b. Assesses the security controls in the information system and its environment of operation [Assignment: organization-defined frequency] to determine the extent to which the controls are implemented correctly, operating as intended, and producing the desired outcome with respect to meeting established security requirements;</text:p>
            <text:p>c. Produces a security assessment report that documents the results of the assessment; and</text:p>
            <text:p>d. Provides the results of the security control assessment to [Assignment: organization-defined individuals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Enterprise Operations. The GRC RiskVision Tool generates the SSP. This System Security plan follows NIST 800-53, revision 4 and addresses each applicable control and enhancement for HIGH systems. The Office of Cyber Security puts out an annual assessment each year for systems to complete that have not had a full SCA within the prior 12 months. This annual assessment consists of approximately 1/3 of the total required controls. This serves as continuous monitor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CA-02.E01 Security Assessments | Independent Assesso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ssessors or assessment teams with [Assignment: organization-defined level of independence] to conduct security control assessm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OCS and OCS employs independent assessors or assessment teams to conduct SCAs. These are external assessors or internal assessors outside of OI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CA-02.E02 Security Assessments | Specialized Assessm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 includes as part of security control assessments, [Assignment: organization-defined frequency], [Selection: announced; unannounced], [Selection (one or more): in-depth monitoring; vulnerability scanning; malicious user testing; insider threat assessment; performance/load testing; [Assignment: organization-defined other forms of security assessme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OCS as they provide control assessment services to the VA at large. Testing may be included as part of SCAs, other types of testing as part of initial security authorizations and the continuous monitoring process where the frequency is determined by the Information Security Continuous Monitoring program. OCS, in conjunction with VAEC, performs in-depth monitoring; vulnerability scanning; malicious user testing; insider threat assessments; performance/load testing as need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CA-03.1 System Interconne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Authorizes connections from the information system to other information systems through the use of Interconnection Security Agreements;</text:p>
            <text:p>b. Documents, for each interconnection, the interface characteristics, security requirements, and the nature of the information communicated; and</text:p>
            <text:p>c. Reviews and updates Interconnection Security Agreement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will be hosted in production within the VA’s Enterprise Cloud (VAEC) using Amazon Web Services (AWS) and leverage the AWS CloudWatch servi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CA-03.E05 System Interconnections | Restrictions On External System Conne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employs [Selection: allow-all, deny-by-exception; deny-all, permit-by-exception] policy for allowing [Assignment: organization-defined information systems] to connect to external information sys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will be hosted in production within the VA’s Enterprise Cloud (VAEC) using Amazon Web Services (AWS) and leverage the AWS CloudWatch service.a. VAEC AWS GovCloud authorizes connections from the information system to other information systems through the use of Interconnection Security Agreements (ISA)/Memorandums of Understanding (MOU);b. VAEC AWS GovCloud High documents, for each interconnection, the interface characteristics, security requirements, and the nature of the information communicated; andc. VAEC AWS GovCloud High reviews and updates Interconnection Security Agreements (ISA)/Memorandums of Understanding (MOU) annuall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CA-07.1 Continuous Monitor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5">
          <table:table-cell table:style-name="ce31" office:value-type="string" calcext:value-type="string" table:number-columns-spanned="2" table:number-rows-spanned="1">
            <text:p>The organization develops a continuous monitoring strategy and implements a continuous monitoring program that includes:</text:p>
            <text:p>a. Establishment of [Assignment: organization-defined metrics] to be monitored;</text:p>
            <text:p>b. Establishment of [Assignment: organization-defined frequencies] for monitoring and [Assignment: organization-defined frequencies] for assessments supporting such monitoring;</text:p>
            <text:p>c. Ongoing security control assessments in accordance with the organizational continuous monitoring strategy;</text:p>
            <text:p>d. Ongoing security status monitoring of organization-defined metrics in accordance with the organizational continuous monitoring strategy;</text:p>
            <text:p>e. Correlation and analysis of security-related information generated by assessments and monitoring;</text:p>
            <text:p>f. Response actions to address results of the analysis of security-related information; and</text:p>
            <text:p>g. Reporting the security status of organization and the information system to [Assignment: organization-defined personnel or rol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Enterprise Operations (EO). The OI&amp;T develops a continuous monitoring strategy and implements a continuous monitoring program that includes:a. Establishing metrics to be monitored, which is determined by the Information Security Continuous Monitoring program.b. Establishment of risk-based tiers of security controls tested on the frequency outlined in VA's Information Security ContinuousMonitoring Security Control Evaluation Plan created and maintained by OCS;c. Ongoing SCAs in accordance with VA’s continuous monitoring strategy; andd. Ongoing security status monitoring of organization-defined metrics in accordance with VA’s continuous monitoring strategy;e. Correlation and analysis of security-related information generated by assessments and monitoring;f. Response actions to address results of the analysis of security-related information; andg. Reporting the security status of VA and th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CA-07.E01 Continuous Monitoring | Independent Assess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ssessors or assessment teams with [Assignment: organization-defined level of independence] to monitor the security controls in the information system on an ongoing basi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EO). The OIS employs assessors or assessment teams to monitor the security controls in the information system on an ongoing basis. The AO determines the required degree of independence for assessors for continuous monitor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CA-01.1 Security Assessment And Authorization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text:p>
            <text:p>a. Develops, documents, and disseminates to [Assignment: organization-defined personnel or roles]:</text:p>
            <text:p>1. A security assessment and authorization policy that addresses purpose, scope, roles, responsibilities, management commitment, coordination among organizational entities, and compliance; and</text:p>
            <text:p>2. Procedures to facilitate the implementation of the security assessment and authorization policy and associated security assessment and authorization controls; and</text:p>
            <text:p>b. Reviews and updates the current:</text:p>
            <text:p>1. Security assessment and authorization policy [Assignment: organization-defined frequency]; and</text:p>
            <text:p>2. Security assessment and authorization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OI&amp;T. The OI&amp;T develops, documents, and disseminates policies and procedures enterprise-wide. In accordance with VA Directive and Handbook 6330, the Security Assessment and Authorization Policy is reviewed every five (5) years. The VAEC AWS GovCloud High develops and maintains SOPs as need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CA-05.1 Plan Of Action And Mileston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organization:</text:p>
            <text:p>a. Develops a plan of action and milestones for the information system to document the organization's planned remedial actions to correct weaknesses or deficiencies noted during the assessment of the security controls and to reduce or eliminate known vulnerabilities in the system; and</text:p>
            <text:p>b. Updates existing plan of action and milestones [Assignment: organization-defined frequency] based on the findings from security controls assessments, security impact analyses, and continuous monitoring activ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develops POA&amp;Ms for the information system to document the planned remedial actions to correct weaknesses or deficiencies noted during the assessment of the security controls and to reduce or eliminate known vulnerabilities in the system. POA&amp;Ms are documented, tracked, and managed using RiskVis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CA-06.1 Security Authoriz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Assigns a senior-level executive or manager as the authorizing official for the information system;</text:p>
            <text:p>b. Ensures that the authorizing official authorizes the information system for processing before commencing operations; and</text:p>
            <text:p>c. Updates the security authorization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a. Assigns a senior-level executive or manager to the role of AO for the information system;b. Ensures that the AO authorizes the information system for processing before commencing operations; andc. Ongoing security authorization through implementation of the Information Security Continuous Monitoring program and when a significant change in the system or major change in the data occu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CA-08.1 Penetration Tes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conducts penetration testing [Assignment: organization-defined frequency] on [Assignment: organization-defined information systems or system compon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OI&amp;T conducts penetration testing quarterly on one-fourth of the total number of VA High systems.VAM conducts penetration testing every 3 month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CA-09.1 Internal System Conne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Authorizes internal connections of [Assignment: organization-defined information system components or classes of components] to the information system; and</text:p>
            <text:p>b. Documents, for each internal connection, the interface characteristics, security requirements, and the nature of the information communica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s comprised of 4 major architectural components:Veteran Integrated Care Services (VICS) Server – Software component that comprises the individual Node.js-based services that comprise the overall suite of VAM services (called VICS). Service requests and associated data are sent from the client (e.g. CPRS, other) to the RPC Router and/or directly to VICS Server.RPC Router – implemented in Node.js, the Router received RPC requests from the client (e.g. CPRS, other) and forwards the RPC call to either the legacy VistA endpoint or to the cloud-based VICS Server for processing. The RPC Router is only used for client applications that leverage the legacy CPRS/VistA RPC calling format.Traffic between the RPC router and VICS and between new clients and VICS over REST will be encrypted, and the effectiveness of that encryption will be tested. If Veteran Affairs add traffic encryption into and out of CPRS, VAM will add support to the router and test that encryption as well. Additionally, the RPC Router provides an auditing capability for all RPC traffic.RPC Router Manager – Manages configuration and auditing of the RPC Router.NoSQL JSON Datastore – Stores PII/PHI and non-PII/PHI electronic health record (EHR) data within FIPS 140-2 cryptographic modules for processing by the VICS servic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95">
          <table:table-cell table:number-columns-repeated="1022"/>
        </table:table-row>
        <table:table-row table:style-name="ro9">
          <table:table-cell table:number-columns-repeated="1022"/>
        </table:table-row>
        <table:table-row table:style-name="ro9">
          <table:table-cell table:number-columns-repeated="1022"/>
        </table:table-row>
      </table:table>
      <table:table table:name="3-2 Configuraiton Management"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Configuration Management</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CM-02.1 Baseline Configur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develops, documents, and maintains under configuration control, a current baseline configuration of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develops, documents, and maintains configuration control, a current baseline configuration ofthe information system. Baseline configurations are developed and documented in the VAMConfiguration Management Plan (CMP).</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CM-02.E01 Baseline Configuration | Reviews And Updat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 reviews and updates the baseline configuration of the information system:</text:p>
            <text:p>(a) [Assignment: organization-defined frequency];</text:p>
            <text:p>(b) When required due to [Assignment organization-defined circumstances];</text:p>
            <text:p>and (c) As an integral part of information system component installations and upgrad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reviews and updates the baseline configurations at least annually or when any changeoccurs that affects the baseline configura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CM-02.E02 Baseline Configuration | Automation Support For Accuracy / Currenc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to maintain an up-to-date, complete, accurate, and readily available baseline configuration of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uses Jazz/Rational to employ automated mechanisms to maintain an up-to-date, complete, accurate, and readily available baseline configuration of the information 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CM-02.E03 Baseline Configuration | Retention Of Previous Configura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retains [Assignment: organization-defined previous versions of baseline configurations of the information system] to support rollback.</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retains previous versions of baseline configurations of the information system to support rollback.</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CM-02.E07 Baseline Configuration | Configure System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Issues [Assignment: organization-defined information systems, system components, or devices] with [Assignment: organization-defined configurations] to individuals traveling to locations that the organization deems to be of significant risk;</text:p>
            <text:p>and (b) Applies [Assignment: organization-defined security safeguards] to the devices when the individuals retur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s a cloud-based system; therefore, this control enhancement is not applicabl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CM-03.1 Configuration Change Contro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7">
          <table:table-cell table:style-name="ce31" office:value-type="string" calcext:value-type="string" table:number-columns-spanned="2" table:number-rows-spanned="1">
            <text:p>The organization:</text:p>
            <text:p>a. Determines the types of changes to the information system that are configuration-controlled;</text:p>
            <text:p>b. Reviews proposed configuration-controlled changes to the information system and approves or disapproves such changes with explicit consideration for security impact analyses;</text:p>
            <text:p>c. Documents configuration change decisions associated with the information system;</text:p>
            <text:p>d. Implements approved configuration-controlled changes to the information system;</text:p>
            <text:p>e. Retains records of configuration-controlled changes to the information system for [Assignment: organization-defined time period];</text:p>
            <text:p>f. Audits and reviews activities associated with configuration-controlled changes to the information system; and</text:p>
            <text:p>g. Coordinates and provides oversight for configuration change control activities through [Assignment: organization-defined configuration change control element (e.g., committee, board)] that convenes [Selection (one or more): [Assignment: organization-defined frequency]; [Assignment: organization-defined configuration change condi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uses the SCM approved tools such as Jazz/Rational for configuration change control.</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CM-03.E01 Configuration Change Control | Automated Document / Notification / Prohibition Of Chang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 employs automated mechanisms to:</text:p>
            <text:p>(a) Document proposed changes to the information system;</text:p>
            <text:p>(b) Notify [Assignment: organized-defined approval authorities] of proposed changes to the information system and request change approval;</text:p>
            <text:p>(c) Highlight proposed changes to the information system that have not been approved or disapproved by [Assignment: organization-defined time period];</text:p>
            <text:p>(d) Prohibit changes to the information system until designated approvals are received;</text:p>
            <text:p>(e) Document all changes to the information system;</text:p>
            <text:p>and (f) Notify [Assignment: organization-defined personnel] when approved changes to the information system are comple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utilizes SCM approved tools such as Jazz/Rationaldocument changes, notify individuals ofchanges to be reviewed and approved, highlights changes that are pending approval/disapproval and notifies requisitepersonnel when approved changes are complet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CM-03.E02 Configuration Change Control | Test / Validate / Document Chang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tests, validates, and documents changes to the information system before implementing the changes on the operational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tests, validates, and documents changes to the information system before implementing the changes on theoperational 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CM-04.1 Security Impact Analysi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analyzes changes to the information system to determine potential security impacts prior to change implement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analyzes changes to the information system to determine potential security impacts prior to change implement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CM-04.E01 Security Impact Analysis | Separate Test Environm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analyzes changes to the information system in a separate test environment before implementation in an operational environment, looking for security impacts due to flaws, weaknesses, incompatibility, or intentional mali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analyzes changes to the information system in a separate test environment such as the Dev environment before implementation in an operational environment, looking for security impacts due to flaws, weaknesses, incompatibility, or intentional mali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CM-05.1 Access Restrictions For Chang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defines, documents, approves, and enforces physical and logical access restrictions associated with changes to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utilizes a work flow change management process through the Jazz/Rational tools that defines, documents, approves all proposed changes prior to implementation. Only system engineers with privileged access have logical access to make changes to the operational environmen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CM-05.E01 Access Restrictions For Change | Automated Access Enforcement / Audi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enforces access restrictions and supports auditing of the enforcement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enforces access to only approved VA PIV owners who will support sustainment/maintenance work for VA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CM-05.E02 Access Restrictions For Change | Review System Chang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reviews information system changes [Assignment: organization-defined frequency] and [Assignment: organization-defined circumstances] to determine whether unauthorized changes have occurr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utilizes Jazz/Rational for identifying changes. Changes are reviewed monthly per the VA 6500 Handbook.</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CM-05.E03 Access Restrictions For Change | Signed Compon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revents the installation of [Assignment: organization-defined software and firmware components] without verification that the component has been digitally signed using a certificate that is recognized and approved by the organiz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prevents the installation of unauthorized software without verification that the software has been digitally signed using a certificate (administrator token) that is recognized and approved by the organization. Changes to the operational environment must go through the change management process that verifies the integrity of the software/code to be installed. VAM only installs software in accordance with the TRM list that is vetted and approved by the V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CM-06.1 Configuration Setting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text:p>
            <text:p>a. Establishes and documents configuration settings for information technology products employed within the information system using [Assignment: organization-defined security configuration checklists] that reflect the most restrictive mode consistent with operational requirements;</text:p>
            <text:p>b. Implements the configuration settings;</text:p>
            <text:p>c. Identifies, documents, and approves any deviations from established configuration settings for [Assignment: organization-defined information system components] based on [Assignment: organization-defined operational requirements]; and</text:p>
            <text:p>d. Monitors and controls changes to the configuration settings in accordance with organizational policies and procedur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submits tickets through ESCCB for changes to configuration settings. The Process consists of the following:1. Enter the BPE Connection ID.2. Enter the name of the Business Partner.3. Enter the name of the VA Program the access will support.4. List the communica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CM-06.E01 Configuration Settings | Automated Central Management / Application / Verif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to centrally manage, apply, and verify configuration settings for [Assignment: organization-defined information system compon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employs Jazz/Rational to centrally manage, apply, and verify configuration setting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CM-06.E02 Configuration Settings | Respond To Unauthorized Chang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ssignment: organization-defined security safeguards] to respond to unauthorized changes to [Assignment: organization-defined configuration setting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OI&amp;T.OI&amp;T employs security safeguards to respond to unauthorized changes to VA-defined configuration settings. VAM submits tickets through ESCCB for changes to configuration settings. The Process consists of the following:1. Enter the BPE Connection ID.2. Enter the name of the Business Partner.3. Enter the name of the VA Program the access will support.4. List the communica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CM-07.1 Least Functional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Configures the information system to provide only essential capabilities; and</text:p>
            <text:p>b. Prohibits or restricts the use of the following functions, ports, protocols, and/or services: [Assignment: organization-defined prohibited or restricted functions, ports, protocols, and/or servi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M Information System Owner configures VAM to provide only essential capabilities and prohibits or restricts the use of other identified functions, ports, protocols, and/or servic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CM-07.E01 Least Functionality | Periodic Review</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Reviews the information system [Assignment: organization-defined frequency] to identify unnecessary and/or nonsecure functions, ports, protocols, and services;</text:p>
            <text:p>and (b) Disables [Assignment: organization-defined functions, ports, protocols, and services within the information system deemed to be unnecessary and/or nonsecur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M Information System Owner:a. Reviews VAM to identify unnecessary and/or non-secure functions, ports, protocols, and services andb. Disables functions, ports, protocols, and services within VAM deemed to be unneccesary and/or non-secur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CM-07.E02 Least Functionality | Prevent Program Execu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revents program execution in accordance with [Selection (one or more): [Assignment: organization-defined policies regarding software program usage and restrictions]; rules authorizing the terms and conditions of software program usag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M Information System Owner prevents program execution in accordance with one or more of the following specifications: VA policies regarding software usage and restrictions and/or rules authorizing the terms and conditions of software program usag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CM-07.E05 Least Functionality | Authorized Software / Whitelis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Identifies [Assignment: organization-defined software programs authorized to execute on the information system];</text:p>
            <text:p>(b) Employs a deny-all, permit-by-exception policy to allow the execution of authorized software programs on the information system;</text:p>
            <text:p>and (c) Reviews and updates the list of authorized software program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follows VAEC policy.The Information System Owner:a. Identifies software programs authorized to execute on the information system and reviews and updates the list of authorized software programsb. Employs a deny-all, permit-by-exception policy to allow the execution of authorized software programs on the information system; andc. Reviews and updates the list of authorized software program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CM-08.1 Information System Component Inventor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text:p>
            <text:p>a. Develops and documents an inventory of information system components that:</text:p>
            <text:p>1. Accurately reflects the current information system;</text:p>
            <text:p>2. Includes all components within the authorization boundary of the information system;</text:p>
            <text:p>3. Is at the level of granularity deemed necessary for tracking and reporting; and</text:p>
            <text:p>4. Includes [Assignment: organization-defined information deemed necessary to achieve effective information system component accountability]; and</text:p>
            <text:p>b. Reviews and updates the information system component inventory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VAM also has it’s own boundaries which uses VAEC.OI&amp;T:a. Develops and documents an inventory of information system components that:1. Accurately reflects the current information system;2. Includes all components within the authorization boundary of the information system;3. Is at the level of granularity deemed necessary for tracking and reporting; and4. Includes information necessary for effective information system component accountabilityb. Reviews and updates the information system component inventor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CM-08.E01 Information System Component Inventory | Updates During Installations / Remova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updates the inventory of information system components as an integral part of component installations, removals, and information system updat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OI&amp;T updates the inventory of information system components as an integral part of component installations, removals, and information system updates.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CM-08.E02 Information System Component Inventory | Automated Mainten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to help maintain an up-to-date, complete, accurate, and readily available inventory of information system compon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5: CM-08.E03 Information System Component Inventory | Automated Unauthorized Component De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Employs automated mechanisms [Assignment: organization-defined frequency] to detect the presence of unauthorized hardware, software, and firmware components within the information system;</text:p>
            <text:p>and (b) Takes the following actions when unauthorized components are detected:</text:p>
            <text:p>[Selection (one or more):</text:p>
            <text:p>disables network access by such components;</text:p>
            <text:p>isolates the components;</text:p>
            <text:p>notifies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VA OI&amp;T SDE and the NSOC employs automated mechanisms (SCCM, BigFix, etc.) to continuously detect the presence of unauthorized hardware, software, and firmware components within the information system (as a series of dashboards). These dashboards provide updates on software versioning, hardware specifications (age, model number, etc) and if unauthorized will indicate in the report and unauthorized devices OI&amp;T personnel can run reports to check for unapproved softwar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6: CM-08.E04 Information System Component Inventory | Accountability Inform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includes in the information system component inventory information, a means for identifying by [Selection (one or more): name; position; role], individuals responsible/accountable for administering those compon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M System Owner is responsible for maintaining an accurate and complete inventory listing ofcomponents within the VAM and VAEC AWS GovCloud High system boundar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7: CM-08.E05 Information System Component Inventory | No Duplicate Accounting Of Compon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verifies that all components within the authorization boundary of the information system are not duplicated in other information system component inventor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M System Owner is responsible for verifying that all components within the authorizationboundary of the information system are not duplicated in other information system inventori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8: CM-01.1 Configuration Management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 configuration management policy that addresses purpose, scope, roles, responsibilities, management commitment, coordination among organizational entities, and compliance; and</text:p>
            <text:p>2. Procedures to facilitate the implementation of the configuration management policy and associated configuration management controls; and</text:p>
            <text:p>b. Reviews and updates the current:</text:p>
            <text:p>1. Configuration management policy [Assignment: organization-defined frequency]; and</text:p>
            <text:p>2. Configuration management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EC AWS GovCloud High inherits this control from OI&amp;T. OI&amp;T develops, documents, and disseminates policies and procedures enterprise-wide. In accordance with VA Directive and Handbook 6330, the Configuration Management Policy is reviewed every five (5) years.VAM Configuration Management Plan has been developed to follow OI&amp;T.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9: CM-09.1 Configuration Management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 develops, documents, and implements a configuration management plan for the information system that:</text:p>
            <text:p>a. Addresses roles, responsibilities, and configuration management processes and procedures;</text:p>
            <text:p>b. Establishes a process for identifying configuration items throughout the system development life cycle and for managing the configuration of the configuration items;</text:p>
            <text:p>c. Defines the configuration items for the information system and places the configuration items under configuration management; and</text:p>
            <text:p>d. Protects the configuration management plan from unauthorized disclosure and modif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develops, documents, and implements a configuration management plan for the informationsystem that:a. Addresses roles, responsibilities, and configuration management processes and procedures;b. Establishes a process for identifying configuration items throughout the system development life cycle and for managing theconfiguration of the configuration items;c. Defines the configuration items for the information system and places the configuration items under configurationmanagement; andd. Protects the configuration management plan from unauthorized disclosure and modific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0: CM-10.1 Software Usage Restri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Uses software and associated documentation in accordance with contract agreements and copyright laws;</text:p>
            <text:p>b. Tracks the use of software and associated documentation protected by quantity licenses to control copying and distribution; and</text:p>
            <text:p>c. Controls and documents the use of peer-to-peer file sharing technology to ensure that this capability is not used for the unauthorized distribution, display, performance, or reproduction of copyrighted work.</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Only authorized software is allowed to be used within the environment. An approved list can be found within TRM. In addition, SCM is used to track versioning, software and licensing. OI&amp;T has the ability to run remove software or take other action if need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1: CM-11.1 User-Installed Softwar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Establishes [Assignment: organization-defined policies] governing the installation of software by users;</text:p>
            <text:p>b. Enforces software installation policies through [Assignment: organization-defined methods]; and</text:p>
            <text:p>c. Monitors policy compliance at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Users are restricted from installing software if elevated privileges (EP) are not assigned. EP is assigned to those with a valid need. OI&amp;T or designated individuals may only install software that is listed in TRM and must comply with licensing. Software compliancy can be verified via BigFix, SCCM, and other tools the VA may see fi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381">
          <table:table-cell table:number-columns-repeated="1022"/>
        </table:table-row>
        <table:table-row table:style-name="ro9">
          <table:table-cell table:number-columns-repeated="1022"/>
        </table:table-row>
        <table:table-row table:style-name="ro9">
          <table:table-cell table:number-columns-repeated="1022"/>
        </table:table-row>
      </table:table>
      <table:table table:name="3.2 Contingency Planning"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Contingency Plann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CP-02.1 Contingency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1">
          <table:table-cell table:style-name="ce31" office:value-type="string" calcext:value-type="string" table:number-columns-spanned="2" table:number-rows-spanned="1">
            <text:p>The organization:</text:p>
            <text:p>a. Develops a contingency plan for the information system that:</text:p>
            <text:p>1. Identifies essential missions and business functions and associated contingency requirements;</text:p>
            <text:p>2. Provides recovery objectives, restoration priorities, and metrics;</text:p>
            <text:p>3. Addresses contingency roles, responsibilities, assigned individuals with contact information;</text:p>
            <text:p>4. Addresses maintaining essential missions and business functions despite an information system disruption, compromise, or failure;</text:p>
            <text:p>5. Addresses eventual, full information system restoration without deterioration of the security safeguards originally planned and implemented; and</text:p>
            <text:p>6. Is reviewed and approved by [Assignment: organization-defined personnel or roles];</text:p>
            <text:p>b. Distributes copies of the contingency plan to [Assignment: organization-defined key contingency personnel (identified by name and/or by role) and organizational elements];</text:p>
            <text:p>c. Coordinates contingency planning activities with incident handling activities;</text:p>
            <text:p>d. Reviews the contingency plan for the information system [Assignment: organization-defined frequency];</text:p>
            <text:p>e. Updates the contingency plan to address changes to the organization, information system, or environment of operation and problems encountered during contingency plan implementation, execution, or testing;</text:p>
            <text:p>f. Communicates contingency plan changes to [Assignment: organization-defined key contingency personnel (identified by name and/or by role) and organizational elements]; and</text:p>
            <text:p>g. Protects the contingency plan from unauthorized disclosure and modif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The VAM contingency plan for the information system identifies core essential missions and business functions and associated contingency requirements. These essential services are:Server Configuration Management Service, Code Configuration and Release Management Services, Authentication Services, Auditing Service, Monitoring Service, Vulnerability Scanning Service, JumpBox Service Recovery objectives, restoration priorities, and metrics are defined in the VAM contingency plan. The contingency plan also addresses contingency roles, responsibilities, assigned individuals with contact information, missions/business functions in the case of system disruption/compromise/failure, and full system restoration - without deterioration of the security safeguards originally planned and implemented. The contingency plan is reviewed and approved by the VAM system owner.b. The VAM distribution list is documented in the contingency management plan. The contingency plan is distributed using a shared web portal.c. VAM coordinates contingency planning activities with incident handling activities with the VA NSOC.d. VAM reviews the contingency plan for the information system annually and when one or more significant changes are made.e. The VAM updates the contingency plan on an annual basis or as needed to address changes to the information system, or environment of operation and problems encountered during contingency plan implementation, execution, or testingf. The VAM distribution list is documented in the contingency management plan. The contingency plan is shared using a shared web portal.g. The portal that is used to distribute and share the contingency plan is restricted to on the requisite personnel.</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CP-02.E01 Contingency Plan | Coordinate With Related Pla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coordinates contingency plan development with organizational elements responsible for related pla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CP-02.E02 Contingency Plan | Capacity Plan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conducts capacity planning so that necessary capacity for information processing, telecommunications, and environmental support exists during contingency oper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conducts capacity planning annually, or as new systems are added to the environment, or if there are any significant changes to the environmen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CP-02.E03 Contingency Plan | Resume Essential Missions / Business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plans for the resumption of essential missions and business functions within [Assignment: organization-defined time period] of contingency plan activ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plans for the resumption of essential missions and business functions is based on the RPO and RTO documented in the contingency pla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CP-02.E04 Contingency Plan | Resume All Missions / Business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plans for the resumption of all missions and business functions within [Assignment: organization-defined time period] of contingency plan activ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plans for the resumption of all missions and business functions is based on the RPO and RTO documented in the contingency pla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CP-02.E05 Contingency Plan | Continue Essential Missions / Business Fu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plans for the continuance of essential missions and business functions with little or no loss of operational continuity and sustains that continuity until full information system restoration at primary processing and/or storage sit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plans for the continuance of essential missions and business functions based on the RPO, RTO, and MTD requirements of the VAEC AWS GovCloud High core services or hosted applications. The continuance of missions and functions anticipate little or no loss of operational continuity and sustain that continuity until full information system restoration at primary processing and/or storage sit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CP-02.E08 Contingency Plan | Identify Critical Asse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dentifies critical information system assets supporting essential missions and business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dentifies and documents critical information system assets supporting essential missions and business functions for core services and hosted applications in the contingency pla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CP-03.1 Contingency Trai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 provides contingency training to information system users consistent with assigned roles and responsibilities:</text:p>
            <text:p>a. Within [Assignment: organization-defined time period] of assuming a contingency role or responsibility;</text:p>
            <text:p>b. When required by information system changes; and</text:p>
            <text:p>c. [Assignment: organization-defined frequency] thereaft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office:value-type="string" calcext:value-type="string" table:number-columns-spanned="1" table:number-rows-spanned="3">
            <text:p>FND53758- ISCP Tabletop/Exercise has been created.</text:p>
          </table:table-cell>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 accordance with VA Handbook 6500, VAM provides contingency training to information systemusers with assigned contingency planning roles and responsibilities. On an annual basis, additional training is provided during ISCP test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CP-03.E01 Contingency Training | Simulated Ev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ncorporates simulated events into contingency training to facilitate effective response by personnel in crisis situ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office:value-type="string" calcext:value-type="string" table:number-columns-spanned="1" table:number-rows-spanned="3">
            <text:p>VAM - ISCP Test Results— FND53758 ISCP Tabletop/Exercise has been created.</text:p>
          </table:table-cell>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annually incorporates simulated events on core services and hosted applications intocontingency training exercises to facilitate effective response by personnel in crisis situa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CP-04.1 Contingency Plan Tes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Tests the contingency plan for the information system [Assignment: organization-defined frequency] using [Assignment: organization-defined tests] to determine the effectiveness of the plan and the organizational readiness to execute the plan;</text:p>
            <text:p>b. Reviews the contingency plan test results; and</text:p>
            <text:p>c. Initiates corrective actions, if need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office:value-type="string" calcext:value-type="string" table:number-columns-spanned="1" table:number-rows-spanned="3">
            <text:p>FND53758 ISCP Tabletop/Exercise has been created.</text:p>
          </table:table-cell>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conducts an annual functional exercise to determine the effectiveness of the currentcontingency plan and to identify weaknesses. Test results are analyzed and reviewed to identify shortcomings. Correctiveactions are developed and implented per lessons learn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CP-04.E01 Contingency Plan Testing | Coordinate With Related Pla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coordinates contingency plan testing with organizational elements responsible for related pla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coordinates contingency plan testing with the system owner and Information Securit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CP-04.E02 Contingency Plan Testing | Alternate Processing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tests the contingency plan at the alternate processing site:</text:p>
            <text:p>(a) To familiarize contingency personnel with the facility and available resources;</text:p>
            <text:p>and (b) To evaluate the capabilities of the alternate processing site to support contingency oper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CP-06.1 Alternate Storage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Establishes an alternate storage site including necessary agreements to permit the storage and retrieval of information system backup information; and</text:p>
            <text:p>b. Ensures that the alternate storage site provides information security safeguards equivalent to that of the primary sit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CP-06.E01 Alternate Storage Site | Separation From Primary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dentifies an alternate storage site that is separated from the primary storage site to reduce susceptibility to the same threa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CP-06.E02 Alternate Storage Site | Recovery Time / Point Objectiv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configures the alternate storage site to facilitate recovery operations in accordance with recovery time and recovery point objectiv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CP-06.E03 Alternate Storage Site | Accessibil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identifies potential accessibility problems to the alternate storage site in the event of an area-wide disruption or disaster and outlines explicit mitigation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CP-07.1 Alternate Processing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8">
          <table:table-cell table:style-name="ce31" office:value-type="string" calcext:value-type="string" table:number-columns-spanned="2" table:number-rows-spanned="1">
            <text:p>The organization:</text:p>
            <text:p>a. Establishes an alternate processing site including necessary agreements to permit the transfer and resumption of [Assignment: organization-defined information system operations] for essential missions/business functions within [Assignment: organization-defined time period consistent with recovery time and recovery point objectives] when the primary processing capabilities are unavailable;</text:p>
            <text:p>b. Ensures that equipment and supplies required to transfer and resume operations are available at the alternate processing site or contracts are in place to support delivery to the site within the organization-defined time period for transfer/resumption; and</text:p>
            <text:p>c. Ensures that the alternate processing site provides information security safeguards equivalent to those of the primary sit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CP-07.E01 Alternate Processing Site | Separation From Primary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identifies an alternate processing site that is separated from the primary processing site to reduce susceptibility to the same threa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CP-07.E02 Alternate Processing Site | Accessibil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identifies potential accessibility problems to the alternate processing site in the event of an area-wide disruption or disaster and outlines explicit mitigation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CP-07.E03 Alternate Processing Site | Priority Of Servi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develops alternate processing site agreements that contain priority-of-service provisions in accordance with organizational availability requirements (including recovery time objectiv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CP-07.E04 Alternate Processing Site | Preparation For Us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prepares the alternate processing site so that the site is ready to be used as the operational site supporting essential missions and business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CP-08.1 Telecommunications Ser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 establishes alternate telecommunications services including necessary agreements to permit the resumption of [Assignment: organization-defined information system operations] for essential missions and business functions within [Assignment: organization-defined time period] when the primary telecommunications capabilities are unavailable at either the primary or alternate processing or storage sit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nd VA EO. The VAEC AWS GovCloud High is designed for High-Availability (HA) with duplicate AWS direct connect and a backup VPNconnection. All connections flow traverse VA TIC and is manag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CP-08.E01 Telecommunications Services | Priority Of Service Provis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Develops primary and alternate telecommunications service agreements that contain priority-of-service provisions in accordance with organizational availability requirements (including recovery time objectives);</text:p>
            <text:p>and (b) Requests Telecommunications Service Priority for all telecommunications services used for national security emergency preparedness in the event that the primary and/or alternate telecommunications services are provided by a common carri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nd VA EO. The VAEC AWS GovCloud High is designed for High-Availability (HA) with duplicate AWS direct connect and a backup VPNconnection. All connections flow traverse VA TIC and is manag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CP-08.E02 Telecommunications Services | Single Points Of Failur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obtains alternate telecommunications services to reduce the likelihood of sharing a single point of failure with primary telecommunications servi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nd VA EO. The VAEC AWS GovCloud High is designed for High-Availability (HA) with duplicate AWS direct connect and a backup VPNconnection. All connections flow traverse VA TIC and is manag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5: CP-08.E03 Telecommunications Services | Separation Of Primary / Alternate Provide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obtains alternate telecommunications services from providers that are separated from primary service providers to reduce susceptibility to the same threa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nd VA EO. The VAEC AWS GovCloud High is designed for High-Availability (HA) with duplicate AWS direct connect and a backup VPNconnection. All connections flow traverse VA TIC and is manag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6: CP-08.E04 Telecommunications Services | Provider Contingency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Requires primary and alternate telecommunications service providers to have contingency plans;</text:p>
            <text:p>(b) Reviews provider contingency plans to ensure that the plans meet organizational contingency requirements;</text:p>
            <text:p>and (c) Obtains evidence of contingency testing/training by provider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nd VA EO. The VAEC AWS GovCloud High is designed for High-Availability (HA) with duplicate AWS direct connect and a backup VPNconnection. All connections flow traverse VA TIC and is manag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7: CP-09.1 Information System Backup</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text:p>
            <text:p>a. Conducts backups of user-level information contained in the information system [Assignment: organization-defined frequency consistent with recovery time and recovery point objectives];</text:p>
            <text:p>b. Conducts backups of system-level information contained in the information system [Assignment: organization-defined frequency consistent with recovery time and recovery point objectives];</text:p>
            <text:p>c. Conducts backups of information system documentation including security-related documentation [Assignment: organization-defined frequency consistent with recovery time and recovery point objectives]; and</text:p>
            <text:p>d. Protects the confidentiality, integrity, and availability of backup information at storage loc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8: CP-09.E01 Information System Backup | Testing For Reliability / Integr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tests backup information [Assignment: organization-defined frequency] to verify media reliability and information integr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The VAEC AWS GovCloud High tests backup information annually or as needed to verify media reliability and informationintegrit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9: CP-09.E02 Information System Backup | Test Restoration Using Sampl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uses a sample of backup information in the restoration of selected information system functions as part of contingency plan testing.</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he VAEC AWS GovCloud High uses a sample of backup information in the restoration of selected information system functions as part of contingency plan test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0: CP-09.E03 Information System Backup | Separate Storage For Critical Inform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stores backup copies of [Assignment: organization-defined critical information system software and other security-related information] in a separate facility or in a fire-rated container that is not collocated with the operational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he VAEC AWS GovCloud High stores backup copies of all data in separate alternative AWS availability zones (AZ1 and AZ2).</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1: CP-09.E05 Information System Backup | Transfer To Alternate Storage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transfers information system backup information to the alternate storage site [Assignment: organization-defined time period and transfer rate consistent with the recovery time and recovery point objectiv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2: CP-10.1 Information System Recovery And Reconstitu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provides for the recovery and reconstitution of the information system to a known state after a disruption, compromise, or failur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he VAEC AWS GovCloud High provides for the recovery and reconstitution of the information system to a known state after a disruption, compromise, or failure. Recovery and reconstitution procedures are documented in the contingency pla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3: CP-10.E02 Information System Recovery And Reconstitution | Transaction Recover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implements transaction recovery for systems that are transaction-bas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4: CP-10.E04 Information System Recovery And Reconstitution | Restore Within Time Period</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provides the capability to restore information system components within [Assignment: organization-defined restoration time-periods] from configuration-controlled and integrity-protected information representing a known, operational state for the compon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5: CP-01.1 Contingency Planning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 contingency planning policy that addresses purpose, scope, roles, responsibilities, management commitment, coordination among organizational entities, and compliance; and</text:p>
            <text:p>2. Procedures to facilitate the implementation of the contingency planning policy and associated contingency planning controls; and</text:p>
            <text:p>b. Reviews and updates the current:</text:p>
            <text:p>1. Contingency planning policy [Assignment: organization-defined frequency]; and</text:p>
            <text:p>2. Contingency planning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nherits this control from OI&amp;T. OI&amp;T develops, documents, and disseminates policies and procedures enterprise-wide. In accordance with VA Directive and Handbook 6330, the Contingency Planning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357">
          <table:table-cell table:number-columns-repeated="1022"/>
        </table:table-row>
        <table:table-row table:style-name="ro9">
          <table:table-cell table:number-columns-repeated="1022"/>
        </table:table-row>
        <table:table-row table:style-name="ro9">
          <table:table-cell table:number-columns-repeated="1022"/>
        </table:table-row>
      </table:table>
      <table:table table:name="3-2 Identification and Authentication"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Identification and Authentication</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IA-02.1 Identification And Authentication (Organizational Use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uniquely identifies and authenticates organizational users (or processes acting on behalf of organizational user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RPC protocol is connection-oriented and synchronous with clients opening a connection to VistA and only making new RPC calls after receiving a reply from a previous call.Connection establishment and ending define a “client session” in the RPC engine and all RPC traffic on that connection is identified with that session.Clients log into VistA in different ways – there are Connection Proxies, CAPRI tokens, BSE tokens, Access Verify, SAML tokens. Each method is recognized by the Router and allows it to associate a client’s identity with the session. It is important to note that the Router doesn’t implement authentication – it merely notes how VistA responds to different sign on options and changes the client session appropriately.Session identity and details are passed into RPC Handlers along with a parsed version of an RPCAn RPC Handler may signal the Router engine to end a session The VAEC AWS GovCloud High requires all users to uniquely authenticate to the system prior to performing any actions. Users connect to the system using VA-issued two-factor authentication and service accounts also use unique ID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IA-02.E01 Identification And Authentication (Organizational Users) | Network Access To Privileged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multifactor authentication for network access to privileged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nd managed by VA NSOC.  To obtain access to the VAEC AWS GovCloud High environment, users must be within the VA network. Remote users are required to VPN into the VA network to gain connectivity.  VAEC AWS GovCloud High utilizes PIV (certificate) and/or token-based authentication for multifactor authentication.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IA-02.E02 Identification And Authentication (Organizational Users) | Network Access To Non-Privileged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multifactor authentication for network access to non-privileged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ot applicable since the VAEC system has no "non-privileged us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IA-02.E03 Identification And Authentication (Organizational Users) | Local Access To Privileged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multifactor authentication for local access to privileged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IA-02.E04 Identification And Authentication (Organizational Users) | Local Access To Non-Privileged Accou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multifactor authentication for local access to non-privileged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IA-02.E08 Identification And Authentication (Organizational Users) | Network Access To Privileged Accounts - Replay Resista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replay-resistant authentication mechanisms for network access to privileged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EC AWS GovCloud High utilizes VA PIV cards for authentication, which utilizes replay-resistant technologi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IA-02.E09 Identification And Authentication (Organizational Users) | Network Access To Non-Privileged Accounts - Replay Resista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replay-resistant authentication mechanisms for network access to non-privileged accou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EC AWS GovCloud High only has privileged accounts accessing the environment. Therefore, this control enhancement is not applicabl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IA-02.E11 Identification And Authentication (Organizational Users) | Remote Access - Separate Devi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information system implements multifactor authentication for remote access to privileged and non-privileged accounts such that one of the factors is provided by a device separate from the system gaining access and the device meets [Assignment: organization-defined strength of mechanism requirem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VA NSOC.VAM components will be managed within a single security boundary, within VAEC.VAM and its associated components (VICS Server, RPC Router, Router Manager, and Datastore) are all contained within a single security boundary within the VAEC using the AWS GovCloud High environment.To obtain access to the VAEC AWS GovCloud High environment, users must be within the VA network. Remote users are required to VPN into the VA network to gain connectivity. VPN is controlled and managed by the VA NSOC. VAEC AWS GovCloud High utilizes PIV (certificate) and/or token-based authentication for multifactor authentic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IA-02.E12 Identification And Authentication (Organizational Users) | Acceptance Of Piv Credentia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accepts and electronically verifies Personal Identity Verification (PIV) credential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plans to accept and verify PIV credentials using a centralized server managed by VA AD. AD services are controlled and managed by the VA AD Tea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IA-05.1 Authenticator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9">
          <table:table-cell table:style-name="ce31" office:value-type="string" calcext:value-type="string" table:number-columns-spanned="2" table:number-rows-spanned="1">
            <text:p>The organization manages information system authenticators by:</text:p>
            <text:p>a. Verifying, as part of the initial authenticator distribution, the identity of the individual, group, role, or device receiving the authenticator;</text:p>
            <text:p>b. Establishing initial authenticator content for authenticators defined by the organization;</text:p>
            <text:p>c. Ensuring that authenticators have sufficient strength of mechanism for their intended use;</text:p>
            <text:p>d. Establishing and implementing administrative procedures for initial authenticator distribution, for lost/compromised or damaged authenticators, and for revoking authenticators;</text:p>
            <text:p>e. Changing default content of authenticators prior to information system installation;</text:p>
            <text:p>f. Establishing minimum and maximum lifetime restrictions and reuse conditions for authenticators;</text:p>
            <text:p>g. Changing/refreshing authenticators [Assignment: organization-defined time period by authenticator type];</text:p>
            <text:p>h. Protecting authenticator content from unauthorized disclosure and modification;</text:p>
            <text:p>i. Requiring individuals to take, and having devices implement, specific security safeguards to protect authenticators; and</text:p>
            <text:p>j. Changing authenticators for group/role accounts when membership to those accounts chang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To obtain access VAM users must be within the VA network. Remote users are required to VPN into the VA network to gain connectivity. VPN is controlled and managed by the VA NSOC. Users connect to the system using VA-issued PIV cards managed by the OI&amp;T. The AD team manages the underlying Microsoft AD infrastructure.The OI&amp;T verifies, as part of the initial authenticator distribution, the identity of the individual, group, role, or device receiving the authenticator.b. The OI&amp;T establishes authenticator content for authenticators.c. The OI&amp;T ensures that authenticators have sufficient strength of mechanism for their intended use. Two-factor authentication is used for FIPS 140-2 compliant algorithms. The following setting are in place for all systems: Enforce password history - 24 passwords remembered, Maximum password age 90 days, Minimum password age 1 days, Minimum password length 8 characters, Password must meet complexity requirements.d. The OI&amp;T establishes and implements administrative procedures for initial authenticator distribution, for lost/compromised or damaged authenticators, and for revoking authenticators.e. The OI&amp;T requires the changing of default content of authenticators prior to information system installation.f. The OI&amp;T establishes minimum (1 day) and maximum (90 days) lifetime restrictions and reuse conditions (24-password history) for authenticators.G: The OI&amp;T manages information system authenticators by changing/refreshing authenticators for single-factor authentication, user accounts will be changed every 90 days. For single-factor authentication, administrator accounts should be changed at a maximum of every 30 days and will be changed at a minimum of every 90 days. Service accounts will be changed at a minimum every 3 years.h. The OI&amp;T protects authenticator content from unauthorized disclosure and modification.i. The OI&amp;T requires individuals to take, and having devices implement, specific security safeguards to protect authenticators.j. The OI&amp;T changes authenticators for group/role accounts when membership to those accounts chang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IA-05.E01 Authenticator Management | Password-Based Authent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4">
          <table:table-cell table:style-name="ce31" office:value-type="string" calcext:value-type="string" table:number-columns-spanned="2" table:number-rows-spanned="1">
            <text:p>The information system, for password-based authentication:</text:p>
            <text:p>(a) Enforces minimum password complexity of [Assignment: organization-defined requirements for case sensitivity, number of characters, mix of upper-case letters, lower-case letters, numbers, and special characters, including minimum requirements for each type];</text:p>
            <text:p>(b) Enforces at least the following number of changed characters when new passwords are created:</text:p>
            <text:p>[Assignment: organization-defined number];</text:p>
            <text:p>(c) Stores and transmits only cryptographically-protected passwords;</text:p>
            <text:p>(d) Enforces password minimum and maximum lifetime restrictions of [Assignment: organization-defined numbers for lifetime minimum, lifetime maximum];</text:p>
            <text:p>(e) Prohibits password reuse for [Assignment: organization-defined number] generations;</text:p>
            <text:p>and (f) Allows the use of a temporary password for system logons with an immediate change to a permanent passwor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In accordance with VA Handbook 6500, the VAM users’ passwords must contain at least 8 non-blank characters. Those 8 characters must contain characters from 3 of the following categories: English upper case letters, English lower case letters, Base 10 digits, and non-alphanumeric special characters. Six of the characters must not occur more than once in the password. System administrator and service account passwords must contain at least 12 non-blank characters and use 3 of the 4 categories as outlined above.b. When a user wants to change their password, VAM, in accordance with VA Handbook 6500, forces a user to change 4 characters from the old password to the new password.c. VAM hashes all passwords using FIPS 140-2 compliant algorithms prior to storage and transmission.d. VAM utilizes GPOs to enforce minimum (1 day) and maximum (90 days) lifetime restrictions and reuse conditions (24-password history) for authenticators.e. In accordance with VA Handbook 6500, VAM prohibits the same password being used if it was used within the past 2 years. Additionally, the VAM prohibits the reuse of a password that has been used within the last 3 times the password has been changed - regardless of time frame.f. VAM allows the use of a one-time password that must be reset upon initial logi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IA-05.E02 Authenticator Management | Pki-Based Authent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information system, for PKI-based authentication:</text:p>
            <text:p>(a) Validates certifications by constructing and verifying a certification path to an accepted trust anchor including checking certificate status information;</text:p>
            <text:p>(b) Enforces authorized access to the corresponding private key;</text:p>
            <text:p>(c) Maps the authenticated identity to the account of the individual or group;</text:p>
            <text:p>and (d) Implements a local cache of revocation data to support path discovery and validation in case of inability to access revocation information via the network.</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Two-factor authentication is configured and managed through OI&amp;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IA-05.E03 Authenticator Management | In-Person Or Trusted Third-Party Registr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 requires that the registration process to receive [Assignment: organization-defined types of and/or specific authenticators] be conducted [Selection: in person; by a trusted third party] before [Assignment: organization-defined registration authority] with authorization by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The OI&amp;T requires that the registration process for issuance of VA identity credentials, and the verification and provisioning process for acceptance for use in VA systems of credentials issued by third parties, shall follow the procedures defined in NIST SP 800-63 for the level of assurance applicable to that credential or toke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IA-05.E11 Authenticator Management | Hardware Token-Based Authent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for hardware token-based authentication, employs mechanisms that satisfy [Assignment: organization-defined token quality requirem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OIT requires that the registration process for issuance of VA identity credentials, and the verification and provisioning process for acceptance for use in VA systems of credentials issued by third parties, shall follow the procedures defined in NIST SP 800-63 for the level of assurance applicable to that credential or token.For VAM Clients log into VistA in different ways – there are Connection Proxies, CAPRI tokens, BSE tokens, Access Verify, SAML tokens. Each method is recognized by the Router and allows it to associate a client’s identity with the session. It is important to note that the Router doesn’t implement authentication – it merely notes how VistA responds to different sign on options and changes the client session appropriatel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IA-08.1 Identification And Authentication (Non-Organizational Use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uniquely identifies and authenticates non-organizational users (or processes acting on behalf of non-organizational user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ot applicable due to the VAM system not granting acccess to non-organizational us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IA-08.E01 Identification And Authentication (Non-Organizational Users) | Acceptance Of Piv Credentials From Other Agenc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accepts and electronically verifies Personal Identity Verification (PIV) credentials from other federal agenc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IA-08.E02 Identification And Authentication (Non-Organizational Users) | Acceptance Of Third-Party Credentia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accepts only FICAM-approved third-party credential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and VAEC AWS GovCloud High Assessing. This control is partially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IA-08.E03 Identification And Authentication (Non-Organizational Users) | Use Of Ficam-Approved Produc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only FICAM-approved information system components in [Assignment: organization-defined information systems] to accept third-party credential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IA-08.E04 Identification And Authentication (Non-Organizational Users) | Use Of Ficam-Issued Profil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conforms to FICAM-issued profi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IA-01.1 Identification And Authentication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Develops, documents, and disseminates to [Assignment: organization-defined personnel or roles]:</text:p>
            <text:p>1. An identification and authentication policy that addresses purpose, scope, roles, responsibilities, management commitment, coordination among organizational entities, and compliance; and</text:p>
            <text:p>2. Procedures to facilitate the implementation of the identification and authentication policy and associated identification and authentication controls; and</text:p>
            <text:p>b. Reviews and updates the current:</text:p>
            <text:p>1. Identification and authentication policy [Assignment: organization-defined frequency]; and</text:p>
            <text:p>2. Identification and authentication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OI&amp;T. The OI&amp;T develops, documents, and disseminates policies and procedures enterprise-wide. In accordance with VA Directive and Handbook 6330, the Identification and Authentication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IA-03.1 Device Identification And Authent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uniquely identifies and authenticates [Assignment: organization-defined specific and/or types of devices] before establishing a [Selection (one or more): local; remote; network] connec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o VAEC.VAM follows the VAEC AWS GovCloud High which uniquely identifies all systems in the environment via unique identifier (UID). Devices are authenticated for network access based off the IP range of the environmen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IA-04.1 Identifier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 manages information system identifiers by:</text:p>
            <text:p>a. Receiving authorization from [Assignment: organization-defined personnel or roles] to assign an individual, group, role, or device identifier;</text:p>
            <text:p>b. Selecting an identifier that identifies an individual, group, role, or device;</text:p>
            <text:p>c. Assigning the identifier to the intended individual, group, role, or device;</text:p>
            <text:p>d. Preventing reuse of identifiers for [Assignment: organization-defined time period]; and</text:p>
            <text:p>e. Disabling the identifier after [Assignment: organization-defined time period of inactiv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nd VAEC. a. In accordance with VA Handbook 6500, the VAEC AWS GovCloud High accepts and verifies PIV credentials using a centralized server managed by VA AD. AD services are controlled and managed by the VA AD Team. The VAEC AWS GovCloud High requires all users to uniquely identify and authenticate to the system prior to establishing remote connections. Access to all systems are entered into the SDM/CMDB system and the account manager authorizes access based on a valid need, intended system usage, and mission/business function.b. VA AD team selects PIV cards that uniquely identify users. VAEC AWS GovCloud High uses IP addresses to identify cloudbased network access points/devices.c. VA AD team assigns PIV cards that uniquely identify users. VAEC AWS GovCloud High uses IP addresses to identify cloudbased network access points/devices.d. In accordance with VA Handbook 6500, the VAEC AWS GovCloud High prevents the reuse of identifiers for at least two years.e. In accordance with VA Handbook 6500, the VAEC AWS GovCloud High manages information system identifiers for users and devices by disabling the identifier after ninety days of inactivit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IA-06.1 Authenticator Feedback</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obscures feedback of authentication information during the authentication process to protect the information from possible exploitation/use by unauthorized individual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VAEC AWS and VA EO.VAM uses RPC for authentication. The RPC protocol is connection-oriented and synchronous with clients opening a connection to VistA and only making new RPC calls after receiving a reply from a previous call.Clients log into VistA in different ways – there are Connection Proxies, CAPRI tokens, BSE tokens, Access Verify, SAML tokens. Each method is recognized by the Router and allows it to associate a client’s identity with the session. It is important to note that the Router doesn’t implement authentication – it merely notes how VistA responds to different sign on options and changes the client session appropriately. Authentication is provided by VA E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IA-07.1 Cryptographic Module Authent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implements mechanisms for authentication to a cryptographic module that meet the requirements of applicable federal laws, Executive Orders, directives, policies, regulations, standards, and guidance for such authent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23">
          <table:table-cell table:number-columns-repeated="1022"/>
        </table:table-row>
        <table:table-row table:style-name="ro9">
          <table:table-cell table:number-columns-repeated="1022"/>
        </table:table-row>
        <table:table-row table:style-name="ro9">
          <table:table-cell table:number-columns-repeated="1022"/>
        </table:table-row>
      </table:table>
      <table:table table:name="3-2 Indident Response"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Incident Response</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IR-02.1 Incident Response Trai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 provides incident response training to information system users consistent with assigned roles and responsibilities:</text:p>
            <text:p>a. Within [Assignment: organization-defined time period] of assuming an incident response role or responsibility;</text:p>
            <text:p>b. When required by information system changes; and</text:p>
            <text:p>c. [Assignment: organization-defined frequency] thereaft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the VA NSOC. Additionally, Incident Response training is required for each new user as a component of the VA User Awareness Training. This training is done annuall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IR-02.E01 Incident Response Training | Simulated Ev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ncorporates simulated events into incident response training to facilitate effective response by personnel in crisis situ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IR-02.E02 Incident Response Training | Automated Training Environm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utomated mechanisms to provide a more thorough and realistic incident response training environme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IR-03.1 Incident Response Tes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tests the incident response capability for the information system [Assignment: organization-defined frequency] using [Assignment: organization-defined tests] to determine the incident response effectiveness and documents the resul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IR-03.E02 Incident Response Testing | Coordination With Related Pla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coordinates incident response testing with organizational elements responsible for related pla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IR-04.1 Incident Handl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Implements an incident handling capability for security incidents that includes preparation, detection and analysis, containment, eradication, and recovery;</text:p>
            <text:p>b. Coordinates incident handling activities with contingency planning activities; and</text:p>
            <text:p>c. Incorporates lessons learned from ongoing incident handling activities into incident response procedures, training, and testing, and implements the resulting changes accordingl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IR-04.E01 Incident Handling | Automated Incident Handling Process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mploys automated mechanisms to support the incident handling proce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IR-04.E04 Incident Handling | Information Correl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correlates incident information and individual incident responses to achieve an organization-wide perspective on incident awareness and respons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IR-05.1 Incident Monitor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tracks and documents information system security incid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IR-05.E01 Incident Monitoring | Automated Tracking / Data Collection / Analysi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to assist in the tracking of security incidents and in the collection and analysis of incident inform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IR-06.1 Incident Repor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Requires personnel to report suspected security incidents to the organizational incident response capability within [Assignment: organization-defined time period]; and</text:p>
            <text:p>b. Reports security incident information to [Assignment: organization-defined author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IR-06.E01 Incident Reporting | Automated Repor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mploys automated mechanisms to assist in the reporting of security incid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IR-07.1 Incident Response Assist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provides an incident response support resource, integral to the organizational incident response capability that offers advice and assistance to users of the information system for the handling and reporting of security incid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IR-07.E01 Incident Response Assistance | Automation Support For Availability Of Information / Suppor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utomated mechanisms to increase the availability of incident response-related information and suppor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IR-01.1 Incident Response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n incident response policy that addresses purpose, scope, roles, responsibilities, management commitment, coordination among organizational entities, and compliance; and</text:p>
            <text:p>2. Procedures to facilitate the implementation of the incident response policy and associated incident response controls; and</text:p>
            <text:p>b. Reviews and updates the current:</text:p>
            <text:p>1. Incident response policy [Assignment: organization-defined frequency]; and</text:p>
            <text:p>2. Incident response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IR-08.1 Incident Response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30">
          <table:table-cell table:style-name="ce31" office:value-type="string" calcext:value-type="string" table:number-columns-spanned="2" table:number-rows-spanned="1">
            <text:p>The organization:</text:p>
            <text:p>a. Develops an incident response plan that:</text:p>
            <text:p>1. Provides the organization with a roadmap for implementing its incident response capability;</text:p>
            <text:p>2. Describes the structure and organization of the incident response capability;</text:p>
            <text:p>3. Provides a high-level approach for how the incident response capability fits into the overall organization;</text:p>
            <text:p>4. Meets the unique requirements of the organization, which relate to mission, size, structure, and functions;</text:p>
            <text:p>5. Defines reportable incidents;</text:p>
            <text:p>6. Provides metrics for measuring the incident response capability within the organization;</text:p>
            <text:p>7. Defines the resources and management support needed to effectively maintain and mature an incident response capability; and</text:p>
            <text:p>8. Is reviewed and approved by [Assignment: organization-defined personnel or roles];</text:p>
            <text:p>b. Distributes copies of the incident response plan to [Assignment: organization-defined incident response personnel (identified by name and/or by role) and organizational elements];</text:p>
            <text:p>c. Reviews the incident response plan [Assignment: organization-defined frequency];</text:p>
            <text:p>d. Updates the incident response plan to address system/organizational changes or problems encountered during plan implementation, execution, or testing;</text:p>
            <text:p>e. Communicates incident response plan changes to [Assignment: organization-defined incident response personnel (identified by name and/or by role) and organizational elements]; and</text:p>
            <text:p>f. Protects the incident response plan from unauthorized disclosure and modif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71">
          <table:table-cell table:number-columns-repeated="1022"/>
        </table:table-row>
        <table:table-row table:style-name="ro9">
          <table:table-cell table:number-columns-repeated="1022"/>
        </table:table-row>
        <table:table-row table:style-name="ro9">
          <table:table-cell table:number-columns-repeated="1022"/>
        </table:table-row>
      </table:table>
      <table:table table:name="3-2 Information Security Programs"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Information Security Programs</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PM-01.1 Information Security Program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31">
          <table:table-cell table:style-name="ce31" office:value-type="string" calcext:value-type="string" table:number-columns-spanned="2" table:number-rows-spanned="1">
            <text:p>The organization:</text:p>
            <text:p>a. Develops and disseminates an organization-wide information security program plan that:</text:p>
            <text:p>1. Provides an overview of the requirements for the security program and a description of the security program management controls and common controls in place or planned for meeting those requirements;</text:p>
            <text:p>2. Includes the identification and assignment of roles, responsibilities, management commitment, coordination among organizational entities, and compliance;</text:p>
            <text:p>3. Reflects coordination among organizational entities responsible for the different aspects of information security (i.e., technical, physical, personnel, cyber-physical); and</text:p>
            <text:p>4. Is approved by a senior official with responsibility and accountability for the risk being incurred to organizational operations (including mission, functions, image, and reputation), organizational assets, individuals, other organizations, and the Nation;</text:p>
            <text:p>b. Reviews the organization-wide information security program plan [Assignment: organization-defined frequency];</text:p>
            <text:p>c. Updates the plan to address organizational changes and problems identified during plan implementation or security control assessments; and</text:p>
            <text:p>d. Protects the information security program plan from unauthorized disclosure and modif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VAM inherits this control from OI&amp;T. OI&amp;T develops, documents, and disseminates policies andprocedures enterprise-wide. In accordance with VA Directive and Handbook 6330, the Program Management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PM-02.1 Senior Information Security Officer</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appoints a senior information security officer with the mission and resources to coordinate, develop, implement, and maintain an organization-wide information security progra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the VA CIO has appointed a CISO with the mission and resources to coordinate,develop, implement, and maintain a VA-wide information security progra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PM-03.1 Information Security Resour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Ensures that all capital planning and investment requests include the resources needed to implement the information security program and documents all exceptions to this requirement;</text:p>
            <text:p>b. Employs a business case/Exhibit 300/Exhibit 53 to record the resources required; and</text:p>
            <text:p>c. Ensures that information security resources are available for expenditure as plann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In accordance with VA Handbook 6500, VA OI&amp;T ensures that all capital planning and investment requests include theresources necessary to implement the information security program and documents all exceptions to this requirement. Thisincludes employing a business case/Exhibit 300/Exhibit 53 to record the resources required and ensuring that informationsecurity resources are available for expenditure as planned.erited from the VA E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PM-04.1 Plan Of Action And Milestones Pro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Implements a process for ensuring that plans of action and milestones for the security program and associated organizational information systems:</text:p>
            <text:p>1. Are developed and maintained;</text:p>
            <text:p>2. Document the remedial information security actions to adequately respond to risk to organizational operations and assets, individuals, other organizations, and the Nation; and</text:p>
            <text:p>3. Are reported in accordance with OMB FISMA reporting requirements.</text:p>
            <text:p>b. Reviews plans of action and milestones for consistency with the organizational risk management strategy and organization-wide priorities for risk response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a. In accordance with VA Handbook 6500, VA OI&amp;T has implemented a standardized process for ensuring that POA&amp;Ms for thesecurity program and the associated VA information systems: (i) are developed and maintained; (ii) document the remedialinformation security actions to adequately respond to risk to VA operations and assets, individuals, other organizations, and theNation; and (iii) are reported in accordance with OMB FISMA reporting requirements.b. In accordance with VA Handbook 6500, VA OI&amp;T reviews POA&amp;Ms for consistency with the VA risk management strategyand VA-wide priorities for risk response ac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PM-05.1 Information System Inventor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develops and maintains an inventory of its information sys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OI&amp;T will develop and maintain an inventory of its information systems. Inventory willcomply with current OMB and FISMA guidance, and include data points to identify physical location, logical location (MAC andIP address), ownership/assignment, tracking number, operating system type and version number, serial number, and modelnumber. Service Delivery and Engineering will provide the field with the procedures for conducting and maintaining the inventoryof IT systems within V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PM-06.1 Information Security Measures Of Perform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develops, monitors, and reports on the results of information security measures of performan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will develop, monitor, and report on the results of information securitymeasures of performance. This is accomplished by determining and establishing outcome based performance metrics andtracking the performance and providing feedback to the field to improve performan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PM-07.1 Enterprise Architectur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develops an enterprise architecture with consideration for information security and the resulting risk to organizational operations, organizational assets, individuals, other organizations, and the N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OI&amp;T’s EA organization:(a) Aligns VA information system EA with Federal EA design;(b) Integrates enterprise architectural design with security requirements early in the SDLC;(c) Ensures security considerations and requirements are directly and explicitly related to VA’s mission/business processes;(d) Effectively uses VA’s RMF along with supporting security standards and guidelines to effectively address securityrequirements; and(e) Follows Federal Segment Architecture Methodolog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PM-08.1 Critical Infrastructure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addresses information security issues in the development, documentation, and updating of a critical infrastructure and key resources protection pla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addresses information security issues in the development, documentation, andupdating of a critical infrastructure and key resources protection plan. This is done by defining: the critical infrastructure for VAinformation systems, key critical infrastructure resources, and key critical infrastructure personnel.</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PM-09.1 Risk Management Strateg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Develops a comprehensive strategy to manage risk to organizational operations and assets, individuals, other organizations, and the Nation associated with the operation and use of information systems;</text:p>
            <text:p>b. Implements the risk management strategy consistently across the organization; and</text:p>
            <text:p>c. Reviews and updates the risk management strategy [Assignment: organization-defined frequency] or as required, to address organizational chang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has a comprehensive strategy to manage risk to VA operations and assets,individuals, other organizations, and the Nation associated with the operation and use of information systems. VA implementsthe risk management strategy consistently across the organization and reviews and updates the strategy as required to addressVA chang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PM-10.1 Security Authorization Pro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Manages (i.e., documents, tracks, and reports) the security state of organizational information systems and the environments in which those systems operate through security authorization processes;</text:p>
            <text:p>b. Designates individuals to fulfill specific roles and responsibilities within the organizational risk management process; and</text:p>
            <text:p>c. Fully integrates the security authorization processes into an organization-wide risk management progra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OI&amp;T has developed a security authorization process to manage and control VAinformation system security postur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PM-11.1 Mission/Business Process Defini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Defines mission/business processes with consideration for information security and the resulting risk to organizational operations, organizational assets, individuals, other organizations, and the Nation; and</text:p>
            <text:p>b. Determines information protection needs arising from the defined mission/business processes and revises the processes as necessary, until achievable protection needs are obtain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is continually defining VA mission/business processes with consideration forinformation security and the resulting risk to VA operations and assets, individuals, other organizations, and the Nation and willrevise the processes as necessary until achievable protection needs are obtained. OI&amp;T works closely with VHA, VBA, and NCAto determine their missions and their security requirements and needs and to ensure they are involved in evaluating the impactof security controls on mission and business process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PM-12.1 Insider Threat Program</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mplements an insider threat program that includes a cross-discipline insider threat incident handling tea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the VA OI&amp;T has an insider threat program that includes a cross-discipline insider threatincident handling team. The cross-discipline insider threat incident handling team includes representation from majordepartments across VA and meets on a regular basis to discuss the current level of organizational preparedness in addressinginsider threat. The insider threat program includes controls to detect malicious insider activity and the correlation of bothtechnical and nontechnical inform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PM-13.1 Information Security Workfor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stablishes an information security workforce development and improvement progra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has an information security workforce development and improvementplan. The VA information security workforce development and improvement program includes, for example: (i) defining theknowledge and skill levels needed to perform information security duties and tasks; (ii) developing role-based training programsfor individuals assigned information security roles and responsibilities; and (iii) providing standards for measuring and buildingindividual qualifications for incumbents and applicants for information security-related posi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PM-14.1 Tes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Implements a process for ensuring that organizational plans for conducting security testing, training, and monitoring activities associated with organizational information systems:</text:p>
            <text:p>1. Are developed and maintained; and</text:p>
            <text:p>2. Continue to be executed in a timely manner;</text:p>
            <text:p>b. Reviews testing, training, and monitoring plans for consistency with the organizational risk management strategy and organization-wide priorities for risk response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implements a process for ensuring that VA plans for conducting securitytesting, training, and monitoring activities associated with VA information systems: (i) are developed and maintained; and (ii)continue to be executed in a timely manner. VA OI&amp;T reviews testing, training, and monitoring plans for consistency with VA riskmanagement strategy and VA-wide priorities for risk response ac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PM-15.1 Contacts With Security Groups And Associa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 establishes and institutionalizes contact with selected groups and associations within the security community:</text:p>
            <text:p>a. To facilitate ongoing security education and training for organizational personnel;</text:p>
            <text:p>b. To maintain currency with recommended security practices, techniques, and technologies; and</text:p>
            <text:p>c. To share current security-related information including threats, vulnerabilities, and incid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establishes and institutionalizes contact with selected groups and associationswithin the security community:1. To facilitate ongoing security education and training for VA personnel;2. To maintain currency with recommended security practices, techniques, and technologies; and3. To share current security-related information including threats, vulnerabilities, and incidents.Security groups and associations include, for example, special interest groups, forums, professional associations, news groups,and/or peer groups of security professionals in similar organizations. VA selects groups and associations based on VAmissions/business functions. VA shares threat, vulnerability, and incident information consistent with applicable Federal laws,Executive Orders, directives, policies, regulations, standards, and guidan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PM-16.1 Threat Awareness Program</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mplements a threat awareness program that includes a cross-organization information-sharing capabil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is inherited from the VA EO.In accordance with VA Handbook 6500, VA OI&amp;T has a threat awareness program that includes a cross-VA information-sharingcapability.VA will share threat information as one technique to address the concern of constantly changing and increasingly sophisticatedadversaries. Threat information sharing includes, for example, sharing threat events (i.e., tactics, techniques, and procedures)that VA has experienced, mitigations that VA has found are effective against certain types of threats, or threat intelligence (i.e.,indications and warnings about threats that are likely to occur). Threat information sharing may be bilateral (e.g., governmentcommercialcooperatives, government-government cooperatives), or multilateral (e.g., VA taking part in threat-sharingconsortia). Threat information may be highly sensitive requiring special agreements and protection, or less sensitive and freelyshar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71">
          <table:table-cell table:number-columns-repeated="1022"/>
        </table:table-row>
        <table:table-row table:style-name="ro9">
          <table:table-cell table:number-columns-repeated="1022"/>
        </table:table-row>
        <table:table-row table:style-name="ro9">
          <table:table-cell table:number-columns-repeated="1022"/>
        </table:table-row>
      </table:table>
      <table:table table:name="3-2 Maintenance"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Maintenance</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MA-02.1 Controlled Mainten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7">
          <table:table-cell table:style-name="ce31" office:value-type="string" calcext:value-type="string" table:number-columns-spanned="2" table:number-rows-spanned="1">
            <text:p>The organization:</text:p>
            <text:p>a. Schedules, performs, documents, and reviews records of maintenance and repairs on information system components in accordance with manufacturer or vendor specifications and/or organizational requirements;</text:p>
            <text:p>b. Approves and monitors all maintenance activities, whether performed on site or remotely and whether the equipment is serviced on site or removed to another location;</text:p>
            <text:p>c. Requires that [Assignment: organization-defined personnel or roles] explicitly approve the removal of the information system or system components from organizational facilities for off-site maintenance or repairs;</text:p>
            <text:p>d. Sanitizes equipment to remove all information from associated media prior to removal from organizational facilities for off-site maintenance or repairs;</text:p>
            <text:p>e. Checks all potentially impacted security controls to verify that the controls are still functioning properly following maintenance or repair actions; and</text:p>
            <text:p>f. Includes [Assignment: organization-defined maintenance-related information] in organizational maintenance reco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 and OI&amp;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MA-02.E02 Controlled Maintenance | Automated Maintenance Activit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Employs automated mechanisms to schedule, conduct, and document maintenance and repairs;</text:p>
            <text:p>and (b) Produces up-to date, accurate, and complete records of all maintenance and repair actions requested, scheduled, in process, and completed. Related to:</text:p>
            <text:p>CA-7, MA-3</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MA-03.1 Maintenance Too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approves, controls, and monitors information system maintenance tool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MA-03.E01 Maintenance Tools | Inspect Too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inspects the maintenance tools carried into a facility by maintenance personnel for improper or unauthorized modific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MA-03.E02 Maintenance Tools | Inspect Media</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checks media containing diagnostic and test programs for malicious code before the media are used in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MA-03.E03 Maintenance Tools | Prevent Unauthorized Remova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 prevents the unauthorized removal of maintenance equipment containing organizational information by:</text:p>
            <text:p>(a) Verifying that there is no organizational information contained on the equipment;</text:p>
            <text:p>(b) Sanitizing or destroying the equipment;</text:p>
            <text:p>(c) Retaining the equipment within the facility;</text:p>
            <text:p>or (d) Obtaining an exemption from [Assignment: organization-defined personnel or roles] explicitly authorizing removal of the equipment from the facil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MA-04.1 Nonlocal Mainten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organization:</text:p>
            <text:p>a. Approves and monitors nonlocal maintenance and diagnostic activities;</text:p>
            <text:p>b. Allows the use of nonlocal maintenance and diagnostic tools only as consistent with organizational policy and documented in the security plan for the information system;</text:p>
            <text:p>c. Employs strong authenticators in the establishment of nonlocal maintenance and diagnostic sessions;</text:p>
            <text:p>d. Maintains records for nonlocal maintenance and diagnostic activities; and</text:p>
            <text:p>e. Terminates session and network connections when nonlocal maintenance is comple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MA-04.E02 Nonlocal Maintenance | Document Nonlocal Mainten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documents in the security plan for the information system, the policies and procedures for the establishment and use of nonlocal maintenance and diagnostic conne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OI&amp;T.OI&amp;T documents, in the security plan for the information system, the policies and procedures for establishment and use of non-local maintenance and diagnostic connec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MA-04.E03 Nonlocal Maintenance | Comparable Security / Sanitiz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Requires that nonlocal maintenance and diagnostic services be performed from an information system that implements a security capability comparable to the capability implemented on the system being serviced;</text:p>
            <text:p>or (b) Removes the component to be serviced from the information system prior to nonlocal maintenance or diagnostic services, sanitizes the component (with regard to organizational information) before removal from organizational facilities, and after the service is performed, inspects and sanitizes the component (with regard to potentially malicious software) before reconnecting the component to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OI&amp;T.OI&amp;T documents, in the security plan for the information system, the policies and procedures for establishment and use of non-local maintenance and diagnostic connec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MA-05.1 Maintenance Personne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Establishes a process for maintenance personnel authorization and maintains a list of authorized maintenance organizations or personnel;</text:p>
            <text:p>b. Ensures that non-escorted personnel performing maintenance on the information system have required access authorizations; and</text:p>
            <text:p>c. Designates organizational personnel with required access authorizations and technical competence to supervise the maintenance activities of personnel who do not possess the required access authoriza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MA-05.E01 Maintenance Personnel | Individuals Without Appropriate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Implements procedures for the use of maintenance personnel that lack appropriate security clearances or are not U.S. citizens, that include the following requirements:</text:p>
            <text:p>(b) Develops and implements alternate security safeguards in the event an information system component cannot be sanitized, removed, or disconnected from the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MA-01.1 System Maintenance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 system maintenance policy that addresses purpose, scope, roles, responsibilities, management commitment, coordination among organizational entities, and compliance; and</text:p>
            <text:p>2. Procedures to facilitate the implementation of the system maintenance policy and associated system maintenance controls; and</text:p>
            <text:p>b. Reviews and updates the current:</text:p>
            <text:p>1. System maintenance policy [Assignment: organization-defined frequency]; and</text:p>
            <text:p>2. System maintenance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OI&amp;T develops, documents, and disseminates policies and procedures enterprise-wide. In accordance with VA Directive and Handbook 6330, the System Maintenance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MA-06.1 Timely Maintenan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obtains maintenance support and/or spare parts for [Assignment: organization-defined information system components] within [Assignment: organization-defined time period] of failur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89">
          <table:table-cell table:number-columns-repeated="1022"/>
        </table:table-row>
        <table:table-row table:style-name="ro9">
          <table:table-cell table:number-columns-repeated="1022"/>
        </table:table-row>
        <table:table-row table:style-name="ro9">
          <table:table-cell table:number-columns-repeated="1022"/>
        </table:table-row>
      </table:table>
      <table:table table:name="3-2 Media Protection"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Media Protection</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MP-05.1 Media Transpor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organization:</text:p>
            <text:p>a. Protects and controls [Assignment: organization-defined types of information system media] during transport outside of controlled areas using [Assignment: organization-defined security safeguards];</text:p>
            <text:p>b. Maintains accountability for information system media during transport outside of controlled areas;</text:p>
            <text:p>c. Documents activities associated with the transport of information system media; and</text:p>
            <text:p>d. Restricts the activities associated with the transport of information system media to authorized personne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MP-05.E04 Media Transport | Cryptographic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implements cryptographic mechanisms to protect the confidentiality and integrity of information stored on digital media during transport outside of controlled area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MP-06.1 Media Sanitiz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Sanitizes [Assignment: organization-defined information system media] prior to disposal, release out of organizational control, or release for reuse using [Assignment: organization-defined sanitization techniques and procedures] in accordance with applicable federal and organizational standards and policies; and</text:p>
            <text:p>b. Employs sanitization mechanisms with the strength and integrity commensurate with the security category or classification of the inform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MP-06.E01 Media Sanitization | Review / Approve / Track / Document / Verif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reviews, approves, tracks, documents, and verifies media sanitization and disposal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MP-06.E02 Media Sanitization | Equipment Tes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tests sanitization equipment and procedures [Assignment: organization-defined frequency] to verify that the intended sanitization is being achiev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MP-06.E03 Media Sanitization | Nondestructive Techniqu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applies nondestructive sanitization techniques to portable storage devices prior to connecting such devices to the information system under the following circumstances: [Assignment: organization-defined circumstances requiring sanitization of portable storage devi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MP-07.1 Media Us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Selection: restricts; prohibits] the use of [Assignment: organization-defined types of information system media] on [Assignment: organization-defined information systems or system components] using [Assignment: organization-defined security safegua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MP-07.E01 Media Use | Prohibit Use Without Owner</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prohibits the use of portable storage devices in organizational information systems when such devices have no identifiable own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MP-01.1 Media Protection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 media protection policy that addresses purpose, scope, roles, responsibilities, management commitment, coordination among organizational entities, and compliance; and</text:p>
            <text:p>2. Procedures to facilitate the implementation of the media protection policy and associated media protection controls; and</text:p>
            <text:p>b. Reviews and updates the current:</text:p>
            <text:p>1. Media protection policy [Assignment: organization-defined frequency]; and</text:p>
            <text:p>2. Media protection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OI&amp;T develops, documents, and disseminates policies and procedures enterprise-wide. In accordance with VA Directive and Handbook 6330, the Media Protection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MP-02.1 Media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restricts access to [Assignment: organization-defined types of digital and/or non-digital media] to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MP-03.1 Media Mark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9">
          <table:table-cell table:style-name="ce31" office:value-type="string" calcext:value-type="string" table:number-columns-spanned="2" table:number-rows-spanned="1">
            <text:p>The organization:</text:p>
            <text:p>a. Marks information system media indicating the distribution limitations, handling caveats, and applicable security markings (if any) of the information; and</text:p>
            <text:p>b. Exempts [Assignment: organization-defined types of information system media] from marking as long as the media remain within [Assignment: organization-defined controlled area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MP-04.1 Media Storag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Physically controls and securely stores [Assignment: organization-defined types of digital and/or non-digital media] within [Assignment: organization-defined controlled areas]; and</text:p>
            <text:p>b. Protects information system media until the media are destroyed or sanitized using approved equipment, techniques, and procedur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95">
          <table:table-cell table:number-columns-repeated="1022"/>
        </table:table-row>
        <table:table-row table:style-name="ro9">
          <table:table-cell table:number-columns-repeated="1022"/>
        </table:table-row>
        <table:table-row table:style-name="ro9">
          <table:table-cell table:number-columns-repeated="1022"/>
        </table:table-row>
      </table:table>
      <table:table table:name="3-2 Personnel Security"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Personnel Security</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PS-04.1 Personnel Termin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 upon termination of individual employment:</text:p>
            <text:p>a. Disables information system access within [Assignment: organization-defined time period];</text:p>
            <text:p>b. Terminates/revokes any authenticators/credentials associated with the individual;</text:p>
            <text:p>c. Conducts exit interviews that include a discussion of [Assignment: organization-defined information security topics];</text:p>
            <text:p>d. Retrieves all security-related organizational information system-related property;</text:p>
            <text:p>e. Retains access to organizational information and information systems formerly controlled by terminated individual; and</text:p>
            <text:p>f. Notifies [Assignment: organization-defined personnel or roles] within [Assignment: organization-defined time perio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and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PS-04.E02 Personnel Termination | Automated Notif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utomated mechanisms to notify [Assignment: organization-defined personnel or roles] upon termination of an individua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PS-01.1 Personnel Security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 personnel security policy that addresses purpose, scope, roles, responsibilities, management commitment, coordination among organizational entities, and compliance; and</text:p>
            <text:p>2. Procedures to facilitate the implementation of the personnel security policy and associated personnel security controls; and</text:p>
            <text:p>b. Reviews and updates the current:</text:p>
            <text:p>1. Personnel security policy [Assignment: organization-defined frequency]; and</text:p>
            <text:p>2. Personnel security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OI&amp;T develops, documents, and disseminates policies and procedures enterprise-wid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PS-02.1 Position Risk Design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Assigns a risk designation to all organizational positions;</text:p>
            <text:p>b. Establishes screening criteria for individuals filling those positions; and</text:p>
            <text:p>c. Reviews and updates position risk designation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per VA Handbook and Directive 0710.</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PS-03.1 Personnel Scree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Screens individuals prior to authorizing access to the information system; and</text:p>
            <text:p>b. Rescreens individuals according to [Assignment: organization-defined conditions requiring rescreening and, where rescreening is so indicated, the frequency of such rescreening].</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per VA Handbook and Directive 0710.</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PS-05.1 Personnel Transfer</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Reviews and confirms ongoing operational need for current logical and physical access authorizations to information systems/facilities when individuals are reassigned or transferred to other positions within the organization;</text:p>
            <text:p>b. Initiates [Assignment: organization-defined transfer or reassignment actions] within [Assignment: organization-defined time period following the formal transfer action];</text:p>
            <text:p>c. Modifies access authorization as needed to correspond with any changes in operational need due to reassignment or transfer; and</text:p>
            <text:p>d. Notifies [Assignment: organization-defined personnel or roles] within [Assignment: organization-defined time perio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and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PS-06.1 Access Agreem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organization:</text:p>
            <text:p>a. Develops and documents access agreements for organizational information systems;</text:p>
            <text:p>b. Reviews and updates the access agreements [Assignment: organization-defined frequency]; and</text:p>
            <text:p>c. Ensures that individuals requiring access to organizational information and information systems:</text:p>
            <text:p>1. Sign appropriate access agreements prior to being granted access; and</text:p>
            <text:p>2. Re-sign access agreements to maintain access to organizational information systems when access agreements have been updated or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and VAEC AWS GovCloud High Assess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PS-07.1 Third-Party Personnel Secur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Establishes personnel security requirements including security roles and responsibilities for third-party providers;</text:p>
            <text:p>b. Requires third-party providers to comply with personnel security policies and procedures established by the organization;</text:p>
            <text:p>c. Documents personnel security requirements;</text:p>
            <text:p>d. Requires third-party providers to notify [Assignment: organization-defined personnel or roles] of any personnel transfers or terminations of third-party personnel who possess organizational credentials and/or badges, or who have information system privileges within [Assignment: organization-defined time period]; and</text:p>
            <text:p>e. Monitors provider complian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PS-08.1 Personnel San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Employs a formal sanctions process for individuals failing to comply with established information security policies and procedures; and</text:p>
            <text:p>b. Notifies [Assignment: organization-defined personnel or roles] within [Assignment: organization-defined time period] when a formal employee sanctions process is initiated, identifying the individual sanctioned and the reason for the sanc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FedRAMP JAB authorized package ID F1603047866 for Amazon Web Services GovCloud High and VA EO.</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513">
          <table:table-cell table:number-columns-repeated="1022"/>
        </table:table-row>
        <table:table-row table:style-name="ro9">
          <table:table-cell table:number-columns-repeated="1022"/>
        </table:table-row>
        <table:table-row table:style-name="ro9">
          <table:table-cell table:number-columns-repeated="1022"/>
        </table:table-row>
      </table:table>
      <table:table table:name="3-2 Physical and Environmental Protection"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Physical and Environmental Protection</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PE-03.1 Physical Access Contro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8">
          <table:table-cell table:style-name="ce31" office:value-type="string" calcext:value-type="string" table:number-columns-spanned="2" table:number-rows-spanned="1">
            <text:p>The organization:</text:p>
            <text:p>a. Enforces physical access authorizations at [Assignment: organization-defined entry/exit points to the facility where the information system resides] by;</text:p>
            <text:p>1. Verifying individual access authorizations before granting access to the facility; and</text:p>
            <text:p>2. Controlling ingress/egress to the facility using [Selection (one or more): [Assignment: organization-defined physical access control systems/devices]; guards];</text:p>
            <text:p>b. Maintains physical access audit logs for [Assignment: organization-defined entry/exit points];</text:p>
            <text:p>c. Provides [Assignment: organization-defined security safeguards] to control access to areas within the facility officially designated as publicly accessible;</text:p>
            <text:p>d. Escorts visitors and monitors visitor activity [Assignment: organization-defined circumstances requiring visitor escorts and monitoring];</text:p>
            <text:p>e. Secures keys, combinations, and other physical access devices;</text:p>
            <text:p>f. Inventories [Assignment: organization-defined physical access devices] every [Assignment: organization-defined frequency]; and</text:p>
            <text:p>g. Changes combinations and keys [Assignment: organization-defined frequency] and/or when keys are lost, combinations are compromised, or individuals are transferred or termina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PE-03.E01 Physical Access Control | Information System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nforces physical access authorizations to the information system in addition to the physical access controls for the facility at [Assignment: organization-defined physical spaces containing one or more components of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PE-06.1 Monitoring Physical Ac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Monitors physical access to the facility where the information system resides to detect and respond to physical security incidents;</text:p>
            <text:p>b. Reviews physical access logs [Assignment: organization-defined frequency] and upon occurrence of [Assignment: organization-defined events or potential indications of events]; and</text:p>
            <text:p>c. Coordinates results of reviews and investigations with the organizational incident response capabil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PE-06.E01 Monitoring Physical Access | Intrusion Alarms / Surveillance Equip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monitors physical intrusion alarms and surveillance equipmen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PE-06.E04 Monitoring Physical Access | Monitoring Physical Access To Information System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monitors physical access to the information system in addition to the physical access monitoring of the facility as [Assignment: organization-defined physical spaces containing one or more components of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PE-08.1 Visitor Access Record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text:p>
            <text:p>a. Maintains visitor access records to the facility where the information system resides for [Assignment: organization-defined time period]; and</text:p>
            <text:p>b. Reviews visitor access record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PE-08.E01 Visitor Access Records | Automated Records Maintenance / Review</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utomated mechanisms to facilitate the maintenance and review of visitor access reco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PE-11.1 Emergency Power</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provides a short-term uninterruptible power supply to facilitate [Selection (one or more): an orderly shutdown of the information system; transition of the information system to long-term alternate power] in the event of a primary power source lo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PE-11.E01 Emergency Power | Long-Term Alternate Power Supply - Minimal Operational Capabil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provides a long-term alternate power supply for the information system that is capable of maintaining minimally required operational capability in the event of an extended loss of the primary power sour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PE-13.1 Fire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nd maintains fire suppression and detection devices/systems for the information system that are supported by an independent energy sour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PE-13.E01 Fire Protection | Detection Devices / System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mploys fire detection devices/systems for the information system that activate automatically and notify [Assignment: organization-defined personnel or roles] and [Assignment: organization-defined emergency responders] in the event of a fir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PE-13.E02 Fire Protection | Suppression Devices / System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mploys fire suppression devices/systems for the information system that provide automatic notification of any activation to Assignment: organization-defined personnel or roles] and [Assignment: organization-defined emergency responder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PE-13.E03 Fire Protection | Automatic Fire Suppress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n automatic fire suppression capability for the information system when the facility is not staffed on a continuous basi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PE-15.1 Water Damage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protects the information system from damage resulting from water leakage by providing master shutoff or isolation valves that are accessible, working properly, and known to key personne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PE-15.E01 Water Damage Protection | Automation Suppor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to detect the presence of water in the vicinity of the information system and alerts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PE-01.1 Physical And Environmental Protection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text:p>
            <text:p>a. Develops, documents, and disseminates to [Assignment: organization-defined personnel or roles]:</text:p>
            <text:p>1. A physical and environmental protection policy that addresses purpose, scope, roles, responsibilities, management commitment, coordination among organizational entities, and compliance; and</text:p>
            <text:p>2. Procedures to facilitate the implementation of the physical and environmental protection policy and associated physical and environmental protection controls; and</text:p>
            <text:p>b. Reviews and updates the current:</text:p>
            <text:p>1. Physical and environmental protection policy [Assignment: organization-defined frequency]; and</text:p>
            <text:p>2. Physical and environmental protection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nterprise Operations. OI&amp;T develops, documents, and disseminates policies and procedures enterprise-wide. In accordance with VA Directive and Handbook 6330, the Physical and Environment Protection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PE-02.1 Physical Access Authoriza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Develops, approves, and maintains a list of individuals with authorized access to the facility where the information system resides;</text:p>
            <text:p>b. Issues authorization credentials for facility access;</text:p>
            <text:p>c. Reviews the access list detailing authorized facility access by individuals [Assignment: organization-defined frequency]; and</text:p>
            <text:p>d. Removes individuals from the facility access list when access is no longer requir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PE-04.1 Access Control For Transmission Medium</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controls physical access to [Assignment: organization-defined information system distribution and transmission lines] within organizational facilities using [Assignment: organization-defined security safegua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PE-05.1 Access Control For Output De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controls physical access to information system output devices to prevent unauthorized individuals from obtaining the outpu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PE-09.1 Power Equipment And Cabl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protects power equipment and power cabling for the information system from damage and destruc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PE-10.1 Emergency Shutoff</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5">
          <table:table-cell table:style-name="ce31" office:value-type="string" calcext:value-type="string" table:number-columns-spanned="2" table:number-rows-spanned="1">
            <text:p>The organization:</text:p>
            <text:p>a. Provides the capability of shutting off power to the information system or individual system components in emergency situations;</text:p>
            <text:p>b. Places emergency shutoff switches or devices in [Assignment: organization-defined location by information system or system component] to facilitate safe and easy access for personnel; and</text:p>
            <text:p>c. Protects emergency power shutoff capability from unauthorized activ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PE-12.1 Emergency Light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employs and maintains automatic emergency lighting for the information system that activates in the event of a power outage or disruption and that covers emergency exits and evacuation routes within the facil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PE-14.1 Temperature And Humidity Contro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text:p>
            <text:p>a. Maintains temperature and humidity levels within the facility where the information system resides at [Assignment: organization-defined acceptable levels]; and</text:p>
            <text:p>b. Monitors temperature and humidity level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PE-16.1 Delivery And Remova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authorizes, monitors, and controls [Assignment: organization-defined types of information system components] entering and exiting the facility and maintains records of those i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5: PE-17.1 Alternate Work Si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Employs [Assignment: organization-defined security controls] at alternate work sites;</text:p>
            <text:p>b. Assesses as feasible, the effectiveness of security controls at alternate work sites; and</text:p>
            <text:p>c. Provides a means for employees to communicate with information security personnel in case of security incidents or probl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6: PE-18.1 Location Of Information System Compon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positions information system components within the facility to minimize potential damage from [Assignment: organization-defined physical and environmental hazards] and to minimize the opportunity for unauthorized acce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FedRAMP  JAB authorized package ID F1603047866 for Amazon Web Service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11">
          <table:table-cell table:number-columns-repeated="1022"/>
        </table:table-row>
        <table:table-row table:style-name="ro9">
          <table:table-cell table:number-columns-repeated="1022"/>
        </table:table-row>
        <table:table-row table:style-name="ro9">
          <table:table-cell table:number-columns-repeated="1022"/>
        </table:table-row>
      </table:table>
      <table:table table:name="3-2 Planning"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Plann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PL-02.1 System Security Pla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32">
          <table:table-cell table:style-name="ce31" office:value-type="string" calcext:value-type="string" table:number-columns-spanned="2" table:number-rows-spanned="1">
            <text:p>The organization:</text:p>
            <text:p>a. Develops a security plan for the information system that:</text:p>
            <text:p>1. Is consistent with the organization's enterprise architecture;</text:p>
            <text:p>2. Explicitly defines the authorization boundary for the system;</text:p>
            <text:p>3. Describes the operational context of the information system in terms of missions and business processes;</text:p>
            <text:p>4. Provides the security categorization of the information system including supporting rationale;</text:p>
            <text:p>5. Describes the operational environment for the information system and relationships with or connections to other information systems;</text:p>
            <text:p>6. Provides an overview of the security requirements for the system;</text:p>
            <text:p>7. Identifies any relevant overlays, if applicable;</text:p>
            <text:p>8. Describes the security controls in place or planned for meeting those requirements including a rationale for the tailoring decisions; and</text:p>
            <text:p>9. Is reviewed and approved by the authorizing official or designated representative prior to plan implementation;</text:p>
            <text:p>b. Distributes copies of the security plan and communicates subsequent changes to the plan to [Assignment: organization-defined personnel or roles];</text:p>
            <text:p>c. Reviews the security plan for the information system [Assignment: organization-defined frequency];</text:p>
            <text:p>d. Updates the plan to address changes to the information system/environment of operation or problems identified during plan implementation or security control assessments; and</text:p>
            <text:p>e. Protects the security plan from unauthorized disclosure and modif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the VA. The System Security Plan (SSP) is generated using RiskVision and is updated annually. Requisite personnel have access to RiskVision to view the SSP as needed.VAM ISO and System Stewards will generate the SSP using RiskVision and will update annuall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PL-02.E03 System Security Plan | Plan / Coordinate With Other Organizational Entit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plans and coordinates security-related activities affecting the information system with [Assignment: organization-defined individuals or groups] before conducting such activities in order to reduce the impact on other organizational ent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EC plans and coordinates security-related activities affecting hosted information system with Continuous Readiness Information Security Program (CRISP) and National Service Desk (NSD) before conducting such activities in order to reduce the impact on other organizational entities. Notification for CBS scan activities such as database scans or WASA are handled by an email notification process. Email notification goes from Application/Build Managers to the Information Owner and then out to all CBS us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PL-04.1 Rules Of Behavior</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text:p>
            <text:p>a. Establishes and makes readily available to individuals requiring access to the information system, the rules that describe their responsibilities and expected behavior with regard to information and information system usage;</text:p>
            <text:p>b. Receives a signed acknowledgment from such individuals, indicating that they have read, understand, and agree to abide by the rules of behavior, before authorizing access to information and the information system;</text:p>
            <text:p>c. Reviews and updates the rules of behavior [Assignment: organization-defined frequency]; and</text:p>
            <text:p>d. Requires individuals who have signed a previous version of the rules of behavior to read and re-sign when the rules of behavior are revised/upda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nherits the following process from the VA:(a) Establishes and makes readily available to all VA staff, contractors and volunteers, the Rules of Behavior (ROB) that describe their responsibilities and the expected behavior with regard to information and information system usage; the ROB must be signed on an annual basis, is part of the annual Information Security Briefing and Security Awareness Training, and is available at the following URL: https://www.tms.va.gov/plateau/user/login.jsp This is done through the Talent Management System (TM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PL-04.E01 Rules Of Behavior | Social Media And Networking Restric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includes in the rules of behavior, explicit restrictions on the use of social media/networking sites and posting organizational information on public websit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nherits the following process from the VA:(a) Establishes and makes readily available to all VA staff, contractors and volunteers, the Rules of Behavior (ROB) that describe their responsibilities and the expected behavior with regard to information and information system usage; the ROB must be signed on an annual basis, is part of the annual Information Security Briefing and Security Awareness Training, and is available at the following URL: https://www.tms.va.gov/plateau/user/login.jsp This is done through the Talent Management System (TM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PL-01.1 Security Planning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Develops, documents, and disseminates to [Assignment: organization-defined personnel or roles]:</text:p>
            <text:p>1. A security planning policy that addresses purpose, scope, roles, responsibilities, management commitment, coordination among organizational entities, and compliance; and</text:p>
            <text:p>2. Procedures to facilitate the implementation of the security planning policy and associated security planning controls; and</text:p>
            <text:p>b. Reviews and updates the current:</text:p>
            <text:p>1. Security planning policy [Assignment: organization-defined frequency]; and</text:p>
            <text:p>2. Security planning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nherits this control from OI&amp;T. OI&amp;T develops, documents, and disseminates policies and procedures enterprise-wide. In accordance with VA Directive and Handbook 6330, the Security Planning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PL-08.1 Information Security Architectur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4">
          <table:table-cell table:style-name="ce31" office:value-type="string" calcext:value-type="string" table:number-columns-spanned="2" table:number-rows-spanned="1">
            <text:p>The organization:</text:p>
            <text:p>a. Develops an information security architecture for the information system that:</text:p>
            <text:p>1. Describes the overall philosophy, requirements, and approach to be taken with regard to protecting the confidentiality, integrity, and availability of organizational information;</text:p>
            <text:p>2. Describes how the information security architecture is integrated into and supports the enterprise architecture; and</text:p>
            <text:p>3. Describes any information security assumptions about, and dependencies on, external services;</text:p>
            <text:p>b. Reviews and updates the information security architecture [Assignment: organization-defined frequency] to reflect updates in the enterprise architecture; and</text:p>
            <text:p>c. Ensures that planned information security architecture changes are reflected in the security plan, the security Concept of Operations (CONOPS), and organizational procurements/acquisi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has developed and maintains a security plan that: Is consistent with OIT enterprise architecture; Explicitly defines the authorization boundary; Describes the operational context in terms of missions and business processes; Provides the security category and impact level including supporting rationale; Describes the operational environment; Describes relationships with, or connections to, internal and external information systems; Provides an overview of the security requirements; Describes the security controls in place or planned for meeting those requirements including a rationale for the tailoring and supplementation decisions; and Is reviewed and approved by the authorizing official (AO) or designated approving authority (DAA) prior to plan implementation. b) Reviews the security plan annually; after an SCA has been executed; and after a significant change; and c) Updates the plan to address changes to the service line or environment of operation; or problems identified during plan implementation, scan, or security control assessment. The SSP is considered a living document and is reviewed and updated at least annually or whenever a significant change occurs affecting the security posture. The SSP provides a detailed overview of security requirements and describes the continuous monitoring activities associated with the security controls implemented to meet those requirements. The SSP is a security artifact for the Assessment &amp; Authorization (A&amp;A) of reportable information systems in accordance with the Federal Information Security Management Act (FISMA). DCO implements guidance from NIST SP 800-18 Guide for Developing Security Plans for Information Technology Systems to develop the SSP using OIT and EO approved processes and the VA standardized approach to A&amp;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531">
          <table:table-cell table:number-columns-repeated="1022"/>
        </table:table-row>
        <table:table-row table:style-name="ro9">
          <table:table-cell table:number-columns-repeated="1022"/>
        </table:table-row>
        <table:table-row table:style-name="ro9">
          <table:table-cell table:number-columns-repeated="1022"/>
        </table:table-row>
      </table:table>
      <table:table table:name="3-2 Risk Assessment"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Risk Assessment</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RA-05.1 Vulnerability Scan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9">
          <table:table-cell table:style-name="ce31" office:value-type="string" calcext:value-type="string" table:number-columns-spanned="2" table:number-rows-spanned="1">
            <text:p>The organization:</text:p>
            <text:p>a. Scans for vulnerabilities in the information system and hosted applications [Assignment: organization-defined frequency and/or randomly in accordance with organization-defined process] and when new vulnerabilities potentially affecting the system/applications are identified and reported;</text:p>
            <text:p>b. Employs vulnerability scanning tools and techniques that facilitate interoperability among tools and automate parts of the vulnerability management process by using standards for:</text:p>
            <text:p>1. Enumerating platforms, software flaws, and improper configurations;</text:p>
            <text:p>2. Formatting checklists and test procedures; and</text:p>
            <text:p>3. Measuring vulnerability impact;</text:p>
            <text:p>c. Analyzes vulnerability scan reports and results from security control assessments;</text:p>
            <text:p>d. Remediates legitimate vulnerabilities [Assignment: organization-defined response times] in accordance with an organizational assessment of risk; and</text:p>
            <text:p>e. Shares information obtained from the vulnerability scanning process and security control assessments with [Assignment: organization-defined personnel or roles] to help eliminate similar vulnerabilities in other information systems (i.e., systemic weaknesses or deficienc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the VA WASA and VAEC.a. In accordance with VA Handbook 6500, VAM scans for vulnerabilities in the VICS server monthly and/or randomly in accordance with OI&amp;T approved process and when new vulnerabilitiespotentially affecting the system/applications are identified and reported.b. VAM utilizes Tenable Nessus for host-based vulnerability scanning. VA WASA utilizes AppScan andBurpSuite for web application and HP Fortify for static code scanning. These scanning tools incorporates functionality thatfacilitates interoperability and allows for automated scan management. The tools have the capability to enumerating platforms,software flaws, and improper configurations, formatting checklists and test procedures, and measuring vulnerability impact.Systems are scanned every month during the enterprise predictive scanc. The VAM team incoordination with VA WASA team analyzes vulnerability scan reports and results fromsecurity control assessments.d. In accordance with VA Handbook 6500, VAM remediates legitimate vulnerabilities in accordancewith OI&amp;T established response times. Critical: patches will be tested and applied within 30 days. High: patches will be testedand applied within 60 days. Moderate: patches will be tested and applied within 90 days. Low: the Information System Owner willdetermine the patching timeframe. Emergent: patches will be tested ad applied as soon as possible.e. In accordance with VA Handbook 6500, VAM shares information obtained from the vulnerabilityscanning process and security control assessments with OCS and VAM security team to facilitate similarvulnerabilities information with other system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RA-05.E01 Vulnerability Scan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vulnerability scanning tools that include the capability to readily update the information system vulnerabilities to be scann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WASA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RA-05.E02 Vulnerability Scan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updates the information system vulnerabilities scanned [Selection (one or more): [Assignment: organization-defined frequency]; prior to a new scan; when new vulnerabilities are identified and report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WASA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RA-05.E04 Vulnerability Scan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determines what information about the information system is discoverable by adversaries and subsequently takes [Assignment: organization-defined corrective a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WASA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RA-05.E05 Vulnerability Scan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implements privileged access authorization to [Assignment: organization-identified information system components] for selected [Assignment: organization-defined vulnerability scanning activ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WASA and VAEC. VAEC AWS GovCloud High utilizes Tenable Nessus for host-based vulnerability scanning. VA WASA utilizes AppScan and BurpSuite for web application and HP Fortify for static code scanning. These tools conduct scans using privileged access authorization for all vulnerability scan activiti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RA-01.1 Risk Assessment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text:p>
            <text:p>a. Develops, documents, and disseminates to [Assignment: organization-defined personnel or roles]:</text:p>
            <text:p>1. A risk assessment policy that addresses purpose, scope, roles, responsibilities, management commitment, coordination among organizational entities, and compliance; and</text:p>
            <text:p>2. Procedures to facilitate the implementation of the risk assessment policy and associated risk assessment controls; and</text:p>
            <text:p>b. Reviews and updates the current:</text:p>
            <text:p>1. Risk assessment policy [Assignment: organization-defined frequency]; and</text:p>
            <text:p>2. Risk assessment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inherits this control from OI&amp;T. OI&amp;T develops, documents, and disseminates policies and procedures enterprise-wide. In accordance with VA Directive and Handbook 6330, the Risk Assessment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RA-02.1 Security Categoriz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Categorizes information and the information system in accordance with applicable federal laws, Executive Orders, directives, policies, regulations, standards, and guidance;</text:p>
            <text:p>b. Documents the security categorization results (including supporting rationale) in the security plan for the information system; and</text:p>
            <text:p>c. Ensures that the authorizing official or authorizing official designated representative reviews and approves the security categorization decis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In accordance with VA Handbook 6500, the VAM conducts security categorization in accordance with FIPS 199 and current companion publication, NIST SP 800-60 and OMB Circular A-130.b. VAM documents the security categorization results in the VAM FIPS 199 and the SSP. Overall system is a High baseline. The Confidentiality, Availability, and Integrity are also rated as High.c. In accordance with VA Handbook 6500, the VAM AO or designee will review and approve an information system’s security categorization as part of the review and approval of the SSP in accordance with the RMF described in the current version of NIST SP 800-37.</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RA-03.1 Risk Assess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4">
          <table:table-cell table:style-name="ce31" office:value-type="string" calcext:value-type="string" table:number-columns-spanned="2" table:number-rows-spanned="1">
            <text:p>The organization:</text:p>
            <text:p>a. Conducts an assessment of risk, including the likelihood and magnitude of harm, from the unauthorized access, use, disclosure, disruption, modification, or destruction of the information system and the information it processes, stores, or transmits;</text:p>
            <text:p>b. Documents risk assessment results in [Selection: security plan; risk assessment report; [Assignment: organization-defined document]];</text:p>
            <text:p>c. Reviews risk assessment results [Assignment: organization-defined frequency];</text:p>
            <text:p>d. Disseminates risk assessment results to [Assignment: organization-defined personnel or roles]; and</text:p>
            <text:p>e. Updates the risk assessment [Assignment: organization-defined frequency] or whenever there are significant changes to the information system or environment of operation (including the identification of new threats and vulnerabilities), or other conditions that may impact the security state of the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 Assessing.a. In accordance with VA Handbook 6500, the VAEC AWS GovCloud High conducts a annnual risk assessment to determine the likelihood and magnitude of harm, from the unauthorized access, use, disclosure, disruption, modification, or destruction of the information system and the information it processes, stores, or transmits.b. The VAEC AWS GovCloud High documents risk assessment results in the SSP.c. The VAEC AWS GovCloud High reviews risk assessment results annually or as needed.d. The VAEC AWS GovCloud High system owner disseminates risk assessment results to personnel or roles that should receive risk assessment results.e. The VAEC AWS GovCloud High updates the risk assessment at least annually or whenever there are significant changes to the information system or environment of oper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519">
          <table:table-cell table:number-columns-repeated="1022"/>
        </table:table-row>
        <table:table-row table:style-name="ro9">
          <table:table-cell table:number-columns-repeated="1022"/>
        </table:table-row>
        <table:table-row table:style-name="ro9">
          <table:table-cell table:number-columns-repeated="1022"/>
        </table:table-row>
      </table:table>
      <table:table table:name="3-2 Systems and Communication Protection"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System and Communications Protection</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SC-07.1 Boundary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information system:</text:p>
            <text:p>a. Monitors and controls communications at the external boundary of the system and at key internal boundaries within the system;</text:p>
            <text:p>b. Implements subnetworks for publicly accessible system components that are [Selection: physically; logically] separated from internal organizational networks; and</text:p>
            <text:p>c. Connects to external networks or information systems only through managed interfaces consisting of boundary protection devices arranged in accordance with an organizational security architectur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VAM has 3 system and security boundaries.Client Boundary: The client application, CPRS in the case of the IOC, will be installed on a machine within end-user’s segment of the VA network. It will directly connect to the VAM Boundary through the VAECs Business Partner Extranet (BPE) ExpressRoute connection.VAM (AWS) Boundary: VAM and its associated components (VICS Server, RPC Router, Router Manager, and Datastore) are all contained within a single security boundary within the VAEC using the AWS VA GSS. AWS VA General Support System (GSS) that is already documented within Risk Vision. All Security controls that are already documented in Risk Vision for AWA GSS cloud will be inherit within our System Security Plan (SSP). VAM will connect directly to the Client Boundary and the VistA Boundary through the BPE.VistA Boundary: In the IOC/Figure 1 configuration, a VistA instance deployed within VA’s network will connect directly to the Client Boundary (to pass data to/from CPRS) as well to the VAM Boundary (to pass data to the Router and to support metadata sync) through the BP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SC-07.E03 Boundary Protection | Access Poi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limits the number of external network connections to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All external network traffic connections traverse the VA TICs.OI&amp;T limits the number of external network connections to the information 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SC-07.E04 Boundary Protection | External Telecommunications Ser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text:p>
            <text:p>(a) Implements a managed interface for each external telecommunication service;</text:p>
            <text:p>(b) Establishes a traffic flow policy for each managed interface;</text:p>
            <text:p>(c) Protects the confidentiality and integrity of the information being transmitted across each interface;</text:p>
            <text:p>(d) Documents each exception to the traffic flow policy with a supporting mission/business need and duration of that need;</text:p>
            <text:p>and (e) Reviews exceptions to the traffic flow policy [Assignment: organization-defined frequency] and removes exceptions that are no longer supported by an explicit mission/business ne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OI&amp;T:a. Implements a managed interface for each external telecommunication service;b. Establishes a traffic flow policy for each managed interface;c. Protects the confidentiality and integrity of the information being transmitted across each interface;d. Documents each exception to the traffic flow policy with a supporting mission/business need and duration of that need;e. Reviews exceptions to the traffic flow policy (See Attachment 2); andf. Removes exceptions that are no longer supported by an explicit mission/business ne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SC-07.E05 Boundary Protection | Deny By Default / Allow By Excep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at managed interfaces denies network communications traffic by default and allows network communications traffic by exception (i.e., deny all, permit by excep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SC-07.E07 Boundary Protection | Prevent Split Tunneling For Remote De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in conjunction with a remote device, prevents the device from simultaneously establishing non-remote connections with the system and communicating via some other connection to resources in external network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To gain access to the environment,users must be connected to the VA network. Remote users are required to VPN into the VA environment prior to grantingaccess. The VA VPN restricts split-tunneling for remote user acces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SC-07.E08 Boundary Protection | Route Traffic To Authenticated Proxy Server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routes [Assignment: organization-defined internal communications traffic] to [Assignment: organization-defined external networks] through authenticated proxy servers at managed interfa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VAM routes all traffic through the TIC gateway. Authentication proxies are managed by the VA TI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SC-07.E18 Boundary Protection | Fail Secur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fails securely in the event of an operational failure of a boundary protection devi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SC-07.E21 Boundary Protection | Isolation Of Information System Componen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employs boundary protection mechanisms to separate [Assignment: organization-defined information system components] supporting [Assignment: organization-defined missions and/or business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OI&amp;T employs boundary protection mechanisms to separate information system components supporting missions and/or business func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SC-08.1 Transmission Confidentiality And Integr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protects the [Selection (one or more): confidentiality; integrity] of transmitted inform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All network connections to the environment traverses the VA TIC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SC-08.E01 Transmission Confidentiality And Integrity | Cryptographic Or Alternate Physical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implements cryptographic mechanisms to [Selection (one or more): prevent unauthorized disclosure of information; detect changes to information] during transmission unless otherwise protected by [Assignment: organization-defined alternative physical safegua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SC-12.1 Cryptographic Key Establishment And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stablishes and manages cryptographic keys for required cryptography employed within the information system in accordance with [Assignment: organization-defined requirements for key generation, distribution, storage, access, and destruc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 The VA establishes and manages cryptographic keys for required cryptography employed within the information system inaccordance with requirements for the key generation, distribution, storage, access, and destruction. Federal law mandating FIPS140-2 (or its successor) validated encryption for all Federal government systems.- Public certificates are established and managed by public Certificate Authorities (CA) and the Department of Defense (DoD).- User access certificates/keys are stored on the PIV cards are managed and established by the V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SC-12.E01 Cryptographic Key Establishment And Management | Availabil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maintains availability of information in the event of the loss of cryptographic keys by user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OI&amp;T maintains availability of information in the event of the loss of cryptographic keys by us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SC-01.1 System And Communications Protection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text:p>
            <text:p>a. Develops, documents, and disseminates to [Assignment: organization-defined personnel or roles]:</text:p>
            <text:p>1. A system and communications protection policy that addresses purpose, scope, roles, responsibilities, management commitment, coordination among organizational entities, and compliance; and</text:p>
            <text:p>2. Procedures to facilitate the implementation of the system and communications protection policy and associated system and communications protection controls; and</text:p>
            <text:p>b. Reviews and updates the current:</text:p>
            <text:p>1. System and communications protection policy [Assignment: organization-defined frequency]; and</text:p>
            <text:p>2. System and communications protection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OI&amp;T develops, documents, and disseminates policies andprocedures enterprise-wid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SC-02.1 Application Partitio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separates user functionality (including user interface services) from information system management functional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EC only utilizes applications that are VA TRM-approved that separate user functionality from security functionality. These include Windows, Linux, Splunk, BigFix, McAfee, et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SC-03.1 Security Function Isol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isolates security functions from nonsecurity func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utilizes only approved software that separates security, administrative, and user functionalities.These include Windows and Linux operating systems, Splunk, GitHub Enterprise, etc. Hosted applications within theenvironment are responsible for security function isolation within their applic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SC-04.1 Information In Shared Resour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prevents unauthorized and unintended information transfer via shared system resour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nd VAEC AWS GovCloud High.VAEC AWS GovCloud High partially implements this control from the Amazon Web Services (AWS) GovCloud High Package # F1603047866 for multi-tenant services. Unauthorized/unintended information transfer of shared system resources is preventedat the hypervisor level managed by AWS.VAEC does not implement shared resources within the environment. However, hosted applications that utilize shared resources are responsible for preventing unauthorized and untintended information transfer via shared system resources within the hosted systems' application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SC-05.1 Denial Of Service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rotects against or limits the effects of the following types of denial of service attacks: [Assignment: organization-defined types of denial of service attacks or references to sources for such information] by employing [Assignment: organization-defined security safegua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SC-10.1 Network Disconnec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terminates the network connection associated with a communications session at the end of the session or after [Assignment: organization-defined time period] of inactiv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follows VAEC procedures.VAM terminates the network connection associated with a communications session at the end of the session or after a period of inactivit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SC-13.1 Cryptographic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implements [Assignment: organization-defined cryptographic uses and type of cryptography required for each use] in accordance with applicable federal laws, Executive Orders, directives, policies, regulations, and standard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 In accordance with VA Handbook 6500, VAM utilizes FIPS 140-2 validated encryption (or itssuccessor) for VA sensitive information during transmissions and at res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SC-15.1 Collaborative Computing De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text:p>
            <text:p>a. Prohibits remote activation of collaborative computing devices with the following exceptions: [Assignment: organization-defined exceptions where remote activation is to be allowed]; and</text:p>
            <text:p>b. Provides an explicit indication of use to users physically present at the devi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ot applicable.OI&amp;T:a. Prohibits remote activation of collaborative computing devices unless an exception is defined where remote activation is to be; andb. Provides an explicit indication of use to users physically present at the devic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SC-17.1 Public Key Infrastructure Certificat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issues public key certificates under an [Assignment: organization-defined certificate policy] or obtains public key certificates from an approved service provider.</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VA issues public key certificates under an appropriate certificate policy or obtains public key certificates from an approved service provider</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SC-18.1 Mobile Cod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Defines acceptable and unacceptable mobile code and mobile code technologies;</text:p>
            <text:p>b. Establishes usage restrictions and implementation guidance for acceptable mobile code and mobile code technologies; and</text:p>
            <text:p>c. Authorizes, monitors, and controls the use of mobile code within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 to VAM.OI&amp;T:a. Defines acceptable and unacceptable mobile code and mobile code technologies;b. Establishes usage restrictions and implementation guidance for acceptable mobile code and mobile code technologies; andc. Authorizes, monitors, and controls the use of mobile code within the information 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SC-19.1 Voice Over Internet Protocol</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Establishes usage restrictions and implementation guidance for Voice over Internet Protocol (VoIP) technologies based on the potential to cause damage to the information system if used maliciously; and</text:p>
            <text:p>b. Authorizes, monitors, and controls the use of VoIP within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N/A to VAM.OI&amp;T:a. Establishes usage restrictions and implementation guidance for VoIP technologies based on the potential to cause damage to the information system if used maliciously; andb. Authorizes, monitors, andcontrols the use of VoIP within the information system.</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SC-20.1 Secure Name / Address Resolution Service (Authoritative Sour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information system:</text:p>
            <text:p>a. Provides additional data origin authentication and integrity verification artifacts along with the authoritative name resolution data the system returns in response to external name/address resolution queries; and</text:p>
            <text:p>b. Provides the means to indicate the security status of child zones and (if the child supports secure resolution services) to enable verification of a chain of trust among parent and child domains, when operating as part of a distributed, hierarchical namespa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OI&amp;T:a. Provides additional data origin authentication and integrity verification artifacts along with the authoritative name resolution data the system returns in response to external name/address resolution queries; andb. Provides the means to indicate the security status of child zones and (if the child supports secure resolution services) to enable verification of a chain of trust among parent and child domains, when operating as part of a distributed, hierarchical namespa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5: SC-21.1 Secure Name / Address Resolution Service (Recursive Or Caching Resolver)</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requests and performs data origin authentication and data integrity verification on the name/address resolution responses the system receives from authoritative sour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All name resolution data is resolved by VA internal DNS serv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6: SC-22.1 Architecture And Provisioning For Name / Address Resolution Servic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s that collectively provide name/address resolution service for an organization are fault-tolerant and implement internal/external role separ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All name resolution data is resolved by VA internal DNS serv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7: SC-23.1 Session Authenticity</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rotects the authenticity of communications sess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VAM also utilizes the RPC protocol. The RPC protocol is connection-oriented and synchronous with clients opening a connection to VistA and only making new RPC calls after receiving a reply from a previous call.•           Connection establishment and ending define a “client session” in the RPC engine and all RPC traffic on that connection is identified with that session.•           Clients log into VistA in different ways – there are Connection Proxies, CAPRI tokens, BSE tokens, Access Verify, SAML tokens. Each method is recognized by the Router and allows it to associate a client’s identity with the session. It is important to note that the Router doesn’t implement authentication – it merely notes how VistA responds to different sign on options and changes the client session appropriately.•           Session identity and details are passed into RPC Handlers along with a parsed version of an RPC•           An RPC Handler may signal the Router engine to end a sess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8: SC-24.1 Fail In Known Stat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fails to a [Assignment: organization-defined known-state] for [Assignment: organization-defined types of failures] preserving [Assignment: organization-defined system state information] in failur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9: SC-28.1 Protection Of Information At Res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protects the [Selection (one or more): confidentiality; integrity] of [Assignment: organization-defined information at rest].</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VAEC has a POA&amp;M is in place to address this control.The VA protects the confidentiality and integrity of sensitive and confidential data while at rest. All sensitive and confidentialdata is encrypted using FIPS 140-2 compliant algorithms. The VAEC AWS GovCloud High system only utilizes products fromthe TRM that has the capability to ensure protection of information at res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office:value-type="string" calcext:value-type="string">
            <text:p>X</text:p>
          </table:table-cell>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30: SC-39.1 Process Isol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maintains a separate execution domain for each executing proce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and VAEC AWS GovCloud Hig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387">
          <table:table-cell table:number-columns-repeated="1022"/>
        </table:table-row>
        <table:table-row table:style-name="ro9">
          <table:table-cell table:number-columns-repeated="1022"/>
        </table:table-row>
        <table:table-row table:style-name="ro9">
          <table:table-cell table:number-columns-repeated="1022"/>
        </table:table-row>
      </table:table>
      <table:table table:name="3-2 System and Information Integrity"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System and Information Integrity</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SI-02.1 Flaw Remedi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centrally manages the flaw remediation proce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HERITED FROM VA EO. </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SI-02.E01 Flaw Remediation | Central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centrally manages the flaw remediation proces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The VA centrally manages the flaw remediation process utilizing the SDM and CMDB for tracking activities, and Ansible, SCCM,and GitHub Enterprise for release and patch deploymen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SI-02.E02 Flaw Remediation | Automated Flaw Remediation Statu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mechanisms [Assignment: organization-defined frequency] to determine the state of information system components with regard to flaw remedi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The VA employs automated mechanisms to determine the state of information system components with regard to flaw remediation. Scans are performed on demand, on a monthly basis, and for new deployment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SI-03.1 Malicious Code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33">
          <table:table-cell table:style-name="ce31" office:value-type="string" calcext:value-type="string" table:number-columns-spanned="2" table:number-rows-spanned="1">
            <text:p>The organization:</text:p>
            <text:p>a. Employs malicious code protection mechanisms at information system entry and exit points to detect and eradicate malicious code;</text:p>
            <text:p>b. Updates malicious code protection mechanisms whenever new releases are available in accordance with organizational configuration management policy and procedures;</text:p>
            <text:p>c. Configures malicious code protection mechanisms to:</text:p>
            <text:p>1. Perform periodic scans of the information system [Assignment: organization-defined frequency] and real-time scans of files from external sources at [Selection (one or more); endpoint; network entry/exit points] as the files are downloaded, opened, or executed in accordance with organizational security policy; and</text:p>
            <text:p>2. [Selection (one or more): block malicious code; quarantine malicious code; send alert to administrator; [Assignment: organization-defined action]] in response to malicious code detection; and</text:p>
            <text:p>d. Addresses the receipt of false positives during malicious code detection and eradication and the resulting potential impact on the availability of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 AWS GovCloud High. a. The VAEC AWS GovCloud High deploys McAfee ePolicy Orchestrator (ePO) for malicious code protection and endpoint protection.b. McAfee ePO agents installed on servers poll the management server on a daily basis. Management servers check for signature updates from McAFee ePO on a daily basis.c. McAfee ePO is configured to perform daily scans on all server drives and network endpoints. McAfee ePO attempts to delete malicious code first; in the event the malicious code cannot be deleted/removed, then it quarantines the malicious file. Alerts are sent to the management servers for action by the system administrator.d. Files identified to be malicious are validated by the system administrator for false positives. In the event a false positive is identified, McAfee ePO policies are updated with an exclusion for identified fil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SI-03.E01 Malicious Code Protection | Central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centrally manages malicious code protection mechanis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The McAfee ePO agents installed on servers poll the management server on a daily basis. Management servers check forsignature updates from McAfee ePO on a daily basi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SI-03.E02 Malicious Code Protection | Automatic Updat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automatically updates malicious code protection mechanis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The McAfee ePO agents installed on servers poll the management server on a daily basis. Management servers check forsignature updates from McAfee ePO on a daily basi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SI-04.1 Information System Monitor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30">
          <table:table-cell table:style-name="ce31" office:value-type="string" calcext:value-type="string" table:number-columns-spanned="2" table:number-rows-spanned="1">
            <text:p>The organization:</text:p>
            <text:p>a. Monitors the information system to detect:</text:p>
            <text:p>1. Attacks and indicators of potential attacks in accordance with [Assignment: organization-defined monitoring objectives]; and</text:p>
            <text:p>2. Unauthorized local, network, and remote connections;</text:p>
            <text:p>b. Identifies unauthorized use of the information system through [Assignment: organization-defined techniques and methods];</text:p>
            <text:p>c. Deploys monitoring devices:</text:p>
            <text:p>1. Strategically within the information system to collect organization-determined essential information; and</text:p>
            <text:p>2. At ad hoc locations within the system to track specific types of transactions of interest to the organization;</text:p>
            <text:p>d. Protects information obtained from intrusion-monitoring tools from unauthorized access, modification, and deletion;</text:p>
            <text:p>e. Heightens the level of information system monitoring activity whenever there is an indication of increased risk to organizational operations and assets, individuals, other organizations, or the Nation based on law enforcement information, intelligence information, or other credible sources of information;</text:p>
            <text:p>f. Obtains legal opinion with regard to information system monitoring activities in accordance with applicable federal laws, Executive Orders, directives, policies, or regulations; and</text:p>
            <text:p>g. Provides [Assignment: organization-defined information system monitoring information] to [Assignment: organization-defined personnel or roles] [Selection (one or more): as needed;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and VAEC AWS GovCloud High.a. VAM utilizes McAfee ePO, VA SIEM Splunk, and AWS WAFs to monitor information systems forattacks and unauthorized local and remote connections.b. Identifies unauthorized use of the information system through monitoring security tools.c. The VA deploys monitoring devices: (i) strategically within the information system to collect organization-determined essentialinformation; and (ii) at ad hoc locations within the system to track specific types of transactions of interest to the organization.d. The AWS WAFs defends information obtained from intrusion-monitoring tools from unauthorized access, modification, anddeletion.e. Logging and monitoring levels are elevated once an increase in threat level is identified by VA internal and external sources.f. The VA obtains legal opinion with regard to information system monitoring activities in accordance with applicable federallaws, Executive Orders, directives, policies, or regulations.g. VAM relies on the VA NSOC for real-time information system monitor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SI-04.E02 Information System Monitoring | Automated Tools For Real-Time Analysi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employs automated tools to support near real-time analysis of ev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the VA EO. The VA NSOC to employs the VA SIEM Splunk and McAfee ePO as the automated tools that support near real-time analysis of event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office:value-type="string" calcext:value-type="string">
            <text:p>X</text:p>
          </table:table-cell>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SI-04.E04 Information System Monitoring | Inbound And Outbound Communications Traffic</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information system monitors inbound and outbound communications traffic [Assignment: organization-defined frequency] for unusual or unauthorized activities or condition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SI-04.E05 Information System Monitoring | System-Generated Aler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alerts [Assignment: organization-defined personnel or roles] when the following indications of compromise or potential compromise occur: [Assignment: organization-defined compromise indicator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 NSOC utilizes dashboards and alerts in the VA SIEM Splunk to identify possible compromise. VAM forwards all logs to the VA SIEM Splunk.</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SI-05.1 Security Aler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Receives information system security alerts, advisories, and directives from [Assignment: organization-defined external organizations] on an ongoing basis;</text:p>
            <text:p>b. Generates internal security alerts, advisories, and directives as deemed necessary;</text:p>
            <text:p>c. Disseminates security alerts, advisories, and directives to: [Selection (one or more): [Assignment: organization-defined personnel or roles]; [Assignment: organization-defined elements within the organization]; [Assignment: organization-defined external organizations]]; and</text:p>
            <text:p>d. Implements security directives in accordance with established time frames, or notifies the issuing organization of the degree of noncomplianc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trol is inherited from VA EO. VAM leverages the following from VA:US-CERT: Provides flow and signature-based visibility and alerting into malicious traffic sourced from or destined to VA through the use of Einstein sensors.Other Government Agencies: VA maintains an intelligence and technique sharing relationship with other government agencies. Open source research: VA leverages a number of publicly available resources to supplement their security and threat awarenes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SI-05.E01 Security Alerts | Automated Alerts And Advisori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organization employs automated mechanisms to make security alert and advisory information available throughout the organiz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trol is inherited from VA EO. VAM leverages the following from VA:US-CERT: Provides flow and signature-based visibility and alerting into malicious traffic sourced from or destined to VA throughthe use of Einstein senso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SI-07.1 Softwar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integrity verification tools to detect unauthorized changes to [Assignment: organization-defined software, firmware, and inform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herited from VA EO and VAEC. Access is not authorized for non VAEC use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SI-07.E01 Software | Integrity Check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performs an integrity check of [Assignment: organization-defined software, firmware, and information] [Selection (one or more): at startup; at [Assignment: organization-defined transitional states or security-relevant event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herited from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SI-07.E02 Software | Automated Notifications Of Integrity Viola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employs automated tools that provide notification to [Assignment: organization-defined personnel or roles] upon discovering discrepancies during integrity verific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SI-07.E05 Software | Automated Response To Integrity Violation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information system automatically [Selection (one or more): shuts the information system down; restarts the information system; implements [Assignment: organization-defined security safeguards]] when integrity violations are discover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herited from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SI-07.E07 Software | Integration Of Detection And Respons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incorporates the detection of unauthorized [Assignment: organization-defined security-relevant changes to the information system] into the organizational incident response capabilit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Inherited from VA EO and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SI-07.E14 Software | Binary Or Machine Executable Cod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Prohibits the use of binary or machine-executable code from sources with limited or no warranty and without the provision of source code;</text:p>
            <text:p>and (b) Provides exceptions to the source code requirement only for compelling mission/operational requirements and with the approval of the authorizing officia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OI&amp;T assesses software products without accompanying source code from sources with limited or no warranty for potentialsecurity impacts. This is accomplished through the VA TRM process. The assessments address the fact that these types ofsoftware products may be very difficult to review, repair, or extend given that VA, in most cases, does not have access to theoriginal source code and there may be no owners who could make such repairs on VA’s behalf.</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9: SI-08.1 Spam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4">
          <table:table-cell table:style-name="ce31" office:value-type="string" calcext:value-type="string" table:number-columns-spanned="2" table:number-rows-spanned="1">
            <text:p>The organization:</text:p>
            <text:p>a. Employs spam protection mechanisms at information system entry and exit points to detect and take action on unsolicited messages; and</text:p>
            <text:p>b. Updates spam protection mechanisms when new releases are available in accordance with organizational configuration management policy and procedur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ll email traffic is monitor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0: SI-08.E01 Spam Protection | Central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centrally manages spam protection mechanis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All email traffic is monitored by VA NSO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1: SI-08.E02 Spam Protection | Automatic Updat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 automatically updates spam protection mechanis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table:number-columns-spanned="1" table:number-rows-spanned="3"/>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2: SI-01.1 System And Information Integrity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Develops, documents, and disseminates to [Assignment: organization-defined personnel or roles]:</text:p>
            <text:p>1. A system and information integrity policy that addresses purpose, scope, roles, responsibilities, management commitment, coordination among organizational entities, and compliance; and</text:p>
            <text:p>2. Procedures to facilitate the implementation of the system and information integrity policy and associated system and information integrity controls; and</text:p>
            <text:p>b. Reviews and updates the current:</text:p>
            <text:p>1. System and information integrity policy [Assignment: organization-defined frequency]; and</text:p>
            <text:p>2. System and information integrity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 EO. OI&amp;T develops, documents, and disseminates policies and procedures enterprise-wide. In accordance with VA Directive and Handbook 6330, the System and Information Integrity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3: SI-06.1 Security Function Verific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information system:</text:p>
            <text:p>a. Verifies the correct operation of [Assignment: organization-defined security functions];</text:p>
            <text:p>b. Performs this verification [Selection (one or more): [Assignment: organization-defined system transitional states]; upon command by user with appropriate privilege; [Assignment: organization-defined frequency]];</text:p>
            <text:p>c. Notifies [Assignment: organization-defined personnel or roles] of failed security verification tests; and</text:p>
            <text:p>d. [Selection (one or more): shuts the information system down; restarts the information system; [Assignment: organization-defined alternative action(s)]] when anomalies are discover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trol is inherited from VA EO and VAEC. VAM forwards all logs to VAEC CLOUDWATCH.</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4: SI-10.1 Information Input Valid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checks the validity of [Assignment: organization-defined information inpu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5: SI-11.1 Error Handl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information system:</text:p>
            <text:p>a. Generates error messages that provide information necessary for corrective actions without revealing information that could be exploited by adversaries; and</text:p>
            <text:p>b. Reveals error messages only to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The VA only utilizes software that displays error message information that cannot be exploited. Debugging information is storedin a secure repository and only authorized personnel have access to this information. Hosted applications are required toensure appropriate error handling in accordance with VA policy.</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6: SI-12.1 Information Handling And Reten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handles and retains information within the information system and information output from the system in accordance with applicable federal laws, Executive Orders, directives, policies, regulations, standards, and operational requirem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 VAM handles and retains information within the information system and information output from the system in accordance with applicable Federal laws, Executive Orders, directives, policies, regulations, standards, and operational requirement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27: SI-16.1 Memory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8">
          <table:table-cell table:style-name="ce31" office:value-type="string" calcext:value-type="string" table:number-columns-spanned="2" table:number-rows-spanned="1">
            <text:p>The information system implements [Assignment: organization-defined security safeguards] to protect its memory from unauthorized code execu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inherited from VAEC</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05">
          <table:table-cell table:number-columns-repeated="1022"/>
        </table:table-row>
        <table:table-row table:style-name="ro9">
          <table:table-cell table:number-columns-repeated="1022"/>
        </table:table-row>
        <table:table-row table:style-name="ro9">
          <table:table-cell table:number-columns-repeated="1022"/>
        </table:table-row>
      </table:table>
      <table:table table:name="3-2 Systems and Services Acquisition" table:style-name="ta1">
        <table:table-column table:style-name="co18" table:default-cell-style-name="ce5"/>
        <table:table-column table:style-name="co19" table:default-cell-style-name="ce5"/>
        <table:table-column table:style-name="co20" table:default-cell-style-name="ce18"/>
        <table:table-column table:style-name="co21" table:default-cell-style-name="ce5"/>
        <table:table-column table:style-name="co5" table:number-columns-repeated="2" table:default-cell-style-name="ce5"/>
        <table:table-column table:style-name="co22" table:default-cell-style-name="ce5"/>
        <table:table-column table:style-name="co23" table:default-cell-style-name="ce5"/>
        <table:table-column table:style-name="co24" table:number-columns-repeated="247" table:default-cell-style-name="ce5"/>
        <table:table-column table:style-name="co24" table:number-columns-repeated="767" table:default-cell-style-name="Default"/>
        <table:table-row table:style-name="ro1">
          <table:table-cell table:style-name="ce26" office:value-type="string" calcext:value-type="string">
            <text:p>Survey Name</text:p>
          </table:table-cell>
          <table:table-cell table:style-name="ce33" office:value-type="string" calcext:value-type="string">
            <text:p>3-2 System and Services Acquisition</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Name</text:p>
          </table:table-cell>
          <table:table-cell table:style-name="ce34" office:value-type="string" calcext:value-type="string">
            <text:p>VistA Adaptive Maintenance (VAM) 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Type</text:p>
          </table:table-cell>
          <table:table-cell table:style-name="ce34" office:value-type="string" calcext:value-type="string">
            <text:p>System</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Subtype</text:p>
          </table:table-cell>
          <table:table-cell table:style-name="ce34" office:value-type="string" calcext:value-type="string">
            <text:p>Assessing</text:p>
          </table:table-cell>
          <table:table-cell table:style-name="ce36"/>
          <table:table-cell table:style-name="ce23" table:number-columns-repeated="11"/>
          <table:table-cell table:number-columns-repeated="1008"/>
        </table:table-row>
        <table:table-row table:style-name="ro1">
          <table:table-cell table:style-name="ce27" office:value-type="string" calcext:value-type="string">
            <text:p>Asset Owner</text:p>
          </table:table-cell>
          <table:table-cell table:style-name="ce34" office:value-type="string" calcext:value-type="string">
            <text:p>Robert Disko</text:p>
          </table:table-cell>
          <table:table-cell table:style-name="ce36"/>
          <table:table-cell table:style-name="ce23" table:number-columns-repeated="11"/>
          <table:table-cell table:number-columns-repeated="1008"/>
        </table:table-row>
        <table:table-row table:style-name="ro2">
          <table:table-cell table:style-name="ce28"/>
          <table:table-cell table:style-name="ce13"/>
          <table:table-cell table:style-name="ce16"/>
          <table:table-cell table:style-name="ce23" table:number-columns-repeated="11"/>
          <table:table-cell table:number-columns-repeated="1008"/>
        </table:table-row>
        <table:table-row table:style-name="ro2">
          <table:table-cell table:style-name="ce29" office:value-type="string" calcext:value-type="string">
            <text:p>Due Date</text:p>
          </table:table-cell>
          <table:table-cell table:style-name="ce35" office:value-type="string" calcext:value-type="string">
            <text:p>2018-04-13</text:p>
          </table:table-cell>
          <table:table-cell table:style-name="ce37"/>
          <table:table-cell table:style-name="ce23" table:number-columns-repeated="11"/>
          <table:table-cell table:number-columns-repeated="1008"/>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1: SA-04.1 Acquisition Pro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6">
          <table:table-cell table:style-name="ce31" office:value-type="string" calcext:value-type="string" table:number-columns-spanned="2" table:number-rows-spanned="1">
            <text:p>The organization includes the following requirements, descriptions, and criteria, explicitly or by reference, in the acquisition contract for the information system, system component, or information system service in accordance with applicable federal laws, Executive Orders, directives, policies, regulations, standards, guidelines, and organizational mission/business needs:</text:p>
            <text:p>a. Security functional requirements;</text:p>
            <text:p>b. Security strength requirements;</text:p>
            <text:p>c. Security assurance requirements;</text:p>
            <text:p>d. Security-related documentation requirements;</text:p>
            <text:p>e. Requirements for protecting security-related documentation;</text:p>
            <text:p>f. Description of the information system development environment and environment in which the system is intended to operate; and</text:p>
            <text:p>g. Acceptance criteria.</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 includes the following requirements, descriptions, and criteria, explicitly or by reference, in the acquisition contract forthe information system, system component, or information system service in accordance with applicable Federal laws, Executive Orders, directives, policies, regulations, standards, guidelines, and VA mission/business needs:a. Security functional requirements;b. Security strength requirements;c. Security assurance requirements;d. Security-related documentation requirements;e. Requirements for protecting security-related documentation;f. Description of the information system developmental environment and environment in which the system is intended to operate;andg. Acceptance criteria.</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2: SA-04.E01 Acquisition Process | Functional Properties Of Security Contro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requires the developer of the information system, system component, or information system service to provide a description of the functional properties of the security controls to be employed.</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follows the VA requirement for the developer of the information system, system component, or information system service to provide a description of the functional properties of the security controls to be employed.</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3: SA-04.E02 Acquisition Process | Design / Implementation Information For Security Control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 requires the developer of the information system, system component, or information system service to provide design and implementation information for the security controls to be employed that includes: [Selection (one or more): security-relevant external system interfaces; high-level design; low-level design; source code or hardware schematics; [Assignment: organization-defined design/implementation information]] at [Assignment: organization-defined level of detai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Per guidance provided by the VA, VAM has implemented detail in design and implementation documentation for security controls employed in organizational information systems, system components, or information system services based on mission/business requirements, requirements for trustworthiness/resiliency, and requirements for analysis and testing.</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4: SA-04.E09 Acquisition Process | Functions / Ports / Protocols / Services In Us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requires the developer of the information system, system component, or information system service to identify early in the system development life cycle, the functions, ports, protocols, and services intended for organizational use.</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M developers have identified early in the system development life cycle (SDLC), the functions, ports, protocols, and services intended for organizational use. VAM uses the IBM Jazz/Rational tool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5: SA-04.E10 Acquisition Process | Use Of Approved Piv Product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employs only information technology products on the FIPS 201-approved products list for Personal Identity Verification (PIV) capability implemented within organizational information syste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 employs only information technology products on the FIPS 201-approved products list for Personal Identity Verification (PIV) capability implemented within organizational information systems. OIS reviews all procurements to ensure guidelines are me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10">
          <table:table-cell table:style-name="ce30" office:value-type="string" calcext:value-type="string" table:number-columns-spanned="2" table:number-rows-spanned="1">
            <text:p>Question 6: SA-09.1 External Information System Ser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2">
          <table:table-cell table:style-name="ce31" office:value-type="string" calcext:value-type="string" table:number-columns-spanned="2" table:number-rows-spanned="1">
            <text:p>The organization:</text:p>
            <text:p>a. Requires that providers of external information system services comply with organizational information security requirements and employ [Assignment: organization-defined security controls] in accordance with applicable federal laws, Executive Orders, directives, policies, regulations, standards, and guidance;</text:p>
            <text:p>b. Defines and documents government oversight and user roles and responsibilities with regard to external information system services; and</text:p>
            <text:p>c. Employs [Assignment: organization-defined processes, methods, and techniques] to monitor security control compliance by external service providers on an ongoing basi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ll connectivity comes in through VPN. In the future if an interconnection exists, we will update the policy/eviden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7: SA-09.E02 External Information System Services | Identification Of Functions / Ports / Protocols / Servi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3">
          <table:table-cell table:style-name="ce31" office:value-type="string" calcext:value-type="string" table:number-columns-spanned="2" table:number-rows-spanned="1">
            <text:p>The organization requires providers of [Assignment: organization-defined external information system services] to identify the functions, ports, protocols, and other services required for the use of such servic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ll connectivity comes in through VPN. In the future if an interconnection exists, we will update the policy/evidence.</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8: SA-01.1 System And Services Acquisition Policy And Procedur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text:p>
            <text:p>a. Develops, documents, and disseminates to [Assignment: organization-defined personnel or roles]:</text:p>
            <text:p>1. A system and services acquisition policy that addresses purpose, scope, roles, responsibilities, management commitment, coordination among organizational entities, and compliance; and</text:p>
            <text:p>2. Procedures to facilitate the implementation of the system and services acquisition policy and associated system and services acquisition controls; and</text:p>
            <text:p>b. Reviews and updates the current:</text:p>
            <text:p>1. System and services acquisition policy [Assignment: organization-defined frequency]; and</text:p>
            <text:p>2. System and services acquisition procedures [Assignment: organization-defined frequenc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from VA EO.OI&amp;T develops, documents, and disseminates policies and procedures enterprise-wide. In accordance with VA Directive and Handbook 6330, the System and Services Acquisition Policy is reviewed every five (5) year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9: SA-02.1 Allocation Of Resourc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0">
          <table:table-cell table:style-name="ce31" office:value-type="string" calcext:value-type="string" table:number-columns-spanned="2" table:number-rows-spanned="1">
            <text:p>The organization:</text:p>
            <text:p>a. Determines information security requirements for the information system or information system service in mission/business process planning;</text:p>
            <text:p>b. Determines, documents, and allocates the resources required to protect the information system or information system service as part of its capital planning and investment control process; and</text:p>
            <text:p>c. Establishes a discrete line item for information security in organizational programming and budgeting document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 VAM determines information security requirements for the information system or information system service in mission/business process planningb. VAM determines, documents, and allocates the resources required to protect the information system or information system service as part of its capital planning and investment control processc. VAM establishes a discrete line item for information security in organizational programming and budgeting documenta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0: SA-03.1 System Development Life Cycle</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6">
          <table:table-cell table:style-name="ce31" office:value-type="string" calcext:value-type="string" table:number-columns-spanned="2" table:number-rows-spanned="1">
            <text:p>The organization:</text:p>
            <text:p>a. Manages the information system using [Assignment: organization-defined system development life cycle] that incorporates information security considerations;</text:p>
            <text:p>b. Defines and documents information security roles and responsibilities throughout the system development life cycle;</text:p>
            <text:p>c. Identifies individuals having information security roles and responsibilities; and</text:p>
            <text:p>d. Integrates the organizational information security risk management process into system development life cycle activiti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a.VAM manages the information system using SDLC guidance provided by Project Management Accountability system.b. VAM defines and documents information security roles and responsibilities throughout the system development life cyclec. VAM identifies individuals having information security roles and responsibilitiesd. VAM integrates the organizational information security risk management process into system development life cycle activiti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1: SA-05.1 Information System Document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31">
          <table:table-cell table:style-name="ce31" office:value-type="string" calcext:value-type="string" table:number-columns-spanned="2" table:number-rows-spanned="1">
            <text:p>The organization:</text:p>
            <text:p>a. Obtains administrator documentation for the information system, system component, or information system service that describes:</text:p>
            <text:p>1. Secure configuration, installation, and operation of the system, component, or service;</text:p>
            <text:p>2. Effective use and maintenance of security functions/mechanisms; and</text:p>
            <text:p>3. Known vulnerabilities regarding configuration and use of administrative (i.e., privileged) functions;</text:p>
            <text:p>b. Obtains user documentation for the information system, system component, or information system service that describes:</text:p>
            <text:p>1. User-accessible security functions/mechanisms and how to effectively use those security functions/mechanisms;</text:p>
            <text:p>2. Methods for user interaction, which enables individuals to use the system, component, or service in a more secure manner; and</text:p>
            <text:p>3. User responsibilities in maintaining the security of the system, component, or service;</text:p>
            <text:p>c. Documents attempts to obtain information system, system component, or information system service documentation when such documentation is either unavailable or nonexistent and takes [Assignment: organization-defined actions] in response;</text:p>
            <text:p>d. Protects documentation as required, in accordance with the risk management strategy; and</text:p>
            <text:p>e. Distributes documentation to [Assignment: organization-defined personnel or role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stores all associated system documentation in a secure online portal repositories. Only requisite personnel have access to the VAM documentation repositori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2: SA-08.1 Security Engineering Principle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2">
          <table:table-cell table:style-name="ce31" office:value-type="string" calcext:value-type="string" table:number-columns-spanned="2" table:number-rows-spanned="1">
            <text:p>The organization applies information system security engineering principles in the specification, design, development, implementation, and modification of the information system.</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applies information system security engineering principles in the specification, design, development, implementation, and modification of the information system per NIST SP 800-27 Rev A - Engineering Principles for Information Technology Security (A Baseline for Achieving Security) dated June 2004.</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3: SA-10.1 Developer Configuration Management</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1">
          <table:table-cell table:style-name="ce31" office:value-type="string" calcext:value-type="string" table:number-columns-spanned="2" table:number-rows-spanned="1">
            <text:p>The organization requires the developer of the information system, system component, or information system service to:</text:p>
            <text:p>a. Perform configuration management during system, component, or service [Selection (one or more): design; development; implementation; operation];</text:p>
            <text:p>b. Document, manage, and control the integrity of changes to [Assignment: organization-defined configuration items under configuration management];</text:p>
            <text:p>c. Implement only organization-approved changes to the system, component, or service;</text:p>
            <text:p>d. Document approved changes to the system, component, or service and the potential security impacts of such changes; and</text:p>
            <text:p>e. Track security flaws and flaw resolution within the system, component, or service and report findings to [Assignment: organization-defined personnel].</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s configuration management plan document outlines the requirements for developer configuration management.</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4: SA-11.1 Developer Security Testing And Evalua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17">
          <table:table-cell table:style-name="ce31" office:value-type="string" calcext:value-type="string" table:number-columns-spanned="2" table:number-rows-spanned="1">
            <text:p>The organization requires the developer of the information system, system component, or information system service to:</text:p>
            <text:p>a. Create and implement a security assessment plan;</text:p>
            <text:p>b. Perform [Selection (one or more): unit; integration; system; regression] testing/evaluation at [Assignment: organization-defined depth and coverage];</text:p>
            <text:p>c. Produce evidence of the execution of the security assessment plan and the results of the security testing/evaluation;</text:p>
            <text:p>d. Implement a verifiable flaw remediation process; and</text:p>
            <text:p>e. Correct flaws identified during security testing/evalua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VAM conducts developer security testing and evaluation in accordance with VA policies and procedure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5: SA-12.1 Supply Chain Protectio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protects against supply chain threats to the information system, system component, or information system service by employing [Assignment: organization-defined security safeguards] as part of a comprehensive, defense-in-breadth information security strategy.</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 uses the acquisition/procurement processes to require supply chain entities to implement necessary security safeguards to: (i) reduce the likelihood of unauthorized modifications at each stage in the supply chain and (ii) protect information systems and information system components, prior to taking delivery of such systems/components.</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6: SA-15.1 Development Process</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8">
          <table:table-cell table:style-name="ce31" office:value-type="string" calcext:value-type="string" table:number-columns-spanned="2" table:number-rows-spanned="1">
            <text:p>The organization:</text:p>
            <text:p>a. Requires the developer of the information system, system component, or information system service to follow a documented development process that:</text:p>
            <text:p>1. Explicitly addresses security requirements;</text:p>
            <text:p>2. Identifies the standards and tools used in the development process;</text:p>
            <text:p>3. Documents the specific tool options and tool configurations used in the development process; and</text:p>
            <text:p>4. Documents, manages, and ensures the integrity of changes to the process and/or tools used in development; and</text:p>
            <text:p>b. Reviews the development process, standards, tools, and tool options/configurations [Assignment: organization-defined frequency] to determine if the process, standards, tools, and tool options/configurations selected and employed can satisfy [Assignment: organization-defined security requirement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 requires the developers of VAM to follow a documented development process (referenced inthe Configuration Management Plan) that:1. Explicitly addresses security requirements;2. Identifies the standards and tools used in the development process;3. Documents the specific tool options and tool configurations used in the development process; and4. Documents, manages, and ensures the integrity of changes to the process and/or tools used in development; andReviews the development process, standards, tools, and tool options/configurations annually or as deemed necessary todetermine if the process, standards, tools, and tool options/configurations selected and employed can satisfy the ReleaseManagement Plan located in the Configuration Management Pla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7: SA-16.1 Developer-Provided Training</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5">
          <table:table-cell table:style-name="ce31" office:value-type="string" calcext:value-type="string" table:number-columns-spanned="2" table:number-rows-spanned="1">
            <text:p>The organization requires the developer of the information system, system component, or information system service to provide [Assignment: organization-defined training] on the correct use and operation of the implemented security functions, controls, and/or mechanisms.</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is control is partially inherited. The VA requires the developer of the VAM to provide training on the correct use and operation of the implemented security functions, controls, and/or mechanisms. For example, the Talent Management System (TMS) has a training for Information Assurance for Software Developers (WBT) (ID#: 1016925)</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table-cell table:number-columns-repeated="1022"/>
        </table:table-row>
        <table:table-row table:style-name="ro3">
          <table:table-cell table:style-name="ce30" office:value-type="string" calcext:value-type="string" table:number-columns-spanned="2" table:number-rows-spanned="1">
            <text:p>Question 18: SA-17.1 Developer Security Architecture And Design</text:p>
          </table:table-cell>
          <table:covered-table-cell table:style-name="ce30"/>
          <table:table-cell table:style-name="ce19" office:value-type="string" calcext:value-type="string" table:number-columns-spanned="5" table:number-rows-spanned="1">
            <text:p>Provide Question Response</text:p>
          </table:table-cell>
          <table:covered-table-cell table:number-columns-repeated="4" table:style-name="ce19"/>
          <table:table-cell table:style-name="ce19"/>
          <table:table-cell table:number-columns-repeated="1014"/>
        </table:table-row>
        <table:table-row table:style-name="ro23">
          <table:table-cell table:style-name="ce31" office:value-type="string" calcext:value-type="string" table:number-columns-spanned="2" table:number-rows-spanned="1">
            <text:p>The organization requires the developer of the information system, system component, or information system service to produce a design specification and security architecture that:</text:p>
            <text:p>a. Is consistent with and supportive of the organization's security architecture which is established within and is an integrated part of the organization's enterprise architecture;</text:p>
            <text:p>b. Accurately and completely describes the required security functionality, and the allocation of security controls among physical and logical components; and</text:p>
            <text:p>c. Expresses how individual security functions, mechanisms, and services work together to provide required security capabilities and a unified approach to protection.</text:p>
          </table:table-cell>
          <table:covered-table-cell table:style-name="ce31"/>
          <table:table-cell table:style-name="ce20" office:value-type="string" calcext:value-type="string">
            <text:p>Select One</text:p>
          </table:table-cell>
          <table:table-cell table:style-name="ce20" office:value-type="string" calcext:value-type="string">
            <text:p>Flag?</text:p>
          </table:table-cell>
          <table:table-cell table:style-name="ce20" office:value-type="string" calcext:value-type="string">
            <text:p>Comments</text:p>
          </table:table-cell>
          <table:table-cell table:style-name="ce20" office:value-type="string" calcext:value-type="string">
            <text:p>My New Comments</text:p>
          </table:table-cell>
          <table:table-cell table:style-name="ce20" office:value-type="string" calcext:value-type="string">
            <text:p>Implementation</text:p>
          </table:table-cell>
          <table:table-cell table:style-name="ce20" office:value-type="string" calcext:value-type="string">
            <text:p>Remediation Plan</text:p>
          </table:table-cell>
          <table:table-cell table:number-columns-repeated="1014"/>
        </table:table-row>
        <table:table-row table:style-name="ro6">
          <table:table-cell table:style-name="ce32" office:value-type="string" calcext:value-type="string" table:number-columns-spanned="2" table:number-rows-spanned="1">
            <text:p>In Place</text:p>
          </table:table-cell>
          <table:covered-table-cell table:style-name="ce32"/>
          <table:table-cell table:style-name="ce38" office:value-type="string" calcext:value-type="string">
            <text:p>X</text:p>
          </table:table-cell>
          <table:table-cell table:style-name="ce8" table:number-columns-spanned="1" table:number-rows-spanned="3"/>
          <table:table-cell table:style-name="ce24" table:number-columns-spanned="1" table:number-rows-spanned="3"/>
          <table:table-cell table:style-name="ce8" table:number-columns-spanned="1" table:number-rows-spanned="3"/>
          <table:table-cell table:style-name="ce25" table:number-columns-spanned="1" table:number-rows-spanned="3"/>
          <table:table-cell table:style-name="ce8" office:value-type="string" calcext:value-type="string" table:number-columns-spanned="1" table:number-rows-spanned="3">
            <text:p>The VA requires the developer of the VAM to produce a design specification and security architecture that:a. Is consistent with and supportive of the organization's security architecture which is established within and is an integrated part of the organization's enterprise architecture;b. Accurately and completely describes the required security functionality, and the allocation of security controls among physical and logical components; andc. Expresses how individual security functions, mechanisms, and services work together to provide required security capabilities and a unified approach to protection.</text:p>
          </table:table-cell>
          <table:table-cell table:number-columns-repeated="1014"/>
        </table:table-row>
        <table:table-row table:style-name="ro6">
          <table:table-cell table:style-name="ce10" office:value-type="string" calcext:value-type="string" table:number-columns-spanned="2" table:number-rows-spanned="1">
            <text:p>Planned</text:p>
          </table:table-cell>
          <table:covered-table-cell table:style-name="ce10"/>
          <table:table-cell table:style-name="ce39"/>
          <table:covered-table-cell table:number-columns-repeated="5" table:style-name="ce8"/>
          <table:table-cell table:number-columns-repeated="1014"/>
        </table:table-row>
        <table:table-row table:style-name="ro7">
          <table:table-cell table:style-name="ce32" office:value-type="string" calcext:value-type="string" table:number-columns-spanned="2" table:number-rows-spanned="1">
            <text:p>In Place and Planned</text:p>
          </table:table-cell>
          <table:covered-table-cell table:style-name="ce32"/>
          <table:table-cell table:style-name="ce38"/>
          <table:covered-table-cell table:number-columns-repeated="5" table:style-name="ce8"/>
          <table:table-cell table:number-columns-repeated="1014"/>
        </table:table-row>
        <table:table-row table:style-name="ro3" table:number-rows-repeated="1048459">
          <table:table-cell table:number-columns-repeated="1022"/>
        </table:table-row>
        <table:table-row table:style-name="ro9">
          <table:table-cell table:number-columns-repeated="1022"/>
        </table:table-row>
        <table:table-row table:style-name="ro9">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 </number:text>
      <number:number number:decimal-places="0" loext:min-decimal-places="0" number:min-integer-digits="1" number:grouping="true"/>
    </number:number-style>
    <number:number-style style:name="N133">
      <number:text>₹ -</number:text>
      <number:number number:decimal-places="0" loext:min-decimal-places="0" number:min-integer-digits="1" number:grouping="true"/>
      <style:map style:condition="value()&gt;=0" style:apply-style-name="N133P0"/>
    </number:number-style>
    <number:number-style style:name="N134P0" style:volatile="true">
      <number:text>₹ </number:text>
      <number:number number:decimal-places="0" loext:min-decimal-places="0" number:min-integer-digits="1" number:grouping="true"/>
    </number:number-style>
    <number:number-style style:name="N134">
      <style:text-properties fo:color="#ff0000"/>
      <number:text>₹ -</number:text>
      <number:number number:decimal-places="0" loext:min-decimal-places="0" number:min-integer-digits="1" number:grouping="true"/>
      <style:map style:condition="value()&gt;=0" style:apply-style-name="N134P0"/>
    </number:number-style>
    <number:number-style style:name="N135P0" style:volatile="true">
      <number:text>₹ </number:text>
      <number:number number:decimal-places="2" loext:min-decimal-places="2" number:min-integer-digits="1" number:grouping="true"/>
    </number:number-style>
    <number:number-style style:name="N135">
      <number:text>₹ -</number:text>
      <number:number number:decimal-places="2" loext:min-decimal-places="2" number:min-integer-digits="1" number:grouping="true"/>
      <style:map style:condition="value()&gt;=0" style:apply-style-name="N135P0"/>
    </number:number-style>
    <number:number-style style:name="N136P0" style:volatile="true">
      <number:text>₹ </number:text>
      <number:number number:decimal-places="2" loext:min-decimal-places="2" number:min-integer-digits="1" number:grouping="true"/>
    </number:number-style>
    <number:number-style style:name="N136">
      <style:text-properties fo:color="#ff0000"/>
      <number:text>₹ -</number:text>
      <number:number number:decimal-places="2" loext:min-decimal-places="2" number:min-integer-digits="1" number:grouping="true"/>
      <style:map style:condition="value()&gt;=0" style:apply-style-name="N136P0"/>
    </number:number-style>
    <number:number-style style:name="N137P0" style:volatile="true">
      <loext:text> ₹ </loext:text>
      <loext:fill-character> </loext:fill-character>
      <number:number number:decimal-places="0" loext:min-decimal-places="0" number:min-integer-digits="1" number:grouping="true"/>
      <number:text> </number:text>
    </number:number-style>
    <number:number-style style:name="N137P1" style:volatile="true">
      <loext:text> ₹ </loext:text>
      <loext:fill-character> </loext:fill-character>
      <number:text>-</number:text>
      <number:number number:decimal-places="0" loext:min-decimal-places="0" number:min-integer-digits="1" number:grouping="true"/>
      <number:text> </number:text>
    </number:number-style>
    <number:number-style style:name="N137P2" style:volatile="true">
      <loext:text> ₹ </loext:text>
      <loext:fill-character> </loext:fill-character>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loext:text> ₹ </loext:text>
      <loext:fill-character> </loext:fill-character>
      <number:number number:decimal-places="2" loext:min-decimal-places="2" number:min-integer-digits="1" number:grouping="true"/>
      <number:text> </number:text>
    </number:number-style>
    <number:number-style style:name="N139P1" style:volatile="true">
      <loext:text> ₹ </loext:text>
      <loext:fill-character> </loext:fill-character>
      <number:text>-</number:text>
      <number:number number:decimal-places="2" loext:min-decimal-places="2" number:min-integer-digits="1" number:grouping="true"/>
      <number:text> </number:text>
    </number:number-style>
    <number:number-style style:name="N139P2" style:volatile="true">
      <loext:text> ₹ </loext:text>
      <loext:fill-character> </loext:fill-character>
      <number:text>-</number:text>
      <number:number number:decimal-places="0" loext: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text>-</number:text>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Richards</meta:initial-creator>
    <meta:creation-date>2019-03-24T17:57:36.818918471</meta:creation-date>
    <dc:date>2019-03-24T19:09:27.032277651</dc:date>
    <dc:creator>Rafael Richards</dc:creator>
    <meta:editing-duration>PT51M1S</meta:editing-duration>
    <meta:editing-cycles>22</meta:editing-cycles>
    <meta:generator>LibreOffice/6.0.4.2$MacOSX_X86_64 LibreOffice_project/9b0d9b32d5dcda91d2f1a96dc04c645c450872bf</meta:generator>
    <meta:document-statistic meta:table-count="20" meta:cell-count="5499" meta:object-count="0"/>
  </office:meta>
</office:document-meta>
</file>